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1" svg:font-family="Georgia" style:font-family-generic="roman"/>
    <style:font-face style:name="Arial" svg:font-family="Arial" style:font-family-generic="swiss"/>
    <style:font-face style:name="Mangal" svg:font-family="Mangal" style:font-pitch="variable"/>
    <style:font-face style:name="Georgia" svg:font-family="Georgia" style:font-family-generic="roman" style:font-pitch="variable"/>
    <style:font-face style:name="Georgia2" svg:font-family="Georgia" style:font-adornments="Norm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38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4.976cm"/>
    </style:style>
    <style:style style:name="co6" style:family="table-column">
      <style:table-column-properties fo:break-before="auto" style:column-width="3.787cm"/>
    </style:style>
    <style:style style:name="co7" style:family="table-column">
      <style:table-column-properties fo:break-before="auto" style:column-width="4.81cm"/>
    </style:style>
    <style:style style:name="co8" style:family="table-column">
      <style:table-column-properties fo:break-before="auto" style:column-width="6.274cm"/>
    </style:style>
    <style:style style:name="co9" style:family="table-column">
      <style:table-column-properties fo:break-before="auto" style:column-width="5.75cm"/>
    </style:style>
    <style:style style:name="co10" style:family="table-column">
      <style:table-column-properties fo:break-before="auto" style:column-width="5.502cm"/>
    </style:style>
    <style:style style:name="co11" style:family="table-column">
      <style:table-column-properties fo:break-before="auto" style:column-width="5.196cm"/>
    </style:style>
    <style:style style:name="co12" style:family="table-column">
      <style:table-column-properties fo:break-before="auto" style:column-width="21.01cm"/>
    </style:style>
    <style:style style:name="co13" style:family="table-column">
      <style:table-column-properties fo:break-before="auto" style:column-width="5.031cm"/>
    </style:style>
    <style:style style:name="co14" style:family="table-column">
      <style:table-column-properties fo:break-before="auto" style:column-width="5.445cm"/>
    </style:style>
    <style:style style:name="co15" style:family="table-column">
      <style:table-column-properties fo:break-before="auto" style:column-width="6.082cm"/>
    </style:style>
    <style:style style:name="co16" style:family="table-column">
      <style:table-column-properties fo:break-before="auto" style:column-width="2.293cm"/>
    </style:style>
    <style:style style:name="co17" style:family="table-column">
      <style:table-column-properties fo:break-before="auto" style:column-width="1.244cm"/>
    </style:style>
    <style:style style:name="co18" style:family="table-column">
      <style:table-column-properties fo:break-before="auto" style:column-width="1.575cm"/>
    </style:style>
    <style:style style:name="co19" style:family="table-column">
      <style:table-column-properties fo:break-before="auto" style:column-width="2.018cm"/>
    </style:style>
    <style:style style:name="co20" style:family="table-column">
      <style:table-column-properties fo:break-before="auto" style:column-width="5.473cm"/>
    </style:style>
    <style:style style:name="co21" style:family="table-column">
      <style:table-column-properties fo:break-before="auto" style:column-width="2.764cm"/>
    </style:style>
    <style:style style:name="co22" style:family="table-column">
      <style:table-column-properties fo:break-before="auto" style:column-width="10.338cm"/>
    </style:style>
    <style:style style:name="co23" style:family="table-column">
      <style:table-column-properties fo:break-before="auto" style:column-width="2.268cm"/>
    </style:style>
    <style:style style:name="ro1" style:family="table-row">
      <style:table-row-properties style:row-height="1.231cm" fo:break-before="auto" style:use-optimal-row-height="false"/>
    </style:style>
    <style:style style:name="ro2" style:family="table-row">
      <style:table-row-properties style:row-height="2.579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1.22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date-style style:name="N1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113">
      <style:table-cell-properties style:text-align-source="fix" style:repeat-content="false" fo:wrap-option="wrap" fo:border="0.06pt solid #000000" fo:padding-bottom="0.15cm" fo:padding-left="0.15cm" fo:padding-right="0.101cm" fo:padding-top="0.101cm" style:vertical-align="middle"/>
      <style:paragraph-properties fo:text-align="center" fo:margin-left="0cm"/>
      <style:text-properties style:font-name="Georgia" fo:font-weight="normal" style:font-weight-asian="normal" style:font-weight-complex="normal"/>
    </style:style>
    <style:style style:name="ce2" style:family="table-cell" style:parent-style-name="Default" style:data-style-name="N113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font-name="Georgia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fo:padding-bottom="0.15cm" fo:padding-left="0.15cm" fo:padding-right="0.101cm" fo:padding-top="0.101cm" style:vertical-align="middle"/>
      <style:paragraph-properties fo:text-align="center" fo:margin-left="0cm"/>
      <style:text-properties style:font-name="Georgia" fo:font-weight="normal" style:font-weight-asian="normal" style:font-weight-complex="normal"/>
    </style:style>
    <style:style style:name="ce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font-name="Georgi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fo:padding-bottom="0.15cm" fo:padding-left="0.15cm" fo:padding-right="0.101cm" fo:padding-top="0.101cm" style:vertical-align="middle"/>
      <style:paragraph-properties fo:text-align="center" fo:margin-left="0cm"/>
      <style:text-properties style:font-name="Georgia"/>
    </style:style>
    <style:style style:name="ce6" style:family="table-cell" style:parent-style-name="Default">
      <style:table-cell-properties style:text-align-source="fix" style:repeat-content="false" fo:wrap-option="wrap" fo:border="0.06pt solid #000000" fo:padding-bottom="0.15cm" fo:padding-left="0.15cm" fo:padding-right="0.101cm" fo:padding-top="0.10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b2b2b2"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12">
      <style:table-cell-properties style:text-align-source="fix" style:repeat-content="false" fo:wrap-option="wrap" fo:border="0.06pt solid #000000" fo:padding-bottom="0.15cm" fo:padding-left="0.15cm" fo:padding-right="0.101cm" fo:padding-top="0.10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2">
      <style:table-cell-properties fo:background-color="#b2b2b2"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15cm" fo:padding-left="0.15cm" fo:padding-right="0.101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Georg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wrap" fo:padding-bottom="0.15cm" fo:padding-left="0.15cm" fo:padding-right="0.101cm" fo:padding-top="0.10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76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15cm" fo:padding-left="0.15cm" fo:padding-right="0.101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76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Georg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76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76">
      <style:table-cell-properties fo:background-color="#ffffff" style:diagonal-bl-tr="none" style:diagonal-tl-br="none" style:text-align-source="fix" style:repeat-content="false" fo:wrap-option="wrap" fo:border="0.06pt solid #000000" style:direction="ltr" fo:padding-bottom="0.15cm" fo:padding-left="0.15cm" fo:padding-right="0.101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76">
      <style:table-cell-properties fo:background-color="#ffffff" style:text-align-source="fix" style:repeat-content="false" fo:wrap-option="wrap" fo:padding-bottom="0.15cm" fo:padding-left="0.15cm" fo:padding-right="0.101cm" fo:padding-top="0.10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76">
      <style:table-cell-properties fo:background-color="#ffffff" style:diagonal-bl-tr="none" style:diagonal-tl-br="none" style:text-align-source="fix" style:repeat-content="false" fo:wrap-option="wrap" fo:border="0.06pt solid #000000" style:direction="ltr" fo:padding-bottom="0.15cm" fo:padding-left="0.15cm" fo:padding-right="0.101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fo:padding-bottom="0.15cm" fo:padding-left="0.15cm" fo:padding-right="0.101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113">
      <style:table-cell-properties fo:background-color="#ffffff" style:diagonal-bl-tr="none" style:diagonal-tl-br="none" style:text-align-source="fix" style:repeat-content="false" fo:wrap-option="wrap" fo:border="0.06pt solid #000000" style:direction="ltr" fo:padding-bottom="0.15cm" fo:padding-left="0.15cm" fo:padding-right="0.101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76">
      <style:table-cell-properties style:diagonal-bl-tr="none" style:diagonal-tl-br="none" style:text-align-source="fix" style:repeat-content="false" fo:wrap-option="wrap" fo:border="0.74pt solid #000000" style:direction="ltr" fo:padding-bottom="0.15cm" fo:padding-left="0.15cm" fo:padding-right="0.101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76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0.15cm" fo:padding-left="0.15cm" fo:padding-right="0.101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76">
      <style:table-cell-properties style:text-align-source="fix" style:repeat-content="false" fo:wrap-option="wrap" fo:padding-bottom="0.15cm" fo:padding-left="0.15cm" fo:padding-right="0.101cm" fo:padding-top="0.10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fo:padding-bottom="0.15cm" fo:padding-left="0.15cm" fo:padding-right="0.101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0.15cm" fo:padding-left="0.15cm" fo:padding-right="0.101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fo:padding-bottom="0.15cm" fo:padding-left="0.15cm" fo:padding-right="0.101cm" fo:padding-top="0.10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0113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113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0.15cm" fo:padding-left="0.15cm" fo:padding-right="0.101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0.15cm" fo:padding-left="0.15cm" fo:padding-right="0.101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orgia" fo:font-size="10pt" fo:language="none" fo:country="none" fo:font-style="normal" fo:text-shadow="none" style:text-underline-style="none" fo:font-weight="normal" style:font-name-asian="Mangal" style:font-size-asian="12pt" style:language-asian="none" style:country-asian="none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76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0.15cm" fo:padding-left="0.15cm" fo:padding-right="0.101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74pt solid #000000" fo:padding-bottom="0.15cm" fo:padding-left="0.15cm" fo:padding-right="0.101cm" fo:padding-top="0.101cm" style:vertical-align="middle"/>
      <style:paragraph-properties fo:text-align="center" fo:margin-left="0cm"/>
      <style:text-properties style:font-name="Georgia" fo:font-weight="normal" style:font-weight-asian="normal" style:font-weight-complex="normal"/>
    </style:style>
    <style:style style:name="ce34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Georgia" fo:font-weight="bold" style:font-weight-asian="bold" style:font-weight-complex="bold"/>
    </style:style>
    <style:style style:name="ce3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Georgia"/>
    </style:style>
    <style:style style:name="ce36" style:family="table-cell" style:parent-style-name="Default">
      <style:table-cell-properties style:text-align-source="fix" style:repeat-content="false" fo:wrap-option="wrap" fo:border="0.74pt solid #000000" fo:padding-bottom="0.15cm" fo:padding-left="0.15cm" fo:padding-right="0.101cm" fo:padding-top="0.101cm" style:vertical-align="middle"/>
      <style:paragraph-properties fo:text-align="center" fo:margin-left="0cm"/>
      <style:text-properties style:font-name="Georgia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0.15cm" fo:padding-left="0.15cm" fo:padding-right="0.101cm" fo:padding-top="0.10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fo:border="0.06pt solid #000000" fo:padding-bottom="0.15cm" fo:padding-left="0.15cm" fo:padding-right="0.101cm" fo:padding-top="0.101cm" style:vertical-align="middle"/>
      <style:paragraph-properties fo:text-align="start" fo:margin-left="0cm"/>
      <style:text-properties style:font-name="Georgia"/>
    </style:style>
    <style:style style:name="ce39" style:family="table-cell" style:parent-style-name="Default" style:data-style-name="N100">
      <style:table-cell-properties style:text-align-source="fix" style:repeat-content="false" fo:wrap-option="wrap" fo:border="0.06pt solid #000000" fo:padding-bottom="0.15cm" fo:padding-left="0.15cm" fo:padding-right="0.101cm" fo:padding-top="0.101cm" style:vertical-align="middle"/>
      <style:paragraph-properties fo:text-align="center" fo:margin-left="0cm"/>
      <style:text-properties style:font-name="Georgia" fo:font-weight="normal" style:font-weight-asian="normal" style:font-weight-complex="normal"/>
    </style:style>
    <style:style style:name="ce40" style:family="table-cell" style:parent-style-name="Default" style:data-style-name="N100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font-name="Georgia"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 fo:wrap-option="wrap" fo:border="0.06pt solid #000000" fo:padding-bottom="0.15cm" fo:padding-left="0.15cm" fo:padding-right="0.101cm" fo:padding-top="0.101cm" style:vertical-align="middle"/>
      <style:paragraph-properties fo:text-align="center" fo:margin-left="0cm"/>
      <style:text-properties style:font-name="Georgia"/>
    </style:style>
    <style:style style:name="ce42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text-position="super"/>
    </style:style>
    <style:style style:name="T2" style:family="text">
      <style:text-properties style:text-position="super" style:letter-kerning="true" fo:country="none" style:country-asian="none" style:font-name-asian="Mangal" style:font-size-asian="12pt"/>
    </style:style>
    <style:style style:name="T3" style:family="text">
      <style:text-properties style:letter-kerning="true" fo:country="none" style:country-asian="none" style:font-name-asian="Mangal" style:font-size-asian="12pt"/>
    </style:style>
    <style:style style:name="T4" style:family="text">
      <style:text-properties style:letter-kerning="true" fo:country="none" style:country-asian="none" style:font-name-asian="Mangal" style:font-size-asian="12pt" style:text-position="super"/>
    </style:style>
    <style:style style:name="T5" style:family="text">
      <style:text-properties style:font-size-asian="11pt" style:font-size-complex="11pt"/>
    </style:style>
    <style:style style:name="T6" style:family="text">
      <style:text-properties style:font-size-asian="8pt" style:font-size-complex="8pt"/>
    </style:style>
    <style:style style:name="T7" style:family="text">
      <style:text-properties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850">
        <table:iteration table:maximum-difference="0.0001"/>
      </table:calculation-settings>
      <table:table table:name="tst_numerisation_juillet_2017" table:style-name="ta1" table:print-ranges="tst_numerisation_juillet_2017.A1:tst_numerisation_juillet_2017.AG38">
        <office:forms form:automatic-focus="false" form:apply-design-mode="false"/>
        <table:table-column table:style-name="co1" table:default-cell-style-name="ce1"/>
        <table:table-column table:style-name="co2" table:visibility="collapse" table:default-cell-style-name="ce3"/>
        <table:table-column table:style-name="co3" table:visibility="collapse" table:default-cell-style-name="ce5"/>
        <table:table-column table:style-name="co3" table:visibility="collapse" table:default-cell-style-name="ce6"/>
        <table:table-column table:style-name="co4" table:visibility="collapse" table:default-cell-style-name="ce8"/>
        <table:table-column table:style-name="co5" table:default-cell-style-name="ce13"/>
        <table:table-column table:style-name="co6" table:default-cell-style-name="ce18"/>
        <table:table-column table:style-name="co7" table:visibility="collapse" table:default-cell-style-name="ce18"/>
        <table:table-column table:style-name="co7" table:visibility="collapse" table:default-cell-style-name="ce13"/>
        <table:table-column table:style-name="co8" table:default-cell-style-name="ce24"/>
        <table:table-column table:style-name="co9" table:visibility="collapse" table:default-cell-style-name="ce24"/>
        <table:table-column table:style-name="co9" table:visibility="collapse" table:default-cell-style-name="ce28"/>
        <table:table-column table:style-name="co10" table:visibility="collapse" table:default-cell-style-name="ce28"/>
        <table:table-column table:style-name="co7" table:visibility="collapse" table:default-cell-style-name="ce28"/>
        <table:table-column table:style-name="co11" table:visibility="collapse" table:default-cell-style-name="ce28"/>
        <table:table-column table:style-name="co7" table:visibility="collapse" table:default-cell-style-name="ce24"/>
        <table:table-column table:style-name="co7" table:visibility="collapse" table:number-columns-repeated="2" table:default-cell-style-name="ce28"/>
        <table:table-column table:style-name="co12" table:visibility="collapse" table:default-cell-style-name="ce36"/>
        <table:table-column table:style-name="co7" table:visibility="collapse" table:number-columns-repeated="2" table:default-cell-style-name="ce28"/>
        <table:table-column table:style-name="co7" table:visibility="collapse" table:default-cell-style-name="ce24"/>
        <table:table-column table:style-name="co7" table:visibility="collapse" table:default-cell-style-name="ce28"/>
        <table:table-column table:style-name="co13" table:visibility="collapse" table:default-cell-style-name="ce28"/>
        <table:table-column table:style-name="co14" table:visibility="collapse" table:default-cell-style-name="ce5"/>
        <table:table-column table:style-name="co15" table:visibility="collapse" table:default-cell-style-name="ce5"/>
        <table:table-column table:style-name="co16" table:visibility="collapse" table:default-cell-style-name="ce5"/>
        <table:table-column table:style-name="co17" table:default-cell-style-name="ce41"/>
        <table:table-column table:style-name="co18" table:default-cell-style-name="ce41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number-columns-repeated="991" table:default-cell-style-name="ce28"/>
        <table:table-row table:style-name="ro1" table:visibility="collapse">
          <table:table-cell table:number-columns-repeated="2"/>
          <table:table-cell table:style-name="ce3"/>
          <table:table-cell table:number-columns-repeated="2"/>
          <table:table-cell table:style-name="ce10" office:value-type="string" calcext:value-type="string">
            <text:p>o</text:p>
          </table:table-cell>
          <table:table-cell table:number-columns-repeated="2" table:style-name="ce14" office:value-type="string" calcext:value-type="string">
            <text:p>o</text:p>
          </table:table-cell>
          <table:table-cell table:style-name="ce10" office:value-type="string" calcext:value-type="string">
            <text:p>f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number-columns-repeated="4" table:style-name="ce25" office:value-type="string" calcext:value-type="string">
            <text:p>o</text:p>
          </table:table-cell>
          <table:table-cell table:style-name="ce22" office:value-type="string" calcext:value-type="string">
            <text:p>o</text:p>
          </table:table-cell>
          <table:table-cell table:number-columns-repeated="2" table:style-name="ce25" office:value-type="string" calcext:value-type="string">
            <text:p>o</text:p>
          </table:table-cell>
          <table:table-cell table:style-name="ce33" office:value-type="string" calcext:value-type="string">
            <text:p>o</text:p>
          </table:table-cell>
          <table:table-cell table:number-columns-repeated="2" table:style-name="ce25" office:value-type="string" calcext:value-type="string">
            <text:p>f</text:p>
          </table:table-cell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f</text:p>
          </table:table-cell>
          <table:table-cell table:style-name="ce25"/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f</text:p>
          </table:table-cell>
          <table:table-cell table:style-name="ce39" office:value-type="string" calcext:value-type="string">
            <text:p>f</text:p>
          </table:table-cell>
          <table:table-cell table:style-name="ce39"/>
          <table:table-cell table:style-name="ce3" office:value-type="string" calcext:value-type="string">
            <text:p>f</text:p>
          </table:table-cell>
          <table:table-cell table:style-name="ce3" table:number-columns-repeated="2"/>
          <table:table-cell table:style-name="ce3" office:value-type="string" calcext:value-type="string">
            <text:p>f</text:p>
          </table:table-cell>
          <table:table-cell table:number-columns-repeated="991"/>
        </table:table-row>
        <table:table-row table:style-name="ro1" table:visibility="collapse">
          <table:table-cell table:number-columns-repeated="2"/>
          <table:table-cell table:style-name="ce3" office:value-type="string" calcext:value-type="string">
            <text:p>am</text:p>
          </table:table-cell>
          <table:table-cell table:number-columns-repeated="2" office:value-type="string" calcext:value-type="string">
            <text:p>am</text:p>
          </table:table-cell>
          <table:table-cell table:style-name="ce10"/>
          <table:table-cell table:style-name="ce14" table:number-columns-repeated="2"/>
          <table:table-cell table:style-name="ce10"/>
          <table:table-cell table:style-name="ce22" table:number-columns-repeated="2"/>
          <table:table-cell table:number-columns-repeated="2" table:style-name="ce25" office:value-type="string" calcext:value-type="string">
            <text:p>am</text:p>
          </table:table-cell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33" office:value-type="string" calcext:value-type="string">
            <text:p>am</text:p>
          </table:table-cell>
          <table:table-cell table:style-name="ce25" table:number-columns-repeated="2"/>
          <table:table-cell table:style-name="ce22" office:value-type="string" calcext:value-type="string">
            <text:p>am</text:p>
          </table:table-cell>
          <table:table-cell table:style-name="ce25" office:value-type="string" calcext:value-type="string">
            <text:p>am</text:p>
          </table:table-cell>
          <table:table-cell table:style-name="ce25"/>
          <table:table-cell table:style-name="ce3" table:number-columns-repeated="3"/>
          <table:table-cell table:style-name="ce39" table:number-columns-repeated="2"/>
          <table:table-cell table:style-name="ce3" table:number-columns-repeated="4"/>
          <table:table-cell table:number-columns-repeated="991"/>
        </table:table-row>
        <table:table-header-rows>
          <table:table-row table:style-name="ro2">
            <table:table-cell table:style-name="ce2" office:value-type="string" calcext:value-type="string">
              <text:p>n° testament</text:p>
            </table:table-cell>
            <table:table-cell table:style-name="ce4" office:value-type="string" calcext:value-type="string">
              <text:p>auteur de la validation</text:p>
            </table:table-cell>
            <table:table-cell table:style-name="ce4" office:value-type="string" calcext:value-type="string">
              <text:p>auteur de la saisie</text:p>
            </table:table-cell>
            <table:table-cell table:style-name="ce7" office:value-type="string" calcext:value-type="string">
              <text:p>étude</text:p>
            </table:table-cell>
            <table:table-cell table:style-name="ce9"/>
            <table:table-cell table:style-name="ce11" office:value-type="string" calcext:value-type="string">
              <text:p>cote</text:p>
            </table:table-cell>
            <table:table-cell table:style-name="ce15" office:value-type="string" calcext:value-type="string">
              <text:p>date de la minute</text:p>
            </table:table-cell>
            <table:table-cell table:style-name="ce15" office:value-type="string" calcext:value-type="string">
              <text:p>date de rédaction du testament</text:p>
            </table:table-cell>
            <table:table-cell table:style-name="ce11" office:value-type="string" calcext:value-type="string">
              <text:p>lieu de rédaction du testament (facultatif)</text:p>
            </table:table-cell>
            <table:table-cell table:style-name="ce15" office:value-type="string" calcext:value-type="string">
              <text:p>Nom complet du testateur</text:p>
            </table:table-cell>
            <table:table-cell table:style-name="ce15"/>
            <table:table-cell table:style-name="ce11" office:value-type="string" calcext:value-type="string">
              <text:p>NOM</text:p>
            </table:table-cell>
            <table:table-cell table:style-name="ce11" office:value-type="string" calcext:value-type="string">
              <text:p>Prénoms</text:p>
            </table:table-cell>
            <table:table-cell table:style-name="ce11" office:value-type="string" calcext:value-type="string">
              <text:p>profession (facultatif)</text:p>
            </table:table-cell>
            <table:table-cell table:style-name="ce11" office:value-type="string" calcext:value-type="string">
              <text:p>domicile</text:p>
            </table:table-cell>
            <table:table-cell table:style-name="ce15" office:value-type="string" calcext:value-type="string">
              <text:p>date de décès</text:p>
            </table:table-cell>
            <table:table-cell table:style-name="ce11" office:value-type="string" calcext:value-type="string">
              <text:p>lieu de décès</text:p>
            </table:table-cell>
            <table:table-cell table:style-name="ce11" office:value-type="string" calcext:value-type="string">
              <text:p><text:span text:style-name="T5">mention</text:span><text:span text:style-name="T6"> </text:span><text:span text:style-name="T7">indiquée</text:span><text:span text:style-name="T6"> (« Mort pour la France », « tué à l’ennemi »…)</text:span></text:p>
            </table:table-cell>
            <table:table-cell table:style-name="ce34" office:value-type="string" calcext:value-type="string">
              <text:p>Lien Mémoire des hommes</text:p>
            </table:table-cell>
            <table:table-cell table:style-name="ce11" office:value-type="string" calcext:value-type="string">
              <text:p>régiment</text:p>
              <text:p>(facultatif)</text:p>
            </table:table-cell>
            <table:table-cell table:style-name="ce11" office:value-type="string" calcext:value-type="string">
              <text:p>grade</text:p>
              <text:p>(facultatif)</text:p>
            </table:table-cell>
            <table:table-cell table:style-name="ce15" office:value-type="string" calcext:value-type="string">
              <text:p>date de naissance</text:p>
              <text:p>(facultatif)</text:p>
            </table:table-cell>
            <table:table-cell table:style-name="ce11" office:value-type="string" calcext:value-type="string">
              <text:p>lieu de naissance</text:p>
              <text:p>(facultatif)</text:p>
            </table:table-cell>
            <table:table-cell table:style-name="ce4" office:value-type="string" calcext:value-type="string">
              <text:p>remarques complémentaires sur le</text:p>
              <text:p>TESTATEUR</text:p>
            </table:table-cell>
            <table:table-cell table:style-name="ce4" office:value-type="string" calcext:value-type="string">
              <text:p>remarques complémentaires sur le</text:p>
              <text:p>TESTAMENT</text:p>
            </table:table-cell>
            <table:table-cell table:style-name="ce4" office:value-type="string" calcext:value-type="string">
              <text:p>forme du testament</text:p>
            </table:table-cell>
            <table:table-cell table:style-name="ce4" office:value-type="string" calcext:value-type="string">
              <text:p>nb pages</text:p>
              <text:p>(surfaces)</text:p>
            </table:table-cell>
            <table:table-cell table:style-name="ce40" office:value-type="string" calcext:value-type="string">
              <text:p>vue</text:p>
            </table:table-cell>
            <table:table-cell table:style-name="ce40" office:value-type="string" calcext:value-type="string">
              <text:p>sur nb vues total</text:p>
            </table:table-cell>
            <table:table-cell table:style-name="ce4" office:value-type="string" calcext:value-type="string">
              <text:p>numéro</text:p>
            </table:table-cell>
            <table:table-cell table:style-name="ce4" office:value-type="string" calcext:value-type="string">
              <text:p>nommage image</text:p>
            </table:table-cell>
            <table:table-cell table:style-name="ce4" office:value-type="string" calcext:value-type="string">
              <text:p>enveloppe (o/n)</text:p>
            </table:table-cell>
            <table:table-cell table:style-name="ce4" office:value-type="string" calcext:value-type="string">
              <text:p>remarques pour la numérisation</text:p>
            </table:table-cell>
            <table:table-cell table:style-name="ce42" table:number-columns-repeated="991"/>
          </table:table-row>
        </table:table-header-rows>
        <table:table-row table:style-name="ro3">
          <table:table-cell office:value-type="float" office:value="1" calcext:value-type="float">
            <text:p>0001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4])" office:value-type="string" office:string-value="XLVIII" calcext:value-type="string">
            <text:p>XLVIII</text:p>
          </table:table-cell>
          <table:table-cell office:value-type="float" office:value="48" calcext:value-type="float">
            <text:p>048</text:p>
          </table:table-cell>
          <table:table-cell table:style-name="ce12" office:value-type="string" calcext:value-type="string">
            <text:p>MC/ET/XLVIII/1820</text:p>
          </table:table-cell>
          <table:table-cell table:style-name="ce16" office:value-type="date" office:date-value="1921-01-20" calcext:value-type="date">
            <text:p>20 janvier 1921</text:p>
          </table:table-cell>
          <table:table-cell table:style-name="ce16" office:value-type="date" office:date-value="1914-08-07" calcext:value-type="date">
            <text:p>7 août 1914</text:p>
          </table:table-cell>
          <table:table-cell table:style-name="ce20" office:value-type="string" calcext:value-type="string">
            <text:p>Paris</text:p>
          </table:table-cell>
          <table:table-cell table:style-name="ce23" table:formula="of:=CONCATENATE([tst_numerisation_juillet_2017.M4];[tst_numerisation_juillet_2017.K4];[tst_numerisation_juillet_2017.L4])" office:value-type="string" office:string-value="Joseph Daviet" calcext:value-type="string">
            <text:p>Joseph Daviet</text:p>
          </table:table-cell>
          <table:table-cell table:style-name="ce23" office:value-type="string" calcext:value-type="string">
            <text:p><text:s/></text:p>
          </table:table-cell>
          <table:table-cell table:style-name="ce26" office:value-type="string" calcext:value-type="string">
            <text:p>Daviet</text:p>
          </table:table-cell>
          <table:table-cell table:style-name="ce29" office:value-type="string" calcext:value-type="string">
            <text:p>Joseph</text:p>
          </table:table-cell>
          <table:table-cell table:style-name="ce27" office:value-type="string" calcext:value-type="string">
            <text:p>militaire ?</text:p>
          </table:table-cell>
          <table:table-cell table:style-name="ce30" office:value-type="string" calcext:value-type="string">
            <text:p>Paris (1<text:span text:style-name="T1">er</text:span>), 2 quai de la Mégisserie</text:p>
          </table:table-cell>
          <table:table-cell table:style-name="ce23" office:value-type="string" calcext:value-type="string">
            <text:p>24 ou 25 février 1915</text:p>
          </table:table-cell>
          <table:table-cell table:style-name="ce27" office:value-type="string" calcext:value-type="string">
            <text:p>Perthes-les-Hurlus (Marne)</text:p>
          </table:table-cell>
          <table:table-cell table:style-name="ce23" office:value-type="string" calcext:value-type="string">
            <text:p>mort pour la France</text:p>
          </table:table-cell>
          <table:table-cell table:style-name="ce35" office:value-type="string" calcext:value-type="string">
            <text:p><text:a xlink:href="http://www.memoiredeshommes.sga.defense.gouv.fr/fr/ark:/40699/m005239e2584299e" xlink:type="simple">http://www.memoiredeshommes.sga.defense.gouv.fr/fr/ark:/40699/m005239e2584299e</text:a></text:p>
          </table:table-cell>
          <table:table-cell table:style-name="ce27" office:value-type="string" calcext:value-type="string">
            <text:p>103<text:span text:style-name="T1">e</text:span> régiment d’infanterie</text:p>
          </table:table-cell>
          <table:table-cell table:style-name="ce27" office:value-type="string" calcext:value-type="string">
            <text:p>capitaine</text:p>
          </table:table-cell>
          <table:table-cell table:style-name="ce23" office:value-type="date" office:date-value="1878-07-21" calcext:value-type="date">
            <text:p>21 juillet 1878</text:p>
          </table:table-cell>
          <table:table-cell table:style-name="ce27"/>
          <table:table-cell table:style-name="ce27" office:value-type="string" calcext:value-type="string">
            <text:p>* croix de guerre avec étoile de bronze</text:p>
            <text:p>* jugement déclaratif de décès du tribunal civil de la Seine du 9 juillet 1920, transcrit à la mairie du 1<text:span text:style-name="T1">er</text:span> arrondissement le 1<text:span text:style-name="T1">er</text:span> septembre 1920</text:p>
            <text:p>* testament adressé par lettre recommandée à Me Dufour le 23 janvier 1920</text:p>
          </table:table-cell>
          <table:table-cell table:style-name="ce38"/>
          <table:table-cell table:style-name="ce38" office:value-type="string" calcext:value-type="string">
            <text:p>* papier gris (prédécoupé?), encre, 10,8 x 13,8 cm</text:p>
            <text:p/>
            <text:p>* enveloppe sans mention de la main du testat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_Poilus_t-0001_01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1" calcext:value-type="float">
            <text:p>0001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5])" office:value-type="string" office:string-value="XLVIII" calcext:value-type="string">
            <text:p>XLVIII</text:p>
          </table:table-cell>
          <table:table-cell office:value-type="float" office:value="48" calcext:value-type="float">
            <text:p>048</text:p>
          </table:table-cell>
          <table:table-cell table:style-name="ce12" office:value-type="string" calcext:value-type="string">
            <text:p>MC/ET/XLVIII/1820</text:p>
          </table:table-cell>
          <table:table-cell table:style-name="ce16" office:value-type="date" office:date-value="1921-01-20" calcext:value-type="date">
            <text:p>20 janvier 1921</text:p>
          </table:table-cell>
          <table:table-cell table:style-name="ce16" office:value-type="date" office:date-value="1914-08-07" calcext:value-type="date">
            <text:p>7 août 1914</text:p>
          </table:table-cell>
          <table:table-cell table:style-name="ce20" office:value-type="string" calcext:value-type="string">
            <text:p>Paris</text:p>
          </table:table-cell>
          <table:table-cell table:style-name="ce23" table:formula="of:=CONCATENATE([tst_numerisation_juillet_2017.M5];[tst_numerisation_juillet_2017.K5];[tst_numerisation_juillet_2017.L5])" office:value-type="string" office:string-value="Joseph Daviet" calcext:value-type="string">
            <text:p>Joseph Daviet</text:p>
          </table:table-cell>
          <table:table-cell table:style-name="ce23" office:value-type="string" calcext:value-type="string">
            <text:p><text:s/></text:p>
          </table:table-cell>
          <table:table-cell table:style-name="ce26" office:value-type="string" calcext:value-type="string">
            <text:p>Daviet</text:p>
          </table:table-cell>
          <table:table-cell table:style-name="ce29" office:value-type="string" calcext:value-type="string">
            <text:p>Joseph</text:p>
          </table:table-cell>
          <table:table-cell table:style-name="ce27" office:value-type="string" calcext:value-type="string">
            <text:p>militaire ?</text:p>
          </table:table-cell>
          <table:table-cell table:style-name="ce30" office:value-type="string" calcext:value-type="string">
            <text:p>Paris (1<text:span text:style-name="T1">er</text:span>), 2 quai de la Mégisserie</text:p>
          </table:table-cell>
          <table:table-cell table:style-name="ce23" office:value-type="string" calcext:value-type="string">
            <text:p>24 ou 25 février 1915</text:p>
          </table:table-cell>
          <table:table-cell table:style-name="ce27" office:value-type="string" calcext:value-type="string">
            <text:p>Perthes-les-Hurlus (Marne)</text:p>
          </table:table-cell>
          <table:table-cell table:style-name="ce23" office:value-type="string" calcext:value-type="string">
            <text:p>mort pour la France</text:p>
          </table:table-cell>
          <table:table-cell table:style-name="ce35" office:value-type="string" calcext:value-type="string">
            <text:p><text:a xlink:href="http://www.memoiredeshommes.sga.defense.gouv.fr/fr/ark:/40699/m005239e2584299e" xlink:type="simple">http://www.memoiredeshommes.sga.defense.gouv.fr/fr/ark:/40699/m005239e2584299e</text:a></text:p>
          </table:table-cell>
          <table:table-cell table:style-name="ce27" office:value-type="string" calcext:value-type="string">
            <text:p>103<text:span text:style-name="T1">e</text:span> régiment d’infanterie</text:p>
          </table:table-cell>
          <table:table-cell table:style-name="ce27" office:value-type="string" calcext:value-type="string">
            <text:p>capitaine</text:p>
          </table:table-cell>
          <table:table-cell table:style-name="ce23" office:value-type="date" office:date-value="1878-07-21" calcext:value-type="date">
            <text:p>21 juillet 1878</text:p>
          </table:table-cell>
          <table:table-cell table:style-name="ce27"/>
          <table:table-cell table:style-name="ce27" office:value-type="string" calcext:value-type="string">
            <text:p>* croix de guerre avec étoile de bronze</text:p>
            <text:p>* jugement déclaratif de décès du tribunal civil de la Seine du 9 juillet 1920, transcrit à la mairie du 1<text:span text:style-name="T1">er</text:span> arrondissement le 1<text:span text:style-name="T1">er</text:span> septembre 1920</text:p>
            <text:p>* testament adressé par lettre recommandée à Me Dufour le 23 janvier 1920</text:p>
          </table:table-cell>
          <table:table-cell table:style-name="ce38"/>
          <table:table-cell table:style-name="ce38" office:value-type="string" calcext:value-type="string">
            <text:p>* papier gris (prédécoupé?), encre, 10,8 x 13,8 cm</text:p>
            <text:p/>
            <text:p>* enveloppe sans mention de la main du testat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RAN_Poilus_t-0001_02a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1" calcext:value-type="float">
            <text:p>0001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6])" office:value-type="string" office:string-value="XLVIII" calcext:value-type="string">
            <text:p>XLVIII</text:p>
          </table:table-cell>
          <table:table-cell office:value-type="float" office:value="48" calcext:value-type="float">
            <text:p>048</text:p>
          </table:table-cell>
          <table:table-cell table:style-name="ce12" office:value-type="string" calcext:value-type="string">
            <text:p>MC/ET/XLVIII/1820</text:p>
          </table:table-cell>
          <table:table-cell table:style-name="ce16" office:value-type="date" office:date-value="1921-01-20" calcext:value-type="date">
            <text:p>20 janvier 1921</text:p>
          </table:table-cell>
          <table:table-cell table:style-name="ce16" office:value-type="date" office:date-value="1914-08-07" calcext:value-type="date">
            <text:p>7 août 1914</text:p>
          </table:table-cell>
          <table:table-cell table:style-name="ce20" office:value-type="string" calcext:value-type="string">
            <text:p>Paris</text:p>
          </table:table-cell>
          <table:table-cell table:style-name="ce23" table:formula="of:=CONCATENATE([tst_numerisation_juillet_2017.M6];[tst_numerisation_juillet_2017.K6];[tst_numerisation_juillet_2017.L6])" office:value-type="string" office:string-value="Joseph Daviet" calcext:value-type="string">
            <text:p>Joseph Daviet</text:p>
          </table:table-cell>
          <table:table-cell table:style-name="ce23" office:value-type="string" calcext:value-type="string">
            <text:p><text:s/></text:p>
          </table:table-cell>
          <table:table-cell table:style-name="ce26" office:value-type="string" calcext:value-type="string">
            <text:p>Daviet</text:p>
          </table:table-cell>
          <table:table-cell table:style-name="ce29" office:value-type="string" calcext:value-type="string">
            <text:p>Joseph</text:p>
          </table:table-cell>
          <table:table-cell table:style-name="ce27" office:value-type="string" calcext:value-type="string">
            <text:p>militaire ?</text:p>
          </table:table-cell>
          <table:table-cell table:style-name="ce30" office:value-type="string" calcext:value-type="string">
            <text:p>Paris (1<text:span text:style-name="T1">er</text:span>), 2 quai de la Mégisserie</text:p>
          </table:table-cell>
          <table:table-cell table:style-name="ce23" office:value-type="string" calcext:value-type="string">
            <text:p>24 ou 25 février 1915</text:p>
          </table:table-cell>
          <table:table-cell table:style-name="ce27" office:value-type="string" calcext:value-type="string">
            <text:p>Perthes-les-Hurlus (Marne)</text:p>
          </table:table-cell>
          <table:table-cell table:style-name="ce23" office:value-type="string" calcext:value-type="string">
            <text:p>mort pour la France</text:p>
          </table:table-cell>
          <table:table-cell table:style-name="ce35" office:value-type="string" calcext:value-type="string">
            <text:p><text:a xlink:href="http://www.memoiredeshommes.sga.defense.gouv.fr/fr/ark:/40699/m005239e2584299e" xlink:type="simple">http://www.memoiredeshommes.sga.defense.gouv.fr/fr/ark:/40699/m005239e2584299e</text:a></text:p>
          </table:table-cell>
          <table:table-cell table:style-name="ce27" office:value-type="string" calcext:value-type="string">
            <text:p>103<text:span text:style-name="T1">e</text:span> régiment d’infanterie</text:p>
          </table:table-cell>
          <table:table-cell table:style-name="ce27" office:value-type="string" calcext:value-type="string">
            <text:p>capitaine</text:p>
          </table:table-cell>
          <table:table-cell table:style-name="ce23" office:value-type="date" office:date-value="1878-07-21" calcext:value-type="date">
            <text:p>21 juillet 1878</text:p>
          </table:table-cell>
          <table:table-cell table:style-name="ce27"/>
          <table:table-cell table:style-name="ce27" office:value-type="string" calcext:value-type="string">
            <text:p>* croix de guerre avec étoile de bronze</text:p>
            <text:p>* jugement déclaratif de décès du tribunal civil de la Seine du 9 juillet 1920, transcrit à la mairie du 1<text:span text:style-name="T1">er</text:span> arrondissement le 1<text:span text:style-name="T1">er</text:span> septembre 1920</text:p>
            <text:p>* testament adressé par lettre recommandée à Me Dufour le 23 janvier 1920</text:p>
          </table:table-cell>
          <table:table-cell table:style-name="ce38"/>
          <table:table-cell table:style-name="ce38" office:value-type="string" calcext:value-type="string">
            <text:p>* papier gris (prédécoupé?), encre, 10,8 x 13,8 cm</text:p>
            <text:p/>
            <text:p>* enveloppe sans mention de la main du testateu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RAN_Poilus_t-0001_02b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2" calcext:value-type="float">
            <text:p>0002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7])" office:value-type="string" office:string-value="LXIX" calcext:value-type="string">
            <text:p>LXIX</text:p>
          </table:table-cell>
          <table:table-cell office:value-type="float" office:value="69" calcext:value-type="float">
            <text:p>069</text:p>
          </table:table-cell>
          <table:table-cell table:style-name="ce10" office:value-type="string" calcext:value-type="string">
            <text:p>MC/ET/LXIX/1541</text:p>
          </table:table-cell>
          <table:table-cell table:style-name="ce17" office:value-type="date" office:date-value="1915-06-28" calcext:value-type="date">
            <text:p>28 juin 1915</text:p>
          </table:table-cell>
          <table:table-cell table:style-name="ce17" office:value-type="date" office:date-value="1914-08-01" calcext:value-type="date">
            <text:p>1 août 1914</text:p>
          </table:table-cell>
          <table:table-cell table:style-name="ce20" office:value-type="string" calcext:value-type="string">
            <text:p>Paris</text:p>
          </table:table-cell>
          <table:table-cell table:style-name="ce23" table:formula="of:=CONCATENATE([tst_numerisation_juillet_2017.M7];[tst_numerisation_juillet_2017.K7];[tst_numerisation_juillet_2017.L7])" office:value-type="string" office:string-value="Fernand Marius Paulat" calcext:value-type="string">
            <text:p>Fernand Marius Paulat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Paulat</text:p>
          </table:table-cell>
          <table:table-cell table:style-name="ce27" office:value-type="string" calcext:value-type="string">
            <text:p>Fernand Marius</text:p>
          </table:table-cell>
          <table:table-cell table:style-name="ce27" office:value-type="string" calcext:value-type="string">
            <text:p>entrepreneur de couverture et plomberie</text:p>
          </table:table-cell>
          <table:table-cell table:style-name="ce30" office:value-type="string" calcext:value-type="string">
            <text:p>Paris (11<text:span text:style-name="T2">e</text:span>), 110 rue de la Folie Méricourt</text:p>
          </table:table-cell>
          <table:table-cell table:style-name="ce23" office:value-type="string" calcext:value-type="string">
            <text:p>6, 7 ou 8 septembre 1914</text:p>
          </table:table-cell>
          <table:table-cell table:style-name="ce27" office:value-type="string" calcext:value-type="string">
            <text:p>Barcy (Seine-et-Marne)</text:p>
          </table:table-cell>
          <table:table-cell table:style-name="ce23" office:value-type="string" calcext:value-type="string">
            <text:p>décédé au combat</text:p>
          </table:table-cell>
          <table:table-cell office:value-type="string" calcext:value-type="string">
            <text:p><text:a xlink:href="http://www.memoiredeshommes.sga.defense.gouv.fr/fr/ark:/40699/m005239faf583554" xlink:type="simple">http://www.memoiredeshommes.sga.defense.gouv.fr/fr/ark:/40699/m005239faf583554</text:a></text:p>
          </table:table-cell>
          <table:table-cell table:style-name="ce27" office:value-type="string" calcext:value-type="string">
            <text:p>4<text:span text:style-name="T1">e</text:span> ou 204<text:span text:style-name="T1">e</text:span> régiment d’infanterie</text:p>
          </table:table-cell>
          <table:table-cell table:style-name="ce27" office:value-type="string" calcext:value-type="string">
            <text:p>soldat de 2<text:span text:style-name="T1">e</text:span> classe</text:p>
          </table:table-cell>
          <table:table-cell table:style-name="ce23" office:value-type="date" office:date-value="1886-06-01" calcext:value-type="date">
            <text:p>1 juin 1886</text:p>
          </table:table-cell>
          <table:table-cell table:style-name="ce27" office:value-type="string" calcext:value-type="string">
            <text:p>Paris (19<text:span text:style-name="T1">e</text:span>)</text:p>
          </table:table-cell>
          <table:table-cell table:style-name="ce27"/>
          <table:table-cell table:style-name="ce38"/>
          <table:table-cell table:style-name="ce38" office:value-type="string" calcext:value-type="string">
            <text:p>* papier à en-tête de l’entreprise Paulat, encre, 21 x 27,5 c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-1a</text:p>
          </table:table-cell>
          <table:table-cell office:value-type="string" calcext:value-type="string">
            <text:p>FRAN_Poilus_t-0002_01a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2" calcext:value-type="float">
            <text:p>0002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8])" office:value-type="string" office:string-value="LXIX" calcext:value-type="string">
            <text:p>LXIX</text:p>
          </table:table-cell>
          <table:table-cell office:value-type="float" office:value="69" calcext:value-type="float">
            <text:p>069</text:p>
          </table:table-cell>
          <table:table-cell table:style-name="ce10" office:value-type="string" calcext:value-type="string">
            <text:p>MC/ET/LXIX/1541</text:p>
          </table:table-cell>
          <table:table-cell table:style-name="ce17" office:value-type="date" office:date-value="1915-06-28" calcext:value-type="date">
            <text:p>28 juin 1915</text:p>
          </table:table-cell>
          <table:table-cell table:style-name="ce17" office:value-type="date" office:date-value="1914-08-01" calcext:value-type="date">
            <text:p>1 août 1914</text:p>
          </table:table-cell>
          <table:table-cell table:style-name="ce20" office:value-type="string" calcext:value-type="string">
            <text:p>Paris</text:p>
          </table:table-cell>
          <table:table-cell table:style-name="ce23" table:formula="of:=CONCATENATE([tst_numerisation_juillet_2017.M8];[tst_numerisation_juillet_2017.K8];[tst_numerisation_juillet_2017.L8])" office:value-type="string" office:string-value="Fernand Marius Paulat" calcext:value-type="string">
            <text:p>Fernand Marius Paulat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Paulat</text:p>
          </table:table-cell>
          <table:table-cell table:style-name="ce27" office:value-type="string" calcext:value-type="string">
            <text:p>Fernand Marius</text:p>
          </table:table-cell>
          <table:table-cell table:style-name="ce27" office:value-type="string" calcext:value-type="string">
            <text:p>entrepreneur de couverture et plomberie</text:p>
          </table:table-cell>
          <table:table-cell table:style-name="ce30" office:value-type="string" calcext:value-type="string">
            <text:p>Paris (11<text:span text:style-name="T2">e</text:span>), 110 rue de la Folie Méricourt</text:p>
          </table:table-cell>
          <table:table-cell table:style-name="ce23" office:value-type="string" calcext:value-type="string">
            <text:p>6, 7 ou 8 septembre 1914</text:p>
          </table:table-cell>
          <table:table-cell table:style-name="ce27" office:value-type="string" calcext:value-type="string">
            <text:p>Barcy (Seine-et-Marne)</text:p>
          </table:table-cell>
          <table:table-cell table:style-name="ce23" office:value-type="string" calcext:value-type="string">
            <text:p>décédé au combat</text:p>
          </table:table-cell>
          <table:table-cell office:value-type="string" calcext:value-type="string">
            <text:p><text:a xlink:href="http://www.memoiredeshommes.sga.defense.gouv.fr/fr/ark:/40699/m005239faf583554" xlink:type="simple">http://www.memoiredeshommes.sga.defense.gouv.fr/fr/ark:/40699/m005239faf583554</text:a></text:p>
          </table:table-cell>
          <table:table-cell table:style-name="ce27" office:value-type="string" calcext:value-type="string">
            <text:p>4<text:span text:style-name="T1">e</text:span> ou 204<text:span text:style-name="T1">e</text:span> régiment d’infanterie</text:p>
          </table:table-cell>
          <table:table-cell table:style-name="ce27" office:value-type="string" calcext:value-type="string">
            <text:p>soldat de 2<text:span text:style-name="T1">e</text:span> classe</text:p>
          </table:table-cell>
          <table:table-cell table:style-name="ce23" office:value-type="date" office:date-value="1886-06-01" calcext:value-type="date">
            <text:p>1 juin 1886</text:p>
          </table:table-cell>
          <table:table-cell table:style-name="ce27" office:value-type="string" calcext:value-type="string">
            <text:p>Paris (19<text:span text:style-name="T1">e</text:span>)</text:p>
          </table:table-cell>
          <table:table-cell table:style-name="ce27"/>
          <table:table-cell table:style-name="ce38"/>
          <table:table-cell table:style-name="ce38" office:value-type="string" calcext:value-type="string">
            <text:p>* papier à en-tête de l’entreprise Paulat, encre, 21 x 27,5 c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-1b</text:p>
          </table:table-cell>
          <table:table-cell office:value-type="string" calcext:value-type="string">
            <text:p>FRAN_Poilus_t-0002_01b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2" calcext:value-type="float">
            <text:p>0002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9])" office:value-type="string" office:string-value="LXIX" calcext:value-type="string">
            <text:p>LXIX</text:p>
          </table:table-cell>
          <table:table-cell office:value-type="float" office:value="69" calcext:value-type="float">
            <text:p>069</text:p>
          </table:table-cell>
          <table:table-cell table:style-name="ce10" office:value-type="string" calcext:value-type="string">
            <text:p>MC/ET/LXIX/1541</text:p>
          </table:table-cell>
          <table:table-cell table:style-name="ce17" office:value-type="date" office:date-value="1915-06-28" calcext:value-type="date">
            <text:p>28 juin 1915</text:p>
          </table:table-cell>
          <table:table-cell table:style-name="ce17" office:value-type="date" office:date-value="1914-08-01" calcext:value-type="date">
            <text:p>1 août 1914</text:p>
          </table:table-cell>
          <table:table-cell table:style-name="ce20" office:value-type="string" calcext:value-type="string">
            <text:p>Paris</text:p>
          </table:table-cell>
          <table:table-cell table:style-name="ce23" table:formula="of:=CONCATENATE([tst_numerisation_juillet_2017.M9];[tst_numerisation_juillet_2017.K9];[tst_numerisation_juillet_2017.L9])" office:value-type="string" office:string-value="Fernand Marius Paulat" calcext:value-type="string">
            <text:p>Fernand Marius Paulat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Paulat</text:p>
          </table:table-cell>
          <table:table-cell table:style-name="ce27" office:value-type="string" calcext:value-type="string">
            <text:p>Fernand Marius</text:p>
          </table:table-cell>
          <table:table-cell table:style-name="ce27" office:value-type="string" calcext:value-type="string">
            <text:p>entrepreneur de couverture et plomberie</text:p>
          </table:table-cell>
          <table:table-cell table:style-name="ce30" office:value-type="string" calcext:value-type="string">
            <text:p>Paris (11<text:span text:style-name="T2">e</text:span>), 110 rue de la Folie Méricourt</text:p>
          </table:table-cell>
          <table:table-cell table:style-name="ce23" office:value-type="string" calcext:value-type="string">
            <text:p>6, 7 ou 8 septembre 1914</text:p>
          </table:table-cell>
          <table:table-cell table:style-name="ce27" office:value-type="string" calcext:value-type="string">
            <text:p>Barcy (Seine-et-Marne)</text:p>
          </table:table-cell>
          <table:table-cell table:style-name="ce23" office:value-type="string" calcext:value-type="string">
            <text:p>décédé au combat</text:p>
          </table:table-cell>
          <table:table-cell office:value-type="string" calcext:value-type="string">
            <text:p><text:a xlink:href="http://www.memoiredeshommes.sga.defense.gouv.fr/fr/ark:/40699/m005239faf583554" xlink:type="simple">http://www.memoiredeshommes.sga.defense.gouv.fr/fr/ark:/40699/m005239faf583554</text:a></text:p>
          </table:table-cell>
          <table:table-cell table:style-name="ce27" office:value-type="string" calcext:value-type="string">
            <text:p>4<text:span text:style-name="T1">e</text:span> ou 204<text:span text:style-name="T1">e</text:span> régiment d’infanterie</text:p>
          </table:table-cell>
          <table:table-cell table:style-name="ce27" office:value-type="string" calcext:value-type="string">
            <text:p>soldat de 2<text:span text:style-name="T1">e</text:span> classe</text:p>
          </table:table-cell>
          <table:table-cell table:style-name="ce23" office:value-type="date" office:date-value="1886-06-01" calcext:value-type="date">
            <text:p>1 juin 1886</text:p>
          </table:table-cell>
          <table:table-cell table:style-name="ce27" office:value-type="string" calcext:value-type="string">
            <text:p>Paris (19<text:span text:style-name="T1">e</text:span>)</text:p>
          </table:table-cell>
          <table:table-cell table:style-name="ce27"/>
          <table:table-cell table:style-name="ce38"/>
          <table:table-cell table:style-name="ce38" office:value-type="string" calcext:value-type="string">
            <text:p>* papier à en-tête de l’entreprise Paulat, encre, 21 x 27,5 c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-2a</text:p>
          </table:table-cell>
          <table:table-cell office:value-type="string" calcext:value-type="string">
            <text:p>FRAN_Poilus_t-0002_02a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2" calcext:value-type="float">
            <text:p>0002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10])" office:value-type="string" office:string-value="LXIX" calcext:value-type="string">
            <text:p>LXIX</text:p>
          </table:table-cell>
          <table:table-cell office:value-type="float" office:value="69" calcext:value-type="float">
            <text:p>069</text:p>
          </table:table-cell>
          <table:table-cell table:style-name="ce10" office:value-type="string" calcext:value-type="string">
            <text:p>MC/ET/LXIX/1541</text:p>
          </table:table-cell>
          <table:table-cell table:style-name="ce17" office:value-type="date" office:date-value="1915-06-28" calcext:value-type="date">
            <text:p>28 juin 1915</text:p>
          </table:table-cell>
          <table:table-cell table:style-name="ce17" office:value-type="date" office:date-value="1914-08-01" calcext:value-type="date">
            <text:p>1 août 1914</text:p>
          </table:table-cell>
          <table:table-cell table:style-name="ce20" office:value-type="string" calcext:value-type="string">
            <text:p>Paris</text:p>
          </table:table-cell>
          <table:table-cell table:style-name="ce23" table:formula="of:=CONCATENATE([tst_numerisation_juillet_2017.M10];[tst_numerisation_juillet_2017.K10];[tst_numerisation_juillet_2017.L10])" office:value-type="string" office:string-value="Fernand Marius Paulat" calcext:value-type="string">
            <text:p>Fernand Marius Paulat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Paulat</text:p>
          </table:table-cell>
          <table:table-cell table:style-name="ce27" office:value-type="string" calcext:value-type="string">
            <text:p>Fernand Marius</text:p>
          </table:table-cell>
          <table:table-cell table:style-name="ce27" office:value-type="string" calcext:value-type="string">
            <text:p>entrepreneur de couverture et plomberie</text:p>
          </table:table-cell>
          <table:table-cell table:style-name="ce30" office:value-type="string" calcext:value-type="string">
            <text:p>Paris (11<text:span text:style-name="T2">e</text:span>), 110 rue de la Folie Méricourt</text:p>
          </table:table-cell>
          <table:table-cell table:style-name="ce23" office:value-type="string" calcext:value-type="string">
            <text:p>6, 7 ou 8 septembre 1914</text:p>
          </table:table-cell>
          <table:table-cell table:style-name="ce27" office:value-type="string" calcext:value-type="string">
            <text:p>Barcy (Seine-et-Marne)</text:p>
          </table:table-cell>
          <table:table-cell table:style-name="ce23" office:value-type="string" calcext:value-type="string">
            <text:p>décédé au combat</text:p>
          </table:table-cell>
          <table:table-cell office:value-type="string" calcext:value-type="string">
            <text:p><text:a xlink:href="http://www.memoiredeshommes.sga.defense.gouv.fr/fr/ark:/40699/m005239faf583554" xlink:type="simple">http://www.memoiredeshommes.sga.defense.gouv.fr/fr/ark:/40699/m005239faf583554</text:a></text:p>
          </table:table-cell>
          <table:table-cell table:style-name="ce27" office:value-type="string" calcext:value-type="string">
            <text:p>4<text:span text:style-name="T1">e</text:span> ou 204<text:span text:style-name="T1">e</text:span> régiment d’infanterie</text:p>
          </table:table-cell>
          <table:table-cell table:style-name="ce27" office:value-type="string" calcext:value-type="string">
            <text:p>soldat de 2<text:span text:style-name="T1">e</text:span> classe</text:p>
          </table:table-cell>
          <table:table-cell table:style-name="ce23" office:value-type="date" office:date-value="1886-06-01" calcext:value-type="date">
            <text:p>1 juin 1886</text:p>
          </table:table-cell>
          <table:table-cell table:style-name="ce27" office:value-type="string" calcext:value-type="string">
            <text:p>Paris (19<text:span text:style-name="T1">e</text:span>)</text:p>
          </table:table-cell>
          <table:table-cell table:style-name="ce27"/>
          <table:table-cell table:style-name="ce38"/>
          <table:table-cell table:style-name="ce38" office:value-type="string" calcext:value-type="string">
            <text:p>* papier à en-tête de l’entreprise Paulat, encre, 21 x 27,5 c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A-2b</text:p>
          </table:table-cell>
          <table:table-cell office:value-type="string" calcext:value-type="string">
            <text:p>FRAN_Poilus_t-0002_02b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3" calcext:value-type="float">
            <text:p>0003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11])" office:value-type="string" office:string-value="LXIX" calcext:value-type="string">
            <text:p>LXIX</text:p>
          </table:table-cell>
          <table:table-cell office:value-type="float" office:value="69" calcext:value-type="float">
            <text:p>069</text:p>
          </table:table-cell>
          <table:table-cell table:style-name="ce10" office:value-type="string" calcext:value-type="string">
            <text:p>MC/ET/LXIX/1541</text:p>
          </table:table-cell>
          <table:table-cell table:style-name="ce17" office:value-type="date" office:date-value="1915-06-28" calcext:value-type="date">
            <text:p>28 juin 1915</text:p>
          </table:table-cell>
          <table:table-cell table:style-name="ce17" office:value-type="date" office:date-value="1914-08-04" calcext:value-type="date">
            <text:p>4 août 1914</text:p>
          </table:table-cell>
          <table:table-cell table:style-name="ce20" office:value-type="string" calcext:value-type="string">
            <text:p>Paris</text:p>
          </table:table-cell>
          <table:table-cell table:style-name="ce23" table:formula="of:=CONCATENATE([tst_numerisation_juillet_2017.M11];[tst_numerisation_juillet_2017.K11];[tst_numerisation_juillet_2017.L11])" office:value-type="string" office:string-value="Fernand Marius Paulat" calcext:value-type="string">
            <text:p>Fernand Marius Paulat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Paulat</text:p>
          </table:table-cell>
          <table:table-cell table:style-name="ce27" office:value-type="string" calcext:value-type="string">
            <text:p>Fernand Marius</text:p>
          </table:table-cell>
          <table:table-cell table:style-name="ce27" office:value-type="string" calcext:value-type="string">
            <text:p>entrepreneur de couverture et plomberie</text:p>
          </table:table-cell>
          <table:table-cell table:style-name="ce30" office:value-type="string" calcext:value-type="string">
            <text:p>Paris (11<text:span text:style-name="T2">e</text:span>), 110 rue de la Folie Méricourt</text:p>
          </table:table-cell>
          <table:table-cell table:style-name="ce23" office:value-type="string" calcext:value-type="string">
            <text:p>6, 7 ou 8 septembre 1914</text:p>
          </table:table-cell>
          <table:table-cell table:style-name="ce27" office:value-type="string" calcext:value-type="string">
            <text:p>Barcy (Seine-et-Marne)</text:p>
          </table:table-cell>
          <table:table-cell table:style-name="ce23" office:value-type="string" calcext:value-type="string">
            <text:p>décédé au combat</text:p>
          </table:table-cell>
          <table:table-cell office:value-type="string" calcext:value-type="string">
            <text:p><text:a xlink:href="http://www.memoiredeshommes.sga.defense.gouv.fr/fr/ark:/40699/m005239faf583554" xlink:type="simple">http://www.memoiredeshommes.sga.defense.gouv.fr/fr/ark:/40699/m005239faf583554</text:a></text:p>
          </table:table-cell>
          <table:table-cell table:style-name="ce27" office:value-type="string" calcext:value-type="string">
            <text:p>4<text:span text:style-name="T1">e</text:span> ou 204<text:span text:style-name="T1">e</text:span> régiment d’infanterie</text:p>
          </table:table-cell>
          <table:table-cell table:style-name="ce27" office:value-type="string" calcext:value-type="string">
            <text:p>soldat de 2<text:span text:style-name="T1">e</text:span> classe</text:p>
          </table:table-cell>
          <table:table-cell table:style-name="ce23" office:value-type="date" office:date-value="1886-06-01" calcext:value-type="date">
            <text:p>1 juin 1886</text:p>
          </table:table-cell>
          <table:table-cell table:style-name="ce27" office:value-type="string" calcext:value-type="string">
            <text:p>Paris (19<text:span text:style-name="T1">e</text:span>)</text:p>
          </table:table-cell>
          <table:table-cell table:style-name="ce27"/>
          <table:table-cell table:style-name="ce38"/>
          <table:table-cell table:style-name="ce38" office:value-type="string" calcext:value-type="string">
            <text:p>* papier timbré, encre, 24,9 x 17,8 c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-1</text:p>
          </table:table-cell>
          <table:table-cell office:value-type="string" calcext:value-type="string">
            <text:p>FRAN_Poilus_t-0003_01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4" calcext:value-type="float">
            <text:p>0004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12])" office:value-type="string" office:string-value="LXIX" calcext:value-type="string">
            <text:p>LXIX</text:p>
          </table:table-cell>
          <table:table-cell office:value-type="float" office:value="69" calcext:value-type="float">
            <text:p>069</text:p>
          </table:table-cell>
          <table:table-cell table:style-name="ce10" office:value-type="string" calcext:value-type="string">
            <text:p>MC/ET/LXIX/1555</text:p>
          </table:table-cell>
          <table:table-cell table:style-name="ce17" office:value-type="date" office:date-value="1917-11-30" calcext:value-type="date">
            <text:p>30 novembre 1917</text:p>
          </table:table-cell>
          <table:table-cell table:style-name="ce17" office:value-type="date" office:date-value="1917-05-04" calcext:value-type="date">
            <text:p>4 mai 1917</text:p>
          </table:table-cell>
          <table:table-cell table:style-name="ce20" office:value-type="string" calcext:value-type="string">
            <text:p>?</text:p>
          </table:table-cell>
          <table:table-cell table:style-name="ce23" table:formula="of:=CONCATENATE([tst_numerisation_juillet_2017.M12];[tst_numerisation_juillet_2017.K12];[tst_numerisation_juillet_2017.L12])" office:value-type="string" office:string-value="Guillaume Victor Napoléon Rozat de Mandres" calcext:value-type="string">
            <text:p>Guillaume Victor Napoléon Rozat de Mandres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Rozat de Mandres</text:p>
          </table:table-cell>
          <table:table-cell table:style-name="ce27" office:value-type="string" calcext:value-type="string">
            <text:p>Guillaume Victor Napoléon</text:p>
          </table:table-cell>
          <table:table-cell table:style-name="ce27" office:value-type="string" calcext:value-type="string">
            <text:p>militaire ?</text:p>
          </table:table-cell>
          <table:table-cell table:style-name="ce30" office:value-type="string" calcext:value-type="string">
            <text:p>Paris (8<text:span text:style-name="T2">e</text:span>), 25 rue de Marigny</text:p>
          </table:table-cell>
          <table:table-cell table:style-name="ce23" office:value-type="date" office:date-value="1917-05-05" calcext:value-type="date">
            <text:p>5 mai 1917</text:p>
          </table:table-cell>
          <table:table-cell table:style-name="ce27" office:value-type="string" calcext:value-type="string">
            <text:p>Château de la Motte (Aisne)</text:p>
          </table:table-cell>
          <table:table-cell table:style-name="ce23" office:value-type="string" calcext:value-type="string">
            <text:p>mort pour la France</text:p>
          </table:table-cell>
          <table:table-cell office:value-type="string" calcext:value-type="string">
            <text:p><text:a xlink:href="http://www.memoiredeshommes.sga.defense.gouv.fr/fr/ark:/40699/m00523aae3c70d2f" xlink:type="simple">http://www.memoiredeshommes.sga.defense.gouv.fr/fr/ark:/40699/m00523aae3c70d2f</text:a></text:p>
          </table:table-cell>
          <table:table-cell table:style-name="ce27" office:value-type="string" calcext:value-type="string">
            <text:p>4<text:span text:style-name="T1">e</text:span> régiment de cuirassiers</text:p>
          </table:table-cell>
          <table:table-cell table:style-name="ce27" office:value-type="string" calcext:value-type="string">
            <text:p>lieutenant</text:p>
          </table:table-cell>
          <table:table-cell table:style-name="ce23" office:value-type="date" office:date-value="1888-02-18" calcext:value-type="date">
            <text:p>18 février 1888</text:p>
          </table:table-cell>
          <table:table-cell table:style-name="ce27" office:value-type="string" calcext:value-type="string">
            <text:p>Paris (17<text:span text:style-name="T1">e</text:span>)</text:p>
          </table:table-cell>
          <table:table-cell table:style-name="ce37" office:value-type="string" calcext:value-type="string">
            <text:p>décoré de la Croix de Guerre</text:p>
          </table:table-cell>
          <table:table-cell table:style-name="ce38" office:value-type="string" calcext:value-type="string">
            <text:p>* lettre adressée à Irénée Louis Gabriel d’Apchier le Maugin</text:p>
          </table:table-cell>
          <table:table-cell table:style-name="ce38" office:value-type="string" calcext:value-type="string">
            <text:p>* papier, encre turquoise, 17 x 11,8 cm,</text:p>
            <text:p>* enveloppe, encre turquoise, 12,5 x 9cm</text:p>
          </table:table-cell>
          <table:table-cell office:value-type="string" calcext:value-type="string">
            <text:p>4 + 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_Poilus_t-0004_01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4" calcext:value-type="float">
            <text:p>0004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13])" office:value-type="string" office:string-value="LXIX" calcext:value-type="string">
            <text:p>LXIX</text:p>
          </table:table-cell>
          <table:table-cell office:value-type="float" office:value="69" calcext:value-type="float">
            <text:p>069</text:p>
          </table:table-cell>
          <table:table-cell table:style-name="ce10" office:value-type="string" calcext:value-type="string">
            <text:p>MC/ET/LXIX/1555</text:p>
          </table:table-cell>
          <table:table-cell table:style-name="ce17" office:value-type="date" office:date-value="1917-11-30" calcext:value-type="date">
            <text:p>30 novembre 1917</text:p>
          </table:table-cell>
          <table:table-cell table:style-name="ce17" office:value-type="date" office:date-value="1917-05-04" calcext:value-type="date">
            <text:p>4 mai 1917</text:p>
          </table:table-cell>
          <table:table-cell table:style-name="ce20" office:value-type="string" calcext:value-type="string">
            <text:p>?</text:p>
          </table:table-cell>
          <table:table-cell table:style-name="ce23" table:formula="of:=CONCATENATE([tst_numerisation_juillet_2017.M13];[tst_numerisation_juillet_2017.K13];[tst_numerisation_juillet_2017.L13])" office:value-type="string" office:string-value="Guillaume Victor Napoléon Rozat de Mandres" calcext:value-type="string">
            <text:p>Guillaume Victor Napoléon Rozat de Mandres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Rozat de Mandres</text:p>
          </table:table-cell>
          <table:table-cell table:style-name="ce27" office:value-type="string" calcext:value-type="string">
            <text:p>Guillaume Victor Napoléon</text:p>
          </table:table-cell>
          <table:table-cell table:style-name="ce27" office:value-type="string" calcext:value-type="string">
            <text:p>militaire ?</text:p>
          </table:table-cell>
          <table:table-cell table:style-name="ce30" office:value-type="string" calcext:value-type="string">
            <text:p>Paris (8<text:span text:style-name="T2">e</text:span>), 25 rue de Marigny</text:p>
          </table:table-cell>
          <table:table-cell table:style-name="ce23" office:value-type="date" office:date-value="1917-05-05" calcext:value-type="date">
            <text:p>5 mai 1917</text:p>
          </table:table-cell>
          <table:table-cell table:style-name="ce27" office:value-type="string" calcext:value-type="string">
            <text:p>Château de la Motte (Aisne)</text:p>
          </table:table-cell>
          <table:table-cell table:style-name="ce23" office:value-type="string" calcext:value-type="string">
            <text:p>mort pour la France</text:p>
          </table:table-cell>
          <table:table-cell office:value-type="string" calcext:value-type="string">
            <text:p><text:a xlink:href="http://www.memoiredeshommes.sga.defense.gouv.fr/fr/ark:/40699/m00523aae3c70d2f" xlink:type="simple">http://www.memoiredeshommes.sga.defense.gouv.fr/fr/ark:/40699/m00523aae3c70d2f</text:a></text:p>
          </table:table-cell>
          <table:table-cell table:style-name="ce27" office:value-type="string" calcext:value-type="string">
            <text:p>4<text:span text:style-name="T1">e</text:span> régiment de cuirassiers</text:p>
          </table:table-cell>
          <table:table-cell table:style-name="ce27" office:value-type="string" calcext:value-type="string">
            <text:p>lieutenant</text:p>
          </table:table-cell>
          <table:table-cell table:style-name="ce23" office:value-type="date" office:date-value="1888-02-18" calcext:value-type="date">
            <text:p>18 février 1888</text:p>
          </table:table-cell>
          <table:table-cell table:style-name="ce27" office:value-type="string" calcext:value-type="string">
            <text:p>Paris (17<text:span text:style-name="T1">e</text:span>)</text:p>
          </table:table-cell>
          <table:table-cell table:style-name="ce37" office:value-type="string" calcext:value-type="string">
            <text:p>décoré de la Croix de Guerre</text:p>
          </table:table-cell>
          <table:table-cell table:style-name="ce38" office:value-type="string" calcext:value-type="string">
            <text:p>* lettre adressée à Irénée Louis Gabriel d’Apchier le Maugin</text:p>
          </table:table-cell>
          <table:table-cell table:style-name="ce38" office:value-type="string" calcext:value-type="string">
            <text:p>* papier, encre turquoise, 17 x 11,8 cm,</text:p>
            <text:p>* enveloppe, encre turquoise, 12,5 x 9cm</text:p>
          </table:table-cell>
          <table:table-cell office:value-type="string" calcext:value-type="string">
            <text:p>4 + 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_Poilus_t-0004_02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4" calcext:value-type="float">
            <text:p>0004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14])" office:value-type="string" office:string-value="LXIX" calcext:value-type="string">
            <text:p>LXIX</text:p>
          </table:table-cell>
          <table:table-cell office:value-type="float" office:value="69" calcext:value-type="float">
            <text:p>069</text:p>
          </table:table-cell>
          <table:table-cell table:style-name="ce10" office:value-type="string" calcext:value-type="string">
            <text:p>MC/ET/LXIX/1555</text:p>
          </table:table-cell>
          <table:table-cell table:style-name="ce17" office:value-type="date" office:date-value="1917-11-30" calcext:value-type="date">
            <text:p>30 novembre 1917</text:p>
          </table:table-cell>
          <table:table-cell table:style-name="ce17" office:value-type="date" office:date-value="1917-05-04" calcext:value-type="date">
            <text:p>4 mai 1917</text:p>
          </table:table-cell>
          <table:table-cell table:style-name="ce20" office:value-type="string" calcext:value-type="string">
            <text:p>?</text:p>
          </table:table-cell>
          <table:table-cell table:style-name="ce23" table:formula="of:=CONCATENATE([tst_numerisation_juillet_2017.M14];[tst_numerisation_juillet_2017.K14];[tst_numerisation_juillet_2017.L14])" office:value-type="string" office:string-value="Guillaume Victor Napoléon Rozat de Mandres" calcext:value-type="string">
            <text:p>Guillaume Victor Napoléon Rozat de Mandres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Rozat de Mandres</text:p>
          </table:table-cell>
          <table:table-cell table:style-name="ce27" office:value-type="string" calcext:value-type="string">
            <text:p>Guillaume Victor Napoléon</text:p>
          </table:table-cell>
          <table:table-cell table:style-name="ce27" office:value-type="string" calcext:value-type="string">
            <text:p>militaire ?</text:p>
          </table:table-cell>
          <table:table-cell table:style-name="ce30" office:value-type="string" calcext:value-type="string">
            <text:p>Paris (8<text:span text:style-name="T2">e</text:span>), 25 rue de Marigny</text:p>
          </table:table-cell>
          <table:table-cell table:style-name="ce23" office:value-type="date" office:date-value="1917-05-05" calcext:value-type="date">
            <text:p>5 mai 1917</text:p>
          </table:table-cell>
          <table:table-cell table:style-name="ce27" office:value-type="string" calcext:value-type="string">
            <text:p>Château de la Motte (Aisne)</text:p>
          </table:table-cell>
          <table:table-cell table:style-name="ce23" office:value-type="string" calcext:value-type="string">
            <text:p>mort pour la France</text:p>
          </table:table-cell>
          <table:table-cell office:value-type="string" calcext:value-type="string">
            <text:p><text:a xlink:href="http://www.memoiredeshommes.sga.defense.gouv.fr/fr/ark:/40699/m00523aae3c70d2f" xlink:type="simple">http://www.memoiredeshommes.sga.defense.gouv.fr/fr/ark:/40699/m00523aae3c70d2f</text:a></text:p>
          </table:table-cell>
          <table:table-cell table:style-name="ce27" office:value-type="string" calcext:value-type="string">
            <text:p>4<text:span text:style-name="T1">e</text:span> régiment de cuirassiers</text:p>
          </table:table-cell>
          <table:table-cell table:style-name="ce27" office:value-type="string" calcext:value-type="string">
            <text:p>lieutenant</text:p>
          </table:table-cell>
          <table:table-cell table:style-name="ce23" office:value-type="date" office:date-value="1888-02-18" calcext:value-type="date">
            <text:p>18 février 1888</text:p>
          </table:table-cell>
          <table:table-cell table:style-name="ce27" office:value-type="string" calcext:value-type="string">
            <text:p>Paris (17<text:span text:style-name="T1">e</text:span>)</text:p>
          </table:table-cell>
          <table:table-cell table:style-name="ce37" office:value-type="string" calcext:value-type="string">
            <text:p>décoré de la Croix de Guerre</text:p>
          </table:table-cell>
          <table:table-cell table:style-name="ce38" office:value-type="string" calcext:value-type="string">
            <text:p>* lettre adressée à Irénée Louis Gabriel d’Apchier le Maugin</text:p>
          </table:table-cell>
          <table:table-cell table:style-name="ce38" office:value-type="string" calcext:value-type="string">
            <text:p>* papier, encre turquoise, 17 x 11,8 cm,</text:p>
            <text:p>* enveloppe, encre turquoise, 12,5 x 9cm</text:p>
          </table:table-cell>
          <table:table-cell office:value-type="string" calcext:value-type="string">
            <text:p>4 + 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_Poilus_t-0004_03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4" calcext:value-type="float">
            <text:p>0004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15])" office:value-type="string" office:string-value="LXIX" calcext:value-type="string">
            <text:p>LXIX</text:p>
          </table:table-cell>
          <table:table-cell office:value-type="float" office:value="69" calcext:value-type="float">
            <text:p>069</text:p>
          </table:table-cell>
          <table:table-cell table:style-name="ce10" office:value-type="string" calcext:value-type="string">
            <text:p>MC/ET/LXIX/1555</text:p>
          </table:table-cell>
          <table:table-cell table:style-name="ce17" office:value-type="date" office:date-value="1917-11-30" calcext:value-type="date">
            <text:p>30 novembre 1917</text:p>
          </table:table-cell>
          <table:table-cell table:style-name="ce17" office:value-type="date" office:date-value="1917-05-04" calcext:value-type="date">
            <text:p>4 mai 1917</text:p>
          </table:table-cell>
          <table:table-cell table:style-name="ce20" office:value-type="string" calcext:value-type="string">
            <text:p>?</text:p>
          </table:table-cell>
          <table:table-cell table:style-name="ce23" table:formula="of:=CONCATENATE([tst_numerisation_juillet_2017.M15];[tst_numerisation_juillet_2017.K15];[tst_numerisation_juillet_2017.L15])" office:value-type="string" office:string-value="Guillaume Victor Napoléon Rozat de Mandres" calcext:value-type="string">
            <text:p>Guillaume Victor Napoléon Rozat de Mandres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Rozat de Mandres</text:p>
          </table:table-cell>
          <table:table-cell table:style-name="ce27" office:value-type="string" calcext:value-type="string">
            <text:p>Guillaume Victor Napoléon</text:p>
          </table:table-cell>
          <table:table-cell table:style-name="ce27" office:value-type="string" calcext:value-type="string">
            <text:p>militaire ?</text:p>
          </table:table-cell>
          <table:table-cell table:style-name="ce30" office:value-type="string" calcext:value-type="string">
            <text:p>Paris (8<text:span text:style-name="T2">e</text:span>), 25 rue de Marigny</text:p>
          </table:table-cell>
          <table:table-cell table:style-name="ce23" office:value-type="date" office:date-value="1917-05-05" calcext:value-type="date">
            <text:p>5 mai 1917</text:p>
          </table:table-cell>
          <table:table-cell table:style-name="ce27" office:value-type="string" calcext:value-type="string">
            <text:p>Château de la Motte (Aisne)</text:p>
          </table:table-cell>
          <table:table-cell table:style-name="ce23" office:value-type="string" calcext:value-type="string">
            <text:p>mort pour la France</text:p>
          </table:table-cell>
          <table:table-cell office:value-type="string" calcext:value-type="string">
            <text:p><text:a xlink:href="http://www.memoiredeshommes.sga.defense.gouv.fr/fr/ark:/40699/m00523aae3c70d2f" xlink:type="simple">http://www.memoiredeshommes.sga.defense.gouv.fr/fr/ark:/40699/m00523aae3c70d2f</text:a></text:p>
          </table:table-cell>
          <table:table-cell table:style-name="ce27" office:value-type="string" calcext:value-type="string">
            <text:p>4<text:span text:style-name="T1">e</text:span> régiment de cuirassiers</text:p>
          </table:table-cell>
          <table:table-cell table:style-name="ce27" office:value-type="string" calcext:value-type="string">
            <text:p>lieutenant</text:p>
          </table:table-cell>
          <table:table-cell table:style-name="ce23" office:value-type="date" office:date-value="1888-02-18" calcext:value-type="date">
            <text:p>18 février 1888</text:p>
          </table:table-cell>
          <table:table-cell table:style-name="ce27" office:value-type="string" calcext:value-type="string">
            <text:p>Paris (17<text:span text:style-name="T1">e</text:span>)</text:p>
          </table:table-cell>
          <table:table-cell table:style-name="ce37" office:value-type="string" calcext:value-type="string">
            <text:p>décoré de la Croix de Guerre</text:p>
          </table:table-cell>
          <table:table-cell table:style-name="ce38" office:value-type="string" calcext:value-type="string">
            <text:p>* lettre adressée à Irénée Louis Gabriel d’Apchier le Maugin</text:p>
          </table:table-cell>
          <table:table-cell table:style-name="ce38" office:value-type="string" calcext:value-type="string">
            <text:p>* papier, encre turquoise, 17 x 11,8 cm,</text:p>
            <text:p>* enveloppe, encre turquoise, 12,5 x 9cm</text:p>
          </table:table-cell>
          <table:table-cell office:value-type="string" calcext:value-type="string">
            <text:p>4 + 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_Poilus_t-0004_04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4" calcext:value-type="float">
            <text:p>0004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16])" office:value-type="string" office:string-value="LXIX" calcext:value-type="string">
            <text:p>LXIX</text:p>
          </table:table-cell>
          <table:table-cell office:value-type="float" office:value="69" calcext:value-type="float">
            <text:p>069</text:p>
          </table:table-cell>
          <table:table-cell table:style-name="ce10" office:value-type="string" calcext:value-type="string">
            <text:p>MC/ET/LXIX/1555</text:p>
          </table:table-cell>
          <table:table-cell table:style-name="ce17" office:value-type="date" office:date-value="1917-11-30" calcext:value-type="date">
            <text:p>30 novembre 1917</text:p>
          </table:table-cell>
          <table:table-cell table:style-name="ce17" office:value-type="date" office:date-value="1917-05-04" calcext:value-type="date">
            <text:p>4 mai 1917</text:p>
          </table:table-cell>
          <table:table-cell table:style-name="ce20" office:value-type="string" calcext:value-type="string">
            <text:p>?</text:p>
          </table:table-cell>
          <table:table-cell table:style-name="ce23" table:formula="of:=CONCATENATE([tst_numerisation_juillet_2017.M16];[tst_numerisation_juillet_2017.K16];[tst_numerisation_juillet_2017.L16])" office:value-type="string" office:string-value="Guillaume Victor Napoléon Rozat de Mandres" calcext:value-type="string">
            <text:p>Guillaume Victor Napoléon Rozat de Mandres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Rozat de Mandres</text:p>
          </table:table-cell>
          <table:table-cell table:style-name="ce27" office:value-type="string" calcext:value-type="string">
            <text:p>Guillaume Victor Napoléon</text:p>
          </table:table-cell>
          <table:table-cell table:style-name="ce27" office:value-type="string" calcext:value-type="string">
            <text:p>militaire ?</text:p>
          </table:table-cell>
          <table:table-cell table:style-name="ce30" office:value-type="string" calcext:value-type="string">
            <text:p>Paris (8<text:span text:style-name="T2">e</text:span>), 25 rue de Marigny</text:p>
          </table:table-cell>
          <table:table-cell table:style-name="ce23" office:value-type="date" office:date-value="1917-05-05" calcext:value-type="date">
            <text:p>5 mai 1917</text:p>
          </table:table-cell>
          <table:table-cell table:style-name="ce27" office:value-type="string" calcext:value-type="string">
            <text:p>Château de la Motte (Aisne)</text:p>
          </table:table-cell>
          <table:table-cell table:style-name="ce23" office:value-type="string" calcext:value-type="string">
            <text:p>mort pour la France</text:p>
          </table:table-cell>
          <table:table-cell office:value-type="string" calcext:value-type="string">
            <text:p><text:a xlink:href="http://www.memoiredeshommes.sga.defense.gouv.fr/fr/ark:/40699/m00523aae3c70d2f" xlink:type="simple">http://www.memoiredeshommes.sga.defense.gouv.fr/fr/ark:/40699/m00523aae3c70d2f</text:a></text:p>
          </table:table-cell>
          <table:table-cell table:style-name="ce27" office:value-type="string" calcext:value-type="string">
            <text:p>4<text:span text:style-name="T1">e</text:span> régiment de cuirassiers</text:p>
          </table:table-cell>
          <table:table-cell table:style-name="ce27" office:value-type="string" calcext:value-type="string">
            <text:p>lieutenant</text:p>
          </table:table-cell>
          <table:table-cell table:style-name="ce23" office:value-type="date" office:date-value="1888-02-18" calcext:value-type="date">
            <text:p>18 février 1888</text:p>
          </table:table-cell>
          <table:table-cell table:style-name="ce27" office:value-type="string" calcext:value-type="string">
            <text:p>Paris (17<text:span text:style-name="T1">e</text:span>)</text:p>
          </table:table-cell>
          <table:table-cell table:style-name="ce37" office:value-type="string" calcext:value-type="string">
            <text:p>décoré de la Croix de Guerre</text:p>
          </table:table-cell>
          <table:table-cell table:style-name="ce38" office:value-type="string" calcext:value-type="string">
            <text:p>* lettre adressée à Irénée Louis Gabriel d’Apchier le Maugin</text:p>
          </table:table-cell>
          <table:table-cell table:style-name="ce38" office:value-type="string" calcext:value-type="string">
            <text:p>* papier, encre turquoise, 17 x 11,8 cm,</text:p>
            <text:p>* enveloppe, encre turquoise, 12,5 x 9cm</text:p>
          </table:table-cell>
          <table:table-cell office:value-type="string" calcext:value-type="string">
            <text:p>4 + 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_Poilus_t-0004_05</text:p>
          </table:table-cell>
          <table:table-cell office:value-type="string" calcext:value-type="string">
            <text:p>O</text:p>
          </table:table-cell>
          <table:table-cell table:style-name="ce38"/>
          <table:table-cell table:number-columns-repeated="991"/>
        </table:table-row>
        <table:table-row table:style-name="ro3">
          <table:table-cell office:value-type="float" office:value="4" calcext:value-type="float">
            <text:p>0004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17])" office:value-type="string" office:string-value="LXIX" calcext:value-type="string">
            <text:p>LXIX</text:p>
          </table:table-cell>
          <table:table-cell office:value-type="float" office:value="69" calcext:value-type="float">
            <text:p>069</text:p>
          </table:table-cell>
          <table:table-cell table:style-name="ce10" office:value-type="string" calcext:value-type="string">
            <text:p>MC/ET/LXIX/1555</text:p>
          </table:table-cell>
          <table:table-cell table:style-name="ce17" office:value-type="date" office:date-value="1917-11-30" calcext:value-type="date">
            <text:p>30 novembre 1917</text:p>
          </table:table-cell>
          <table:table-cell table:style-name="ce17" office:value-type="date" office:date-value="1917-05-04" calcext:value-type="date">
            <text:p>4 mai 1917</text:p>
          </table:table-cell>
          <table:table-cell table:style-name="ce20" office:value-type="string" calcext:value-type="string">
            <text:p>?</text:p>
          </table:table-cell>
          <table:table-cell table:style-name="ce23" table:formula="of:=CONCATENATE([tst_numerisation_juillet_2017.M17];[tst_numerisation_juillet_2017.K17];[tst_numerisation_juillet_2017.L17])" office:value-type="string" office:string-value="Guillaume Victor Napoléon Rozat de Mandres" calcext:value-type="string">
            <text:p>Guillaume Victor Napoléon Rozat de Mandres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Rozat de Mandres</text:p>
          </table:table-cell>
          <table:table-cell table:style-name="ce27" office:value-type="string" calcext:value-type="string">
            <text:p>Guillaume Victor Napoléon</text:p>
          </table:table-cell>
          <table:table-cell table:style-name="ce27" office:value-type="string" calcext:value-type="string">
            <text:p>militaire ?</text:p>
          </table:table-cell>
          <table:table-cell table:style-name="ce30" office:value-type="string" calcext:value-type="string">
            <text:p>Paris (8<text:span text:style-name="T2">e</text:span>), 25 rue de Marigny</text:p>
          </table:table-cell>
          <table:table-cell table:style-name="ce23" office:value-type="date" office:date-value="1917-05-05" calcext:value-type="date">
            <text:p>5 mai 1917</text:p>
          </table:table-cell>
          <table:table-cell table:style-name="ce27" office:value-type="string" calcext:value-type="string">
            <text:p>Château de la Motte (Aisne)</text:p>
          </table:table-cell>
          <table:table-cell table:style-name="ce23" office:value-type="string" calcext:value-type="string">
            <text:p>mort pour la France</text:p>
          </table:table-cell>
          <table:table-cell office:value-type="string" calcext:value-type="string">
            <text:p><text:a xlink:href="http://www.memoiredeshommes.sga.defense.gouv.fr/fr/ark:/40699/m00523aae3c70d2f" xlink:type="simple">http://www.memoiredeshommes.sga.defense.gouv.fr/fr/ark:/40699/m00523aae3c70d2f</text:a></text:p>
          </table:table-cell>
          <table:table-cell table:style-name="ce27" office:value-type="string" calcext:value-type="string">
            <text:p>4<text:span text:style-name="T1">e</text:span> régiment de cuirassiers</text:p>
          </table:table-cell>
          <table:table-cell table:style-name="ce27" office:value-type="string" calcext:value-type="string">
            <text:p>lieutenant</text:p>
          </table:table-cell>
          <table:table-cell table:style-name="ce23" office:value-type="date" office:date-value="1888-02-18" calcext:value-type="date">
            <text:p>18 février 1888</text:p>
          </table:table-cell>
          <table:table-cell table:style-name="ce27" office:value-type="string" calcext:value-type="string">
            <text:p>Paris (17<text:span text:style-name="T1">e</text:span>)</text:p>
          </table:table-cell>
          <table:table-cell table:style-name="ce37" office:value-type="string" calcext:value-type="string">
            <text:p>décoré de la Croix de Guerre</text:p>
          </table:table-cell>
          <table:table-cell table:style-name="ce38" office:value-type="string" calcext:value-type="string">
            <text:p>* lettre adressée à Irénée Louis Gabriel d’Apchier le Maugin</text:p>
          </table:table-cell>
          <table:table-cell table:style-name="ce38" office:value-type="string" calcext:value-type="string">
            <text:p>* papier, encre turquoise, 17 x 11,8 cm,</text:p>
            <text:p>* enveloppe, encre turquoise, 12,5 x 9cm</text:p>
          </table:table-cell>
          <table:table-cell office:value-type="string" calcext:value-type="string">
            <text:p>4 + 2</text:p>
          </table:table-cell>
          <table:table-cell table:number-columns-repeated="2"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N_Poilus_t-0004_06</text:p>
          </table:table-cell>
          <table:table-cell office:value-type="string" calcext:value-type="string">
            <text:p>O</text:p>
          </table:table-cell>
          <table:table-cell table:style-name="ce38"/>
          <table:table-cell table:number-columns-repeated="991"/>
        </table:table-row>
        <table:table-row table:style-name="ro3">
          <table:table-cell office:value-type="float" office:value="5" calcext:value-type="float">
            <text:p>0005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18])" office:value-type="string" office:string-value="LXIX" calcext:value-type="string">
            <text:p>LXIX</text:p>
          </table:table-cell>
          <table:table-cell office:value-type="float" office:value="69" calcext:value-type="float">
            <text:p>069</text:p>
          </table:table-cell>
          <table:table-cell table:style-name="ce10" office:value-type="string" calcext:value-type="string">
            <text:p>MC/ET/LXIX/1556</text:p>
          </table:table-cell>
          <table:table-cell table:style-name="ce17" office:value-type="date" office:date-value="1917-12-28" calcext:value-type="date">
            <text:p>28 décembre 1917</text:p>
          </table:table-cell>
          <table:table-cell table:style-name="ce17" office:value-type="date" office:date-value="1914-08-10" calcext:value-type="date">
            <text:p>10 août 1914</text:p>
          </table:table-cell>
          <table:table-cell table:style-name="ce20" office:value-type="string" calcext:value-type="string">
            <text:p>Paris</text:p>
          </table:table-cell>
          <table:table-cell table:style-name="ce23" table:formula="of:=CONCATENATE([tst_numerisation_juillet_2017.M18];[tst_numerisation_juillet_2017.K18];[tst_numerisation_juillet_2017.L18])" office:value-type="string" office:string-value="Victor Paul Pacilly" calcext:value-type="string">
            <text:p>Victor Paul Pacilly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Pacilly</text:p>
          </table:table-cell>
          <table:table-cell table:style-name="ce27" office:value-type="string" calcext:value-type="string">
            <text:p>Victor Paul</text:p>
          </table:table-cell>
          <table:table-cell table:style-name="ce27" office:value-type="string" calcext:value-type="string">
            <text:p>caissier</text:p>
          </table:table-cell>
          <table:table-cell table:style-name="ce30" office:value-type="string" calcext:value-type="string">
            <text:p>Paris (11<text:span text:style-name="T2">e</text:span>), 5 cité Bertrand</text:p>
          </table:table-cell>
          <table:table-cell table:style-name="ce23" office:value-type="date" office:date-value="1917-09-03" calcext:value-type="date">
            <text:p>3 septembre 1917</text:p>
          </table:table-cell>
          <table:table-cell table:style-name="ce27" office:value-type="string" calcext:value-type="string">
            <text:p>Rampont (Meuse)</text:p>
          </table:table-cell>
          <table:table-cell table:style-name="ce23" office:value-type="string" calcext:value-type="string">
            <text:p>mort pour la France</text:p>
          </table:table-cell>
          <table:table-cell office:value-type="string" calcext:value-type="string">
            <text:p><text:a xlink:href="http://www.memoiredeshommes.sga.defense.gouv.fr/fr/ark:/40699/m005239fa7c7b830" xlink:type="simple">http://www.memoiredeshommes.sga.defense.gouv.fr/fr/ark:/40699/m005239fa7c7b830</text:a></text:p>
          </table:table-cell>
          <table:table-cell table:style-name="ce27" office:value-type="string" calcext:value-type="string">
            <text:p>Sous-intendance des éléments non endivisionnés, 16e section de commis et ouvriers militaires d'administration </text:p>
          </table:table-cell>
          <table:table-cell table:style-name="ce27" office:value-type="string" calcext:value-type="string">
            <text:p>caporal</text:p>
          </table:table-cell>
          <table:table-cell table:style-name="ce23" office:value-type="date" office:date-value="1894-02-08" calcext:value-type="date">
            <text:p>8 février 1894</text:p>
          </table:table-cell>
          <table:table-cell table:style-name="ce27" office:value-type="string" calcext:value-type="string">
            <text:p>Martigny (Manche)</text:p>
          </table:table-cell>
          <table:table-cell table:style-name="ce38" office:value-type="string" calcext:value-type="string">
            <text:p>veuf en premier noces, non remarié, de Marie Victorine Lelavandier</text:p>
          </table:table-cell>
          <table:table-cell table:style-name="ce38"/>
          <table:table-cell table:style-name="ce38" office:value-type="string" calcext:value-type="string">
            <text:p>* papier quadrillé, encre, 27,2 x 21,2 c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_Poilus_t-0005_01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5" calcext:value-type="float">
            <text:p>0005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19])" office:value-type="string" office:string-value="LXIX" calcext:value-type="string">
            <text:p>LXIX</text:p>
          </table:table-cell>
          <table:table-cell office:value-type="float" office:value="69" calcext:value-type="float">
            <text:p>069</text:p>
          </table:table-cell>
          <table:table-cell table:style-name="ce10" office:value-type="string" calcext:value-type="string">
            <text:p>MC/ET/LXIX/1556</text:p>
          </table:table-cell>
          <table:table-cell table:style-name="ce17" office:value-type="date" office:date-value="1917-12-28" calcext:value-type="date">
            <text:p>28 décembre 1917</text:p>
          </table:table-cell>
          <table:table-cell table:style-name="ce17" office:value-type="date" office:date-value="1914-08-10" calcext:value-type="date">
            <text:p>10 août 1914</text:p>
          </table:table-cell>
          <table:table-cell table:style-name="ce20" office:value-type="string" calcext:value-type="string">
            <text:p>Paris</text:p>
          </table:table-cell>
          <table:table-cell table:style-name="ce23" table:formula="of:=CONCATENATE([tst_numerisation_juillet_2017.M19];[tst_numerisation_juillet_2017.K19];[tst_numerisation_juillet_2017.L19])" office:value-type="string" office:string-value="Victor Paul Pacilly" calcext:value-type="string">
            <text:p>Victor Paul Pacilly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Pacilly</text:p>
          </table:table-cell>
          <table:table-cell table:style-name="ce27" office:value-type="string" calcext:value-type="string">
            <text:p>Victor Paul</text:p>
          </table:table-cell>
          <table:table-cell table:style-name="ce27" office:value-type="string" calcext:value-type="string">
            <text:p>caissier</text:p>
          </table:table-cell>
          <table:table-cell table:style-name="ce30" office:value-type="string" calcext:value-type="string">
            <text:p>Paris (11<text:span text:style-name="T2">e</text:span>), 5 cité Bertrand</text:p>
          </table:table-cell>
          <table:table-cell table:style-name="ce23" office:value-type="date" office:date-value="1917-09-03" calcext:value-type="date">
            <text:p>3 septembre 1917</text:p>
          </table:table-cell>
          <table:table-cell table:style-name="ce27" office:value-type="string" calcext:value-type="string">
            <text:p>Rampont (Meuse)</text:p>
          </table:table-cell>
          <table:table-cell table:style-name="ce23" office:value-type="string" calcext:value-type="string">
            <text:p>mort pour la France</text:p>
          </table:table-cell>
          <table:table-cell office:value-type="string" calcext:value-type="string">
            <text:p><text:a xlink:href="http://www.memoiredeshommes.sga.defense.gouv.fr/fr/ark:/40699/m005239fa7c7b830" xlink:type="simple">http://www.memoiredeshommes.sga.defense.gouv.fr/fr/ark:/40699/m005239fa7c7b830</text:a></text:p>
          </table:table-cell>
          <table:table-cell table:style-name="ce27" office:value-type="string" calcext:value-type="string">
            <text:p>Sous-intendance des éléments non endivisionnés, 16e section de commis et ouvriers militaires d'administration </text:p>
          </table:table-cell>
          <table:table-cell table:style-name="ce27" office:value-type="string" calcext:value-type="string">
            <text:p>caporal</text:p>
          </table:table-cell>
          <table:table-cell table:style-name="ce23" office:value-type="date" office:date-value="1894-02-08" calcext:value-type="date">
            <text:p>8 février 1894</text:p>
          </table:table-cell>
          <table:table-cell table:style-name="ce27" office:value-type="string" calcext:value-type="string">
            <text:p>Martigny (Manche)</text:p>
          </table:table-cell>
          <table:table-cell table:style-name="ce38" office:value-type="string" calcext:value-type="string">
            <text:p>veuf en premier noces, non remarié, de Marie Victorine Lelavandier</text:p>
          </table:table-cell>
          <table:table-cell table:style-name="ce38"/>
          <table:table-cell table:style-name="ce38" office:value-type="string" calcext:value-type="string">
            <text:p>* papier quadrillé, encre, 27,2 x 21,2 c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_Poilus_t-0005_02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5" calcext:value-type="float">
            <text:p>0005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20])" office:value-type="string" office:string-value="LXIX" calcext:value-type="string">
            <text:p>LXIX</text:p>
          </table:table-cell>
          <table:table-cell office:value-type="float" office:value="69" calcext:value-type="float">
            <text:p>069</text:p>
          </table:table-cell>
          <table:table-cell table:style-name="ce10" office:value-type="string" calcext:value-type="string">
            <text:p>MC/ET/LXIX/1556</text:p>
          </table:table-cell>
          <table:table-cell table:style-name="ce17" office:value-type="date" office:date-value="1917-12-28" calcext:value-type="date">
            <text:p>28 décembre 1917</text:p>
          </table:table-cell>
          <table:table-cell table:style-name="ce17" office:value-type="date" office:date-value="1914-08-10" calcext:value-type="date">
            <text:p>10 août 1914</text:p>
          </table:table-cell>
          <table:table-cell table:style-name="ce20" office:value-type="string" calcext:value-type="string">
            <text:p>Paris</text:p>
          </table:table-cell>
          <table:table-cell table:style-name="ce23" table:formula="of:=CONCATENATE([tst_numerisation_juillet_2017.M20];[tst_numerisation_juillet_2017.K20];[tst_numerisation_juillet_2017.L20])" office:value-type="string" office:string-value="Victor Paul Pacilly" calcext:value-type="string">
            <text:p>Victor Paul Pacilly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Pacilly</text:p>
          </table:table-cell>
          <table:table-cell table:style-name="ce27" office:value-type="string" calcext:value-type="string">
            <text:p>Victor Paul</text:p>
          </table:table-cell>
          <table:table-cell table:style-name="ce27" office:value-type="string" calcext:value-type="string">
            <text:p>caissier</text:p>
          </table:table-cell>
          <table:table-cell table:style-name="ce30" office:value-type="string" calcext:value-type="string">
            <text:p>Paris (11<text:span text:style-name="T2">e</text:span>), 5 cité Bertrand</text:p>
          </table:table-cell>
          <table:table-cell table:style-name="ce23" office:value-type="date" office:date-value="1917-09-03" calcext:value-type="date">
            <text:p>3 septembre 1917</text:p>
          </table:table-cell>
          <table:table-cell table:style-name="ce27" office:value-type="string" calcext:value-type="string">
            <text:p>Rampont (Meuse)</text:p>
          </table:table-cell>
          <table:table-cell table:style-name="ce23" office:value-type="string" calcext:value-type="string">
            <text:p>mort pour la France</text:p>
          </table:table-cell>
          <table:table-cell office:value-type="string" calcext:value-type="string">
            <text:p><text:a xlink:href="http://www.memoiredeshommes.sga.defense.gouv.fr/fr/ark:/40699/m005239fa7c7b830" xlink:type="simple">http://www.memoiredeshommes.sga.defense.gouv.fr/fr/ark:/40699/m005239fa7c7b830</text:a></text:p>
          </table:table-cell>
          <table:table-cell table:style-name="ce27" office:value-type="string" calcext:value-type="string">
            <text:p>Sous-intendance des éléments non endivisionnés, 16e section de commis et ouvriers militaires d'administration </text:p>
          </table:table-cell>
          <table:table-cell table:style-name="ce27" office:value-type="string" calcext:value-type="string">
            <text:p>caporal</text:p>
          </table:table-cell>
          <table:table-cell table:style-name="ce23" office:value-type="date" office:date-value="1894-02-08" calcext:value-type="date">
            <text:p>8 février 1894</text:p>
          </table:table-cell>
          <table:table-cell table:style-name="ce27" office:value-type="string" calcext:value-type="string">
            <text:p>Martigny (Manche)</text:p>
          </table:table-cell>
          <table:table-cell table:style-name="ce38" office:value-type="string" calcext:value-type="string">
            <text:p>veuf en premier noces, non remarié, de Marie Victorine Lelavandier</text:p>
          </table:table-cell>
          <table:table-cell table:style-name="ce38"/>
          <table:table-cell table:style-name="ce38" office:value-type="string" calcext:value-type="string">
            <text:p>* papier quadrillé, encre, 27,2 x 21,2 c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_Poilus_t-0005_03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5" calcext:value-type="float">
            <text:p>0005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21])" office:value-type="string" office:string-value="LXIX" calcext:value-type="string">
            <text:p>LXIX</text:p>
          </table:table-cell>
          <table:table-cell office:value-type="float" office:value="69" calcext:value-type="float">
            <text:p>069</text:p>
          </table:table-cell>
          <table:table-cell table:style-name="ce10" office:value-type="string" calcext:value-type="string">
            <text:p>MC/ET/LXIX/1556</text:p>
          </table:table-cell>
          <table:table-cell table:style-name="ce17" office:value-type="date" office:date-value="1917-12-28" calcext:value-type="date">
            <text:p>28 décembre 1917</text:p>
          </table:table-cell>
          <table:table-cell table:style-name="ce17" office:value-type="date" office:date-value="1914-08-10" calcext:value-type="date">
            <text:p>10 août 1914</text:p>
          </table:table-cell>
          <table:table-cell table:style-name="ce20" office:value-type="string" calcext:value-type="string">
            <text:p>Paris</text:p>
          </table:table-cell>
          <table:table-cell table:style-name="ce23" table:formula="of:=CONCATENATE([tst_numerisation_juillet_2017.M21];[tst_numerisation_juillet_2017.K21];[tst_numerisation_juillet_2017.L21])" office:value-type="string" office:string-value="Victor Paul Pacilly" calcext:value-type="string">
            <text:p>Victor Paul Pacilly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Pacilly</text:p>
          </table:table-cell>
          <table:table-cell table:style-name="ce27" office:value-type="string" calcext:value-type="string">
            <text:p>Victor Paul</text:p>
          </table:table-cell>
          <table:table-cell table:style-name="ce27" office:value-type="string" calcext:value-type="string">
            <text:p>caissier</text:p>
          </table:table-cell>
          <table:table-cell table:style-name="ce30" office:value-type="string" calcext:value-type="string">
            <text:p>Paris (11<text:span text:style-name="T2">e</text:span>), 5 cité Bertrand</text:p>
          </table:table-cell>
          <table:table-cell table:style-name="ce23" office:value-type="date" office:date-value="1917-09-03" calcext:value-type="date">
            <text:p>3 septembre 1917</text:p>
          </table:table-cell>
          <table:table-cell table:style-name="ce27" office:value-type="string" calcext:value-type="string">
            <text:p>Rampont (Meuse)</text:p>
          </table:table-cell>
          <table:table-cell table:style-name="ce23" office:value-type="string" calcext:value-type="string">
            <text:p>mort pour la France</text:p>
          </table:table-cell>
          <table:table-cell office:value-type="string" calcext:value-type="string">
            <text:p><text:a xlink:href="http://www.memoiredeshommes.sga.defense.gouv.fr/fr/ark:/40699/m005239fa7c7b830" xlink:type="simple">http://www.memoiredeshommes.sga.defense.gouv.fr/fr/ark:/40699/m005239fa7c7b830</text:a></text:p>
          </table:table-cell>
          <table:table-cell table:style-name="ce27" office:value-type="string" calcext:value-type="string">
            <text:p>Sous-intendance des éléments non endivisionnés, 16e section de commis et ouvriers militaires d'administration </text:p>
          </table:table-cell>
          <table:table-cell table:style-name="ce27" office:value-type="string" calcext:value-type="string">
            <text:p>caporal</text:p>
          </table:table-cell>
          <table:table-cell table:style-name="ce23" office:value-type="date" office:date-value="1894-02-08" calcext:value-type="date">
            <text:p>8 février 1894</text:p>
          </table:table-cell>
          <table:table-cell table:style-name="ce27" office:value-type="string" calcext:value-type="string">
            <text:p>Martigny (Manche)</text:p>
          </table:table-cell>
          <table:table-cell table:style-name="ce38" office:value-type="string" calcext:value-type="string">
            <text:p>veuf en premier noces, non remarié, de Marie Victorine Lelavandier</text:p>
          </table:table-cell>
          <table:table-cell table:style-name="ce38"/>
          <table:table-cell table:style-name="ce38" office:value-type="string" calcext:value-type="string">
            <text:p>* papier quadrillé, encre, 27,2 x 21,2 c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_Poilus_t-0005_04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6" calcext:value-type="float">
            <text:p>0006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CD</text:p>
          </table:table-cell>
          <table:table-cell table:formula="of:=ROMAN([tst_numerisation_juillet_2017.E22])" office:value-type="string" office:string-value="CXIII" calcext:value-type="string">
            <text:p>CXIII</text:p>
          </table:table-cell>
          <table:table-cell office:value-type="float" office:value="113" calcext:value-type="float">
            <text:p>113</text:p>
          </table:table-cell>
          <table:table-cell table:style-name="ce10" office:value-type="string" calcext:value-type="string">
            <text:p>MC/ET/CXIII/1639</text:p>
          </table:table-cell>
          <table:table-cell table:style-name="ce17" office:value-type="date" office:date-value="1915-03-29" calcext:value-type="date">
            <text:p>29 mars 1915</text:p>
          </table:table-cell>
          <table:table-cell table:style-name="ce19" office:value-type="date" office:date-value="1914-08-03" calcext:value-type="date">
            <text:p>3 août 1914</text:p>
          </table:table-cell>
          <table:table-cell table:style-name="ce21" office:value-type="string" calcext:value-type="string">
            <text:p>Carentan (Manche)</text:p>
          </table:table-cell>
          <table:table-cell table:style-name="ce23" table:formula="of:=CONCATENATE([tst_numerisation_juillet_2017.M22];[tst_numerisation_juillet_2017.K22];[tst_numerisation_juillet_2017.L22])" office:value-type="string" office:string-value="Édouard Désiré Cauville" calcext:value-type="string">
            <text:p>Édouard Désiré Cauville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Cauville</text:p>
          </table:table-cell>
          <table:table-cell table:style-name="ce30" office:value-type="string" calcext:value-type="string">
            <text:p>Édouard Désiré</text:p>
          </table:table-cell>
          <table:table-cell table:style-name="ce30" office:value-type="string" calcext:value-type="string">
            <text:p>secrétaire du comité central des Houillères de France</text:p>
          </table:table-cell>
          <table:table-cell table:style-name="ce31" office:value-type="string" calcext:value-type="string">
            <text:p><text:span text:style-name="T3">Paris (8</text:span><text:span text:style-name="T4">e</text:span><text:span text:style-name="T3">), 13 rue Bernouilli</text:span></text:p>
          </table:table-cell>
          <table:table-cell table:style-name="ce32" office:value-type="date" office:date-value="1914-12-30" calcext:value-type="date">
            <text:p>30 décembre 1914</text:p>
          </table:table-cell>
          <table:table-cell table:style-name="ce30" office:value-type="string" calcext:value-type="string">
            <text:p>Amiens, (Somme) 1 rue de l’Oratoire (hôpital temporaire n°5)</text:p>
          </table:table-cell>
          <table:table-cell table:style-name="ce23" office:value-type="string" calcext:value-type="string">
            <text:p>étant mobilisé</text:p>
          </table:table-cell>
          <table:table-cell office:value-type="string" calcext:value-type="string">
            <text:p><text:a xlink:href="http://www.memoiredeshommes.sga.defense.gouv.fr/fr/ark:/40699/m005239dd9fee52c" xlink:type="simple">http://www.memoiredeshommes.sga.defense.gouv.fr/fr/ark:/40699/m005239dd9fee52c</text:a></text:p>
          </table:table-cell>
          <table:table-cell table:style-name="ce27" office:value-type="string" calcext:value-type="string">
            <text:p>80<text:span text:style-name="T1">e</text:span> régiment territorial d’infanterie</text:p>
          </table:table-cell>
          <table:table-cell table:style-name="ce30" office:value-type="string" calcext:value-type="string">
            <text:p>caporal</text:p>
          </table:table-cell>
          <table:table-cell table:style-name="ce32" office:value-type="date" office:date-value="1876-06-14" calcext:value-type="date">
            <text:p>14 juin 1876</text:p>
          </table:table-cell>
          <table:table-cell table:style-name="ce30" office:value-type="string" calcext:value-type="string">
            <text:p>Carentan (Manche)</text:p>
          </table:table-cell>
          <table:table-cell table:style-name="ce30"/>
          <table:table-cell table:style-name="ce38"/>
          <table:table-cell table:style-name="ce38" office:value-type="string" calcext:value-type="string">
            <text:p>* papier à lettre réglé en filigrane (?), encre, 17,8 x 11,5 c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_Poilus_t-0006_01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6" calcext:value-type="float">
            <text:p>0006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CD</text:p>
          </table:table-cell>
          <table:table-cell table:formula="of:=ROMAN([tst_numerisation_juillet_2017.E23])" office:value-type="string" office:string-value="CXIII" calcext:value-type="string">
            <text:p>CXIII</text:p>
          </table:table-cell>
          <table:table-cell office:value-type="float" office:value="113" calcext:value-type="float">
            <text:p>113</text:p>
          </table:table-cell>
          <table:table-cell table:style-name="ce10" office:value-type="string" calcext:value-type="string">
            <text:p>MC/ET/CXIII/1639</text:p>
          </table:table-cell>
          <table:table-cell table:style-name="ce17" office:value-type="date" office:date-value="1915-03-29" calcext:value-type="date">
            <text:p>29 mars 1915</text:p>
          </table:table-cell>
          <table:table-cell table:style-name="ce19" office:value-type="date" office:date-value="1914-08-03" calcext:value-type="date">
            <text:p>3 août 1914</text:p>
          </table:table-cell>
          <table:table-cell table:style-name="ce21" office:value-type="string" calcext:value-type="string">
            <text:p>Carentan (Manche)</text:p>
          </table:table-cell>
          <table:table-cell table:style-name="ce23" table:formula="of:=CONCATENATE([tst_numerisation_juillet_2017.M23];[tst_numerisation_juillet_2017.K23];[tst_numerisation_juillet_2017.L23])" office:value-type="string" office:string-value="Édouard Désiré Cauville" calcext:value-type="string">
            <text:p>Édouard Désiré Cauville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Cauville</text:p>
          </table:table-cell>
          <table:table-cell table:style-name="ce30" office:value-type="string" calcext:value-type="string">
            <text:p>Édouard Désiré</text:p>
          </table:table-cell>
          <table:table-cell table:style-name="ce30" office:value-type="string" calcext:value-type="string">
            <text:p>secrétaire du comité central des Houillères de France</text:p>
          </table:table-cell>
          <table:table-cell table:style-name="ce31" office:value-type="string" calcext:value-type="string">
            <text:p><text:span text:style-name="T3">Paris (8</text:span><text:span text:style-name="T4">e</text:span><text:span text:style-name="T3">), 13 rue Bernouilli</text:span></text:p>
          </table:table-cell>
          <table:table-cell table:style-name="ce32" office:value-type="date" office:date-value="1914-12-30" calcext:value-type="date">
            <text:p>30 décembre 1914</text:p>
          </table:table-cell>
          <table:table-cell table:style-name="ce30" office:value-type="string" calcext:value-type="string">
            <text:p>Amiens, (Somme) 1 rue de l’Oratoire (hôpital temporaire n°5)</text:p>
          </table:table-cell>
          <table:table-cell table:style-name="ce23" office:value-type="string" calcext:value-type="string">
            <text:p>étant mobilisé</text:p>
          </table:table-cell>
          <table:table-cell office:value-type="string" calcext:value-type="string">
            <text:p><text:a xlink:href="http://www.memoiredeshommes.sga.defense.gouv.fr/fr/ark:/40699/m005239dd9fee52c" xlink:type="simple">http://www.memoiredeshommes.sga.defense.gouv.fr/fr/ark:/40699/m005239dd9fee52c</text:a></text:p>
          </table:table-cell>
          <table:table-cell table:style-name="ce27" office:value-type="string" calcext:value-type="string">
            <text:p>80<text:span text:style-name="T1">e</text:span> régiment territorial d’infanterie</text:p>
          </table:table-cell>
          <table:table-cell table:style-name="ce30" office:value-type="string" calcext:value-type="string">
            <text:p>caporal</text:p>
          </table:table-cell>
          <table:table-cell table:style-name="ce32" office:value-type="date" office:date-value="1876-06-14" calcext:value-type="date">
            <text:p>14 juin 1876</text:p>
          </table:table-cell>
          <table:table-cell table:style-name="ce30" office:value-type="string" calcext:value-type="string">
            <text:p>Carentan (Manche)</text:p>
          </table:table-cell>
          <table:table-cell table:style-name="ce30"/>
          <table:table-cell table:style-name="ce38"/>
          <table:table-cell table:style-name="ce38" office:value-type="string" calcext:value-type="string">
            <text:p>* papier à lettre réglé en filigrane (?), encre, 17,8 x 11,5 c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_Poilus_t-0006_02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6" calcext:value-type="float">
            <text:p>0006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CD</text:p>
          </table:table-cell>
          <table:table-cell table:formula="of:=ROMAN([tst_numerisation_juillet_2017.E24])" office:value-type="string" office:string-value="CXIII" calcext:value-type="string">
            <text:p>CXIII</text:p>
          </table:table-cell>
          <table:table-cell office:value-type="float" office:value="113" calcext:value-type="float">
            <text:p>113</text:p>
          </table:table-cell>
          <table:table-cell table:style-name="ce10" office:value-type="string" calcext:value-type="string">
            <text:p>MC/ET/CXIII/1639</text:p>
          </table:table-cell>
          <table:table-cell table:style-name="ce17" office:value-type="date" office:date-value="1915-03-29" calcext:value-type="date">
            <text:p>29 mars 1915</text:p>
          </table:table-cell>
          <table:table-cell table:style-name="ce19" office:value-type="date" office:date-value="1914-08-03" calcext:value-type="date">
            <text:p>3 août 1914</text:p>
          </table:table-cell>
          <table:table-cell table:style-name="ce21" office:value-type="string" calcext:value-type="string">
            <text:p>Carentan (Manche)</text:p>
          </table:table-cell>
          <table:table-cell table:style-name="ce23" table:formula="of:=CONCATENATE([tst_numerisation_juillet_2017.M24];[tst_numerisation_juillet_2017.K24];[tst_numerisation_juillet_2017.L24])" office:value-type="string" office:string-value="Édouard Désiré Cauville" calcext:value-type="string">
            <text:p>Édouard Désiré Cauville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Cauville</text:p>
          </table:table-cell>
          <table:table-cell table:style-name="ce30" office:value-type="string" calcext:value-type="string">
            <text:p>Édouard Désiré</text:p>
          </table:table-cell>
          <table:table-cell table:style-name="ce30" office:value-type="string" calcext:value-type="string">
            <text:p>secrétaire du comité central des Houillères de France</text:p>
          </table:table-cell>
          <table:table-cell table:style-name="ce31" office:value-type="string" calcext:value-type="string">
            <text:p><text:span text:style-name="T3">Paris (8</text:span><text:span text:style-name="T4">e</text:span><text:span text:style-name="T3">), 13 rue Bernouilli</text:span></text:p>
          </table:table-cell>
          <table:table-cell table:style-name="ce32" office:value-type="date" office:date-value="1914-12-30" calcext:value-type="date">
            <text:p>30 décembre 1914</text:p>
          </table:table-cell>
          <table:table-cell table:style-name="ce30" office:value-type="string" calcext:value-type="string">
            <text:p>Amiens, (Somme) 1 rue de l’Oratoire (hôpital temporaire n°5)</text:p>
          </table:table-cell>
          <table:table-cell table:style-name="ce23" office:value-type="string" calcext:value-type="string">
            <text:p>étant mobilisé</text:p>
          </table:table-cell>
          <table:table-cell office:value-type="string" calcext:value-type="string">
            <text:p><text:a xlink:href="http://www.memoiredeshommes.sga.defense.gouv.fr/fr/ark:/40699/m005239dd9fee52c" xlink:type="simple">http://www.memoiredeshommes.sga.defense.gouv.fr/fr/ark:/40699/m005239dd9fee52c</text:a></text:p>
          </table:table-cell>
          <table:table-cell table:style-name="ce27" office:value-type="string" calcext:value-type="string">
            <text:p>80<text:span text:style-name="T1">e</text:span> régiment territorial d’infanterie</text:p>
          </table:table-cell>
          <table:table-cell table:style-name="ce30" office:value-type="string" calcext:value-type="string">
            <text:p>caporal</text:p>
          </table:table-cell>
          <table:table-cell table:style-name="ce32" office:value-type="date" office:date-value="1876-06-14" calcext:value-type="date">
            <text:p>14 juin 1876</text:p>
          </table:table-cell>
          <table:table-cell table:style-name="ce30" office:value-type="string" calcext:value-type="string">
            <text:p>Carentan (Manche)</text:p>
          </table:table-cell>
          <table:table-cell table:style-name="ce30"/>
          <table:table-cell table:style-name="ce38"/>
          <table:table-cell table:style-name="ce38" office:value-type="string" calcext:value-type="string">
            <text:p>* papier à lettre réglé en filigrane (?), encre, 17,8 x 11,5 c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_Poilus_t-0006_03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6" calcext:value-type="float">
            <text:p>0006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CD</text:p>
          </table:table-cell>
          <table:table-cell table:formula="of:=ROMAN([tst_numerisation_juillet_2017.E25])" office:value-type="string" office:string-value="CXIII" calcext:value-type="string">
            <text:p>CXIII</text:p>
          </table:table-cell>
          <table:table-cell office:value-type="float" office:value="113" calcext:value-type="float">
            <text:p>113</text:p>
          </table:table-cell>
          <table:table-cell table:style-name="ce10" office:value-type="string" calcext:value-type="string">
            <text:p>MC/ET/CXIII/1639</text:p>
          </table:table-cell>
          <table:table-cell table:style-name="ce17" office:value-type="date" office:date-value="1915-03-29" calcext:value-type="date">
            <text:p>29 mars 1915</text:p>
          </table:table-cell>
          <table:table-cell table:style-name="ce19" office:value-type="date" office:date-value="1914-08-03" calcext:value-type="date">
            <text:p>3 août 1914</text:p>
          </table:table-cell>
          <table:table-cell table:style-name="ce21" office:value-type="string" calcext:value-type="string">
            <text:p>Carentan (Manche)</text:p>
          </table:table-cell>
          <table:table-cell table:style-name="ce23" table:formula="of:=CONCATENATE([tst_numerisation_juillet_2017.M25];[tst_numerisation_juillet_2017.K25];[tst_numerisation_juillet_2017.L25])" office:value-type="string" office:string-value="Édouard Désiré Cauville" calcext:value-type="string">
            <text:p>Édouard Désiré Cauville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Cauville</text:p>
          </table:table-cell>
          <table:table-cell table:style-name="ce30" office:value-type="string" calcext:value-type="string">
            <text:p>Édouard Désiré</text:p>
          </table:table-cell>
          <table:table-cell table:style-name="ce30" office:value-type="string" calcext:value-type="string">
            <text:p>secrétaire du comité central des Houillères de France</text:p>
          </table:table-cell>
          <table:table-cell table:style-name="ce31" office:value-type="string" calcext:value-type="string">
            <text:p><text:span text:style-name="T3">Paris (8</text:span><text:span text:style-name="T4">e</text:span><text:span text:style-name="T3">), 13 rue Bernouilli</text:span></text:p>
          </table:table-cell>
          <table:table-cell table:style-name="ce32" office:value-type="date" office:date-value="1914-12-30" calcext:value-type="date">
            <text:p>30 décembre 1914</text:p>
          </table:table-cell>
          <table:table-cell table:style-name="ce30" office:value-type="string" calcext:value-type="string">
            <text:p>Amiens, (Somme) 1 rue de l’Oratoire (hôpital temporaire n°5)</text:p>
          </table:table-cell>
          <table:table-cell table:style-name="ce23" office:value-type="string" calcext:value-type="string">
            <text:p>étant mobilisé</text:p>
          </table:table-cell>
          <table:table-cell office:value-type="string" calcext:value-type="string">
            <text:p><text:a xlink:href="http://www.memoiredeshommes.sga.defense.gouv.fr/fr/ark:/40699/m005239dd9fee52c" xlink:type="simple">http://www.memoiredeshommes.sga.defense.gouv.fr/fr/ark:/40699/m005239dd9fee52c</text:a></text:p>
          </table:table-cell>
          <table:table-cell table:style-name="ce27" office:value-type="string" calcext:value-type="string">
            <text:p>80<text:span text:style-name="T1">e</text:span> régiment territorial d’infanterie</text:p>
          </table:table-cell>
          <table:table-cell table:style-name="ce30" office:value-type="string" calcext:value-type="string">
            <text:p>caporal</text:p>
          </table:table-cell>
          <table:table-cell table:style-name="ce32" office:value-type="date" office:date-value="1876-06-14" calcext:value-type="date">
            <text:p>14 juin 1876</text:p>
          </table:table-cell>
          <table:table-cell table:style-name="ce30" office:value-type="string" calcext:value-type="string">
            <text:p>Carentan (Manche)</text:p>
          </table:table-cell>
          <table:table-cell table:style-name="ce30"/>
          <table:table-cell table:style-name="ce38"/>
          <table:table-cell table:style-name="ce38" office:value-type="string" calcext:value-type="string">
            <text:p>* papier à lettre réglé en filigrane (?), encre, 17,8 x 11,5 c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_Poilus_t-0006_04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7" calcext:value-type="float">
            <text:p>0007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26])" office:value-type="string" office:string-value="CXX" calcext:value-type="string">
            <text:p>CXX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MC/ET/CXX/1536</text:p>
          </table:table-cell>
          <table:table-cell table:style-name="ce17" office:value-type="date" office:date-value="1915-02-13" calcext:value-type="date">
            <text:p>13 février 1915</text:p>
          </table:table-cell>
          <table:table-cell table:style-name="ce17" office:value-type="date" office:date-value="1914-08-24" calcext:value-type="date">
            <text:p>24 août 1914</text:p>
          </table:table-cell>
          <table:table-cell table:style-name="ce20" office:value-type="string" calcext:value-type="string">
            <text:p>Paris</text:p>
          </table:table-cell>
          <table:table-cell table:style-name="ce23" table:formula="of:=CONCATENATE([tst_numerisation_juillet_2017.M26];[tst_numerisation_juillet_2017.K26];[tst_numerisation_juillet_2017.L26])" office:value-type="string" office:string-value="Édouard Laurent" calcext:value-type="string">
            <text:p>Édouard Laurent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Laurent</text:p>
          </table:table-cell>
          <table:table-cell table:style-name="ce27" office:value-type="string" calcext:value-type="string">
            <text:p>Édouard</text:p>
          </table:table-cell>
          <table:table-cell table:style-name="ce27" office:value-type="string" calcext:value-type="string">
            <text:p>négociant</text:p>
          </table:table-cell>
          <table:table-cell table:style-name="ce31" office:value-type="string" calcext:value-type="string">
            <text:p><text:span text:style-name="T3">Paris (16</text:span><text:span text:style-name="T4">e</text:span><text:span text:style-name="T3">), 3 rue Debrousse</text:span></text:p>
          </table:table-cell>
          <table:table-cell table:style-name="ce23" office:value-type="string" calcext:value-type="string">
            <text:p>22 ou 23 novembre 1914</text:p>
          </table:table-cell>
          <table:table-cell table:style-name="ce27" office:value-type="string" calcext:value-type="string">
            <text:p>Arvillers ou Le Quesnoy-en-Santerre (Somme)</text:p>
          </table:table-cell>
          <table:table-cell table:style-name="ce23" office:value-type="string" calcext:value-type="string">
            <text:p>blessures de guerre</text:p>
          </table:table-cell>
          <table:table-cell office:value-type="string" calcext:value-type="string">
            <text:p><text:a xlink:href="http://www.memoiredeshommes.sga.defense.gouv.fr/fr/ark:/40699/m005239f1dfba438" xlink:type="simple">http://www.memoiredeshommes.sga.defense.gouv.fr/fr/ark:/40699/m005239f1dfba438</text:a></text:p>
          </table:table-cell>
          <table:table-cell table:style-name="ce27" office:value-type="string" calcext:value-type="string">
            <text:p>115<text:span text:style-name="T1">e</text:span> régimetn d’infanterie</text:p>
          </table:table-cell>
          <table:table-cell table:style-name="ce27" office:value-type="string" calcext:value-type="string">
            <text:p>sergent</text:p>
          </table:table-cell>
          <table:table-cell table:style-name="ce23" office:value-type="date" office:date-value="1879-08-22" calcext:value-type="date">
            <text:p>22 août 1879</text:p>
          </table:table-cell>
          <table:table-cell table:style-name="ce30" office:value-type="string" calcext:value-type="string">
            <text:p>Paris (12<text:span text:style-name="T1">e</text:span>)</text:p>
          </table:table-cell>
          <table:table-cell table:style-name="ce27"/>
          <table:table-cell/>
          <table:table-cell office:value-type="string" calcext:value-type="string">
            <text:p>* papier à lettre, encre, 18 x 13 cm</text:p>
            <text:p>* enveloppe « Source Badoit »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_Poilus_t-0007_01</text:p>
          </table:table-cell>
          <table:table-cell office:value-type="string" calcext:value-type="string">
            <text:p>N</text:p>
          </table:table-cell>
          <table:table-cell table:style-name="ce38" office:value-type="string" calcext:value-type="string">
            <text:p>l’orde des prises de vue n’est pas celui dans lequel se présente le testament</text:p>
          </table:table-cell>
          <table:table-cell table:number-columns-repeated="991"/>
        </table:table-row>
        <table:table-row table:style-name="ro3">
          <table:table-cell office:value-type="float" office:value="7" calcext:value-type="float">
            <text:p>0007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27])" office:value-type="string" office:string-value="CXX" calcext:value-type="string">
            <text:p>CXX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MC/ET/CXX/1536</text:p>
          </table:table-cell>
          <table:table-cell table:style-name="ce17" office:value-type="date" office:date-value="1915-02-13" calcext:value-type="date">
            <text:p>13 février 1915</text:p>
          </table:table-cell>
          <table:table-cell table:style-name="ce17" office:value-type="date" office:date-value="1914-08-24" calcext:value-type="date">
            <text:p>24 août 1914</text:p>
          </table:table-cell>
          <table:table-cell table:style-name="ce20" office:value-type="string" calcext:value-type="string">
            <text:p>Paris</text:p>
          </table:table-cell>
          <table:table-cell table:style-name="ce23" table:formula="of:=CONCATENATE([tst_numerisation_juillet_2017.M27];[tst_numerisation_juillet_2017.K27];[tst_numerisation_juillet_2017.L27])" office:value-type="string" office:string-value="Édouard Laurent" calcext:value-type="string">
            <text:p>Édouard Laurent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Laurent</text:p>
          </table:table-cell>
          <table:table-cell table:style-name="ce27" office:value-type="string" calcext:value-type="string">
            <text:p>Édouard</text:p>
          </table:table-cell>
          <table:table-cell table:style-name="ce27" office:value-type="string" calcext:value-type="string">
            <text:p>négociant</text:p>
          </table:table-cell>
          <table:table-cell table:style-name="ce31" office:value-type="string" calcext:value-type="string">
            <text:p><text:span text:style-name="T3">Paris (16</text:span><text:span text:style-name="T4">e</text:span><text:span text:style-name="T3">), 3 rue Debrousse</text:span></text:p>
          </table:table-cell>
          <table:table-cell table:style-name="ce23" office:value-type="string" calcext:value-type="string">
            <text:p>22 ou 23 novembre 1914</text:p>
          </table:table-cell>
          <table:table-cell table:style-name="ce27" office:value-type="string" calcext:value-type="string">
            <text:p>Arvillers ou Le Quesnoy-en-Santerre (Somme)</text:p>
          </table:table-cell>
          <table:table-cell table:style-name="ce23" office:value-type="string" calcext:value-type="string">
            <text:p>blessures de guerre</text:p>
          </table:table-cell>
          <table:table-cell office:value-type="string" calcext:value-type="string">
            <text:p><text:a xlink:href="http://www.memoiredeshommes.sga.defense.gouv.fr/fr/ark:/40699/m005239f1dfba438" xlink:type="simple">http://www.memoiredeshommes.sga.defense.gouv.fr/fr/ark:/40699/m005239f1dfba438</text:a></text:p>
          </table:table-cell>
          <table:table-cell table:style-name="ce27" office:value-type="string" calcext:value-type="string">
            <text:p>115<text:span text:style-name="T1">e</text:span> régimetn d’infanterie</text:p>
          </table:table-cell>
          <table:table-cell table:style-name="ce27" office:value-type="string" calcext:value-type="string">
            <text:p>sergent</text:p>
          </table:table-cell>
          <table:table-cell table:style-name="ce23" office:value-type="date" office:date-value="1879-08-22" calcext:value-type="date">
            <text:p>22 août 1879</text:p>
          </table:table-cell>
          <table:table-cell table:style-name="ce30" office:value-type="string" calcext:value-type="string">
            <text:p>Paris (12<text:span text:style-name="T1">e</text:span>)</text:p>
          </table:table-cell>
          <table:table-cell table:style-name="ce27"/>
          <table:table-cell/>
          <table:table-cell office:value-type="string" calcext:value-type="string">
            <text:p>* papier à lettre, encre, 18 x 13 cm</text:p>
            <text:p>* enveloppe « Source Badoit »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_Poilus_t-0007_02</text:p>
          </table:table-cell>
          <table:table-cell office:value-type="string" calcext:value-type="string">
            <text:p>N</text:p>
          </table:table-cell>
          <table:table-cell table:style-name="ce38" office:value-type="string" calcext:value-type="string">
            <text:p>l’orde des prises de vue n’est pas celui dans lequel se présente le testament</text:p>
          </table:table-cell>
          <table:table-cell table:number-columns-repeated="991"/>
        </table:table-row>
        <table:table-row table:style-name="ro3">
          <table:table-cell office:value-type="float" office:value="7" calcext:value-type="float">
            <text:p>0007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28])" office:value-type="string" office:string-value="CXX" calcext:value-type="string">
            <text:p>CXX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MC/ET/CXX/1536</text:p>
          </table:table-cell>
          <table:table-cell table:style-name="ce17" office:value-type="date" office:date-value="1915-02-13" calcext:value-type="date">
            <text:p>13 février 1915</text:p>
          </table:table-cell>
          <table:table-cell table:style-name="ce17" office:value-type="date" office:date-value="1914-08-24" calcext:value-type="date">
            <text:p>24 août 1914</text:p>
          </table:table-cell>
          <table:table-cell table:style-name="ce20" office:value-type="string" calcext:value-type="string">
            <text:p>Paris</text:p>
          </table:table-cell>
          <table:table-cell table:style-name="ce23" table:formula="of:=CONCATENATE([tst_numerisation_juillet_2017.M28];[tst_numerisation_juillet_2017.K28];[tst_numerisation_juillet_2017.L28])" office:value-type="string" office:string-value="Édouard Laurent" calcext:value-type="string">
            <text:p>Édouard Laurent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Laurent</text:p>
          </table:table-cell>
          <table:table-cell table:style-name="ce27" office:value-type="string" calcext:value-type="string">
            <text:p>Édouard</text:p>
          </table:table-cell>
          <table:table-cell table:style-name="ce27" office:value-type="string" calcext:value-type="string">
            <text:p>négociant</text:p>
          </table:table-cell>
          <table:table-cell table:style-name="ce31" office:value-type="string" calcext:value-type="string">
            <text:p><text:span text:style-name="T3">Paris (16</text:span><text:span text:style-name="T4">e</text:span><text:span text:style-name="T3">), 3 rue Debrousse</text:span></text:p>
          </table:table-cell>
          <table:table-cell table:style-name="ce23" office:value-type="string" calcext:value-type="string">
            <text:p>22 ou 23 novembre 1914</text:p>
          </table:table-cell>
          <table:table-cell table:style-name="ce27" office:value-type="string" calcext:value-type="string">
            <text:p>Arvillers ou Le Quesnoy-en-Santerre (Somme)</text:p>
          </table:table-cell>
          <table:table-cell table:style-name="ce23" office:value-type="string" calcext:value-type="string">
            <text:p>blessures de guerre</text:p>
          </table:table-cell>
          <table:table-cell office:value-type="string" calcext:value-type="string">
            <text:p><text:a xlink:href="http://www.memoiredeshommes.sga.defense.gouv.fr/fr/ark:/40699/m005239f1dfba438" xlink:type="simple">http://www.memoiredeshommes.sga.defense.gouv.fr/fr/ark:/40699/m005239f1dfba438</text:a></text:p>
          </table:table-cell>
          <table:table-cell table:style-name="ce27" office:value-type="string" calcext:value-type="string">
            <text:p>115<text:span text:style-name="T1">e</text:span> régimetn d’infanterie</text:p>
          </table:table-cell>
          <table:table-cell table:style-name="ce27" office:value-type="string" calcext:value-type="string">
            <text:p>sergent</text:p>
          </table:table-cell>
          <table:table-cell table:style-name="ce23" office:value-type="date" office:date-value="1879-08-22" calcext:value-type="date">
            <text:p>22 août 1879</text:p>
          </table:table-cell>
          <table:table-cell table:style-name="ce30" office:value-type="string" calcext:value-type="string">
            <text:p>Paris (12<text:span text:style-name="T1">e</text:span>)</text:p>
          </table:table-cell>
          <table:table-cell table:style-name="ce27"/>
          <table:table-cell/>
          <table:table-cell office:value-type="string" calcext:value-type="string">
            <text:p>* papier à lettre, encre, 18 x 13 cm</text:p>
            <text:p>* enveloppe « Source Badoit »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_Poilus_t-0007_03</text:p>
          </table:table-cell>
          <table:table-cell office:value-type="string" calcext:value-type="string">
            <text:p>N</text:p>
          </table:table-cell>
          <table:table-cell table:style-name="ce38" office:value-type="string" calcext:value-type="string">
            <text:p>l’orde des prises de vue n’est pas celui dans lequel se présente le testament</text:p>
          </table:table-cell>
          <table:table-cell table:number-columns-repeated="991"/>
        </table:table-row>
        <table:table-row table:style-name="ro3">
          <table:table-cell office:value-type="float" office:value="7" calcext:value-type="float">
            <text:p>0007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29])" office:value-type="string" office:string-value="CXX" calcext:value-type="string">
            <text:p>CXX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MC/ET/CXX/1536</text:p>
          </table:table-cell>
          <table:table-cell table:style-name="ce17" office:value-type="date" office:date-value="1915-02-13" calcext:value-type="date">
            <text:p>13 février 1915</text:p>
          </table:table-cell>
          <table:table-cell table:style-name="ce17" office:value-type="date" office:date-value="1914-08-24" calcext:value-type="date">
            <text:p>24 août 1914</text:p>
          </table:table-cell>
          <table:table-cell table:style-name="ce20" office:value-type="string" calcext:value-type="string">
            <text:p>Paris</text:p>
          </table:table-cell>
          <table:table-cell table:style-name="ce23" table:formula="of:=CONCATENATE([tst_numerisation_juillet_2017.M29];[tst_numerisation_juillet_2017.K29];[tst_numerisation_juillet_2017.L29])" office:value-type="string" office:string-value="Édouard Laurent" calcext:value-type="string">
            <text:p>Édouard Laurent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Laurent</text:p>
          </table:table-cell>
          <table:table-cell table:style-name="ce27" office:value-type="string" calcext:value-type="string">
            <text:p>Édouard</text:p>
          </table:table-cell>
          <table:table-cell table:style-name="ce27" office:value-type="string" calcext:value-type="string">
            <text:p>négociant</text:p>
          </table:table-cell>
          <table:table-cell table:style-name="ce31" office:value-type="string" calcext:value-type="string">
            <text:p><text:span text:style-name="T3">Paris (16</text:span><text:span text:style-name="T4">e</text:span><text:span text:style-name="T3">), 3 rue Debrousse</text:span></text:p>
          </table:table-cell>
          <table:table-cell table:style-name="ce23" office:value-type="string" calcext:value-type="string">
            <text:p>22 ou 23 novembre 1914</text:p>
          </table:table-cell>
          <table:table-cell table:style-name="ce27" office:value-type="string" calcext:value-type="string">
            <text:p>Arvillers ou Le Quesnoy-en-Santerre (Somme)</text:p>
          </table:table-cell>
          <table:table-cell table:style-name="ce23" office:value-type="string" calcext:value-type="string">
            <text:p>blessures de guerre</text:p>
          </table:table-cell>
          <table:table-cell office:value-type="string" calcext:value-type="string">
            <text:p><text:a xlink:href="http://www.memoiredeshommes.sga.defense.gouv.fr/fr/ark:/40699/m005239f1dfba438" xlink:type="simple">http://www.memoiredeshommes.sga.defense.gouv.fr/fr/ark:/40699/m005239f1dfba438</text:a></text:p>
          </table:table-cell>
          <table:table-cell table:style-name="ce27" office:value-type="string" calcext:value-type="string">
            <text:p>115<text:span text:style-name="T1">e</text:span> régimetn d’infanterie</text:p>
          </table:table-cell>
          <table:table-cell table:style-name="ce27" office:value-type="string" calcext:value-type="string">
            <text:p>sergent</text:p>
          </table:table-cell>
          <table:table-cell table:style-name="ce23" office:value-type="date" office:date-value="1879-08-22" calcext:value-type="date">
            <text:p>22 août 1879</text:p>
          </table:table-cell>
          <table:table-cell table:style-name="ce30" office:value-type="string" calcext:value-type="string">
            <text:p>Paris (12<text:span text:style-name="T1">e</text:span>)</text:p>
          </table:table-cell>
          <table:table-cell table:style-name="ce27"/>
          <table:table-cell/>
          <table:table-cell office:value-type="string" calcext:value-type="string">
            <text:p>* papier à lettre, encre, 18 x 13 cm</text:p>
            <text:p>* enveloppe « Source Badoit »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_Poilus_t-0007_04</text:p>
          </table:table-cell>
          <table:table-cell office:value-type="string" calcext:value-type="string">
            <text:p>N</text:p>
          </table:table-cell>
          <table:table-cell table:style-name="ce38" office:value-type="string" calcext:value-type="string">
            <text:p>l’orde des prises de vue n’est pas celui dans lequel se présente le testament</text:p>
          </table:table-cell>
          <table:table-cell table:number-columns-repeated="991"/>
        </table:table-row>
        <table:table-row table:style-name="ro3">
          <table:table-cell office:value-type="float" office:value="7" calcext:value-type="float">
            <text:p>0007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30])" office:value-type="string" office:string-value="CXX" calcext:value-type="string">
            <text:p>CXX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MC/ET/CXX/1536</text:p>
          </table:table-cell>
          <table:table-cell table:style-name="ce17" office:value-type="date" office:date-value="1915-02-13" calcext:value-type="date">
            <text:p>13 février 1915</text:p>
          </table:table-cell>
          <table:table-cell table:style-name="ce17" office:value-type="date" office:date-value="1914-08-24" calcext:value-type="date">
            <text:p>24 août 1914</text:p>
          </table:table-cell>
          <table:table-cell table:style-name="ce20" office:value-type="string" calcext:value-type="string">
            <text:p>Paris</text:p>
          </table:table-cell>
          <table:table-cell table:style-name="ce23" table:formula="of:=CONCATENATE([tst_numerisation_juillet_2017.M30];[tst_numerisation_juillet_2017.K30];[tst_numerisation_juillet_2017.L30])" office:value-type="string" office:string-value="Édouard Laurent" calcext:value-type="string">
            <text:p>Édouard Laurent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Laurent</text:p>
          </table:table-cell>
          <table:table-cell table:style-name="ce27" office:value-type="string" calcext:value-type="string">
            <text:p>Édouard</text:p>
          </table:table-cell>
          <table:table-cell table:style-name="ce27" office:value-type="string" calcext:value-type="string">
            <text:p>négociant</text:p>
          </table:table-cell>
          <table:table-cell table:style-name="ce31" office:value-type="string" calcext:value-type="string">
            <text:p><text:span text:style-name="T3">Paris (16</text:span><text:span text:style-name="T4">e</text:span><text:span text:style-name="T3">), 3 rue Debrousse</text:span></text:p>
          </table:table-cell>
          <table:table-cell table:style-name="ce23" office:value-type="string" calcext:value-type="string">
            <text:p>22 ou 23 novembre 1914</text:p>
          </table:table-cell>
          <table:table-cell table:style-name="ce27" office:value-type="string" calcext:value-type="string">
            <text:p>Arvillers ou Le Quesnoy-en-Santerre (Somme)</text:p>
          </table:table-cell>
          <table:table-cell table:style-name="ce23" office:value-type="string" calcext:value-type="string">
            <text:p>blessures de guerre</text:p>
          </table:table-cell>
          <table:table-cell office:value-type="string" calcext:value-type="string">
            <text:p><text:a xlink:href="http://www.memoiredeshommes.sga.defense.gouv.fr/fr/ark:/40699/m005239f1dfba438" xlink:type="simple">http://www.memoiredeshommes.sga.defense.gouv.fr/fr/ark:/40699/m005239f1dfba438</text:a></text:p>
          </table:table-cell>
          <table:table-cell table:style-name="ce27" office:value-type="string" calcext:value-type="string">
            <text:p>115<text:span text:style-name="T1">e</text:span> régimetn d’infanterie</text:p>
          </table:table-cell>
          <table:table-cell table:style-name="ce27" office:value-type="string" calcext:value-type="string">
            <text:p>sergent</text:p>
          </table:table-cell>
          <table:table-cell table:style-name="ce23" office:value-type="date" office:date-value="1879-08-22" calcext:value-type="date">
            <text:p>22 août 1879</text:p>
          </table:table-cell>
          <table:table-cell table:style-name="ce30" office:value-type="string" calcext:value-type="string">
            <text:p>Paris (12<text:span text:style-name="T1">e</text:span>)</text:p>
          </table:table-cell>
          <table:table-cell table:style-name="ce27"/>
          <table:table-cell/>
          <table:table-cell office:value-type="string" calcext:value-type="string">
            <text:p>* papier à lettre, encre, 18 x 13 cm</text:p>
            <text:p>* enveloppe « Source Badoit »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_Poilus_t-0007_05</text:p>
          </table:table-cell>
          <table:table-cell office:value-type="string" calcext:value-type="string">
            <text:p>O</text:p>
          </table:table-cell>
          <table:table-cell table:style-name="ce38"/>
          <table:table-cell table:number-columns-repeated="991"/>
        </table:table-row>
        <table:table-row table:style-name="ro3">
          <table:table-cell office:value-type="float" office:value="8" calcext:value-type="float">
            <text:p>0008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31])" office:value-type="string" office:string-value="CXX" calcext:value-type="string">
            <text:p>CXX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MC/ET/CXX/1541</text:p>
          </table:table-cell>
          <table:table-cell table:style-name="ce17" office:value-type="date" office:date-value="1915-07-19" calcext:value-type="date">
            <text:p>19 juillet 1915</text:p>
          </table:table-cell>
          <table:table-cell table:style-name="ce17" office:value-type="date" office:date-value="1915-04-20" calcext:value-type="date">
            <text:p>20 avril 1915</text:p>
          </table:table-cell>
          <table:table-cell table:style-name="ce20" office:value-type="string" calcext:value-type="string">
            <text:p>Château de Kérano</text:p>
          </table:table-cell>
          <table:table-cell table:style-name="ce23" table:formula="of:=CONCATENATE([tst_numerisation_juillet_2017.M31];[tst_numerisation_juillet_2017.K31];[tst_numerisation_juillet_2017.L31])" office:value-type="string" office:string-value="Paul Coulaugras" calcext:value-type="string">
            <text:p>Paul Coulaugras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Coulaugras</text:p>
          </table:table-cell>
          <table:table-cell table:style-name="ce27" office:value-type="string" calcext:value-type="string">
            <text:p>Paul</text:p>
          </table:table-cell>
          <table:table-cell table:style-name="ce27" office:value-type="string" calcext:value-type="string">
            <text:p>militaire ?</text:p>
          </table:table-cell>
          <table:table-cell table:style-name="ce31" office:value-type="string" calcext:value-type="string">
            <text:p><text:span text:style-name="T3">Paris (13</text:span><text:span text:style-name="T4">e</text:span><text:span text:style-name="T3">), 8 rue Cantagrel</text:span></text:p>
          </table:table-cell>
          <table:table-cell table:style-name="ce23" office:value-type="date" office:date-value="1915-06-10" calcext:value-type="date">
            <text:p>10 juin 1915</text:p>
          </table:table-cell>
          <table:table-cell table:style-name="ce27" office:value-type="string" calcext:value-type="string">
            <text:p>La Harazée (Vienne-le-Château, Marne)</text:p>
          </table:table-cell>
          <table:table-cell table:style-name="ce23" office:value-type="string" calcext:value-type="string">
            <text:p>mort au champ d’honneur, tué à l’ennemi</text:p>
          </table:table-cell>
          <table:table-cell office:value-type="string" calcext:value-type="string">
            <text:p><text:a xlink:href="http://www.memoiredeshommes.sga.defense.gouv.fr/fr/ark:/40699/m00523a04c01dd3f" xlink:type="simple">http://www.memoiredeshommes.sga.defense.gouv.fr/fr/ark:/40699/m00523a04c01dd3f</text:a> </text:p>
            <text:p><text:a xlink:href="http://www.memoiredeshommes.sga.defense.gouv.fr/fr/ark:/40699/m005239e0f0110f2" xlink:type="simple">http://www.memoiredeshommes.sga.defense.gouv.fr/fr/ark:/40699/m005239e0f0110f2</text:a> </text:p>
          </table:table-cell>
          <table:table-cell table:style-name="ce27" office:value-type="string" calcext:value-type="string">
            <text:p>161<text:span text:style-name="T1">e</text:span> régiment d’infanterie, bataillon divisionnaire, 36<text:span text:style-name="T1">e</text:span> compagnie, (42<text:span text:style-name="T1">e </text:span>?) division, secteur 35</text:p>
          </table:table-cell>
          <table:table-cell table:style-name="ce27" office:value-type="string" calcext:value-type="string">
            <text:p>lieutenant</text:p>
          </table:table-cell>
          <table:table-cell table:style-name="ce23" office:value-type="date" office:date-value="1887-01-07" calcext:value-type="date">
            <text:p>7 janvier 1887</text:p>
          </table:table-cell>
          <table:table-cell table:style-name="ce27" office:value-type="string" calcext:value-type="string">
            <text:p>Coudes (Puy-de-Dôme)</text:p>
          </table:table-cell>
          <table:table-cell table:style-name="ce27"/>
          <table:table-cell office:value-type="string" calcext:value-type="string">
            <text:p>* trouvé dans le portefeuille lors de l’inventaire de ses bagages par le capitaine commandant le 9<text:span text:style-name="T1">e</text:span> bataillon du 94<text:span text:style-name="T1">e</text:span> régiment d’infanterie</text:p>
            <text:p>* testament suivie d’une copie</text:p>
          </table:table-cell>
          <table:table-cell office:value-type="string" calcext:value-type="string">
            <text:p>* papier à lettre quadrillé, encre, 30,5 x 19,5 cm</text:p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_Poilus_t-0008_01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8" calcext:value-type="float">
            <text:p>0008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32])" office:value-type="string" office:string-value="CXX" calcext:value-type="string">
            <text:p>CXX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MC/ET/CXX/1541</text:p>
          </table:table-cell>
          <table:table-cell table:style-name="ce17" office:value-type="date" office:date-value="1915-07-19" calcext:value-type="date">
            <text:p>19 juillet 1915</text:p>
          </table:table-cell>
          <table:table-cell table:style-name="ce17" office:value-type="date" office:date-value="1915-04-20" calcext:value-type="date">
            <text:p>20 avril 1915</text:p>
          </table:table-cell>
          <table:table-cell table:style-name="ce20" office:value-type="string" calcext:value-type="string">
            <text:p>Château de Kérano</text:p>
          </table:table-cell>
          <table:table-cell table:style-name="ce23" table:formula="of:=CONCATENATE([tst_numerisation_juillet_2017.M32];[tst_numerisation_juillet_2017.K32];[tst_numerisation_juillet_2017.L32])" office:value-type="string" office:string-value="Paul Coulaugras" calcext:value-type="string">
            <text:p>Paul Coulaugras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Coulaugras</text:p>
          </table:table-cell>
          <table:table-cell table:style-name="ce27" office:value-type="string" calcext:value-type="string">
            <text:p>Paul</text:p>
          </table:table-cell>
          <table:table-cell table:style-name="ce27" office:value-type="string" calcext:value-type="string">
            <text:p>militaire ?</text:p>
          </table:table-cell>
          <table:table-cell table:style-name="ce31" office:value-type="string" calcext:value-type="string">
            <text:p><text:span text:style-name="T3">Paris (13</text:span><text:span text:style-name="T4">e</text:span><text:span text:style-name="T3">), 8 rue Cantagrel</text:span></text:p>
          </table:table-cell>
          <table:table-cell table:style-name="ce23" office:value-type="date" office:date-value="1915-06-10" calcext:value-type="date">
            <text:p>10 juin 1915</text:p>
          </table:table-cell>
          <table:table-cell table:style-name="ce27" office:value-type="string" calcext:value-type="string">
            <text:p>La Harazée (Vienne-le-Château, Marne)</text:p>
          </table:table-cell>
          <table:table-cell table:style-name="ce23" office:value-type="string" calcext:value-type="string">
            <text:p>mort au champ d’honneur, tué à l’ennemi</text:p>
          </table:table-cell>
          <table:table-cell office:value-type="string" calcext:value-type="string">
            <text:p><text:a xlink:href="http://www.memoiredeshommes.sga.defense.gouv.fr/fr/ark:/40699/m00523a04c01dd3f" xlink:type="simple">http://www.memoiredeshommes.sga.defense.gouv.fr/fr/ark:/40699/m00523a04c01dd3f</text:a> </text:p>
            <text:p><text:a xlink:href="http://www.memoiredeshommes.sga.defense.gouv.fr/fr/ark:/40699/m005239e0f0110f2" xlink:type="simple">http://www.memoiredeshommes.sga.defense.gouv.fr/fr/ark:/40699/m005239e0f0110f2</text:a> </text:p>
          </table:table-cell>
          <table:table-cell table:style-name="ce27" office:value-type="string" calcext:value-type="string">
            <text:p>161<text:span text:style-name="T1">e</text:span> régiment d’infanterie, bataillon divisionnaire, 36<text:span text:style-name="T1">e</text:span> compagnie, (42<text:span text:style-name="T1">e </text:span>?) division, secteur 35</text:p>
          </table:table-cell>
          <table:table-cell table:style-name="ce27" office:value-type="string" calcext:value-type="string">
            <text:p>lieutenant</text:p>
          </table:table-cell>
          <table:table-cell table:style-name="ce23" office:value-type="date" office:date-value="1887-01-07" calcext:value-type="date">
            <text:p>7 janvier 1887</text:p>
          </table:table-cell>
          <table:table-cell table:style-name="ce27" office:value-type="string" calcext:value-type="string">
            <text:p>Coudes (Puy-de-Dôme)</text:p>
          </table:table-cell>
          <table:table-cell table:style-name="ce27"/>
          <table:table-cell office:value-type="string" calcext:value-type="string">
            <text:p>* trouvé dans le portefeuille lors de l’inventaire de ses bagages par le capitaine commandant le 9<text:span text:style-name="T1">e</text:span> bataillon du 94<text:span text:style-name="T1">e</text:span> régiment d’infanterie</text:p>
            <text:p>* testament suivie d’une copie</text:p>
          </table:table-cell>
          <table:table-cell office:value-type="string" calcext:value-type="string">
            <text:p>* papier à lettre quadrillé, encre, 30,5 x 19,5 cm</text:p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_Poilus_t-0008_02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8" calcext:value-type="float">
            <text:p>0008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33])" office:value-type="string" office:string-value="CXX" calcext:value-type="string">
            <text:p>CXX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MC/ET/CXX/1541</text:p>
          </table:table-cell>
          <table:table-cell table:style-name="ce17" office:value-type="date" office:date-value="1915-07-19" calcext:value-type="date">
            <text:p>19 juillet 1915</text:p>
          </table:table-cell>
          <table:table-cell table:style-name="ce17" office:value-type="date" office:date-value="1915-04-20" calcext:value-type="date">
            <text:p>20 avril 1915</text:p>
          </table:table-cell>
          <table:table-cell table:style-name="ce20" office:value-type="string" calcext:value-type="string">
            <text:p>Château de Kérano</text:p>
          </table:table-cell>
          <table:table-cell table:style-name="ce23" table:formula="of:=CONCATENATE([tst_numerisation_juillet_2017.M33];[tst_numerisation_juillet_2017.K33];[tst_numerisation_juillet_2017.L33])" office:value-type="string" office:string-value="Paul Coulaugras" calcext:value-type="string">
            <text:p>Paul Coulaugras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Coulaugras</text:p>
          </table:table-cell>
          <table:table-cell table:style-name="ce27" office:value-type="string" calcext:value-type="string">
            <text:p>Paul</text:p>
          </table:table-cell>
          <table:table-cell table:style-name="ce27" office:value-type="string" calcext:value-type="string">
            <text:p>militaire ?</text:p>
          </table:table-cell>
          <table:table-cell table:style-name="ce31" office:value-type="string" calcext:value-type="string">
            <text:p><text:span text:style-name="T3">Paris (13</text:span><text:span text:style-name="T4">e</text:span><text:span text:style-name="T3">), 8 rue Cantagrel</text:span></text:p>
          </table:table-cell>
          <table:table-cell table:style-name="ce23" office:value-type="date" office:date-value="1915-06-10" calcext:value-type="date">
            <text:p>10 juin 1915</text:p>
          </table:table-cell>
          <table:table-cell table:style-name="ce27" office:value-type="string" calcext:value-type="string">
            <text:p>La Harazée (Vienne-le-Château, Marne)</text:p>
          </table:table-cell>
          <table:table-cell table:style-name="ce23" office:value-type="string" calcext:value-type="string">
            <text:p>mort au champ d’honneur, tué à l’ennemi</text:p>
          </table:table-cell>
          <table:table-cell office:value-type="string" calcext:value-type="string">
            <text:p><text:a xlink:href="http://www.memoiredeshommes.sga.defense.gouv.fr/fr/ark:/40699/m00523a04c01dd3f" xlink:type="simple">http://www.memoiredeshommes.sga.defense.gouv.fr/fr/ark:/40699/m00523a04c01dd3f</text:a> </text:p>
            <text:p><text:a xlink:href="http://www.memoiredeshommes.sga.defense.gouv.fr/fr/ark:/40699/m005239e0f0110f2" xlink:type="simple">http://www.memoiredeshommes.sga.defense.gouv.fr/fr/ark:/40699/m005239e0f0110f2</text:a> </text:p>
          </table:table-cell>
          <table:table-cell table:style-name="ce27" office:value-type="string" calcext:value-type="string">
            <text:p>161<text:span text:style-name="T1">e</text:span> régiment d’infanterie, bataillon divisionnaire, 36<text:span text:style-name="T1">e</text:span> compagnie, (42<text:span text:style-name="T1">e </text:span>?) division, secteur 35</text:p>
          </table:table-cell>
          <table:table-cell table:style-name="ce27" office:value-type="string" calcext:value-type="string">
            <text:p>lieutenant</text:p>
          </table:table-cell>
          <table:table-cell table:style-name="ce23" office:value-type="date" office:date-value="1887-01-07" calcext:value-type="date">
            <text:p>7 janvier 1887</text:p>
          </table:table-cell>
          <table:table-cell table:style-name="ce27" office:value-type="string" calcext:value-type="string">
            <text:p>Coudes (Puy-de-Dôme)</text:p>
          </table:table-cell>
          <table:table-cell table:style-name="ce27"/>
          <table:table-cell office:value-type="string" calcext:value-type="string">
            <text:p>* trouvé dans le portefeuille lors de l’inventaire de ses bagages par le capitaine commandant le 9<text:span text:style-name="T1">e</text:span> bataillon du 94<text:span text:style-name="T1">e</text:span> régiment d’infanterie</text:p>
            <text:p>* testament suivie d’une copie</text:p>
          </table:table-cell>
          <table:table-cell office:value-type="string" calcext:value-type="string">
            <text:p>* papier à lettre quadrillé, encre, 30,5 x 19,5 cm</text:p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_Poilus_t-0008_03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8" calcext:value-type="float">
            <text:p>0008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34])" office:value-type="string" office:string-value="CXX" calcext:value-type="string">
            <text:p>CXX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MC/ET/CXX/1541</text:p>
          </table:table-cell>
          <table:table-cell table:style-name="ce17" office:value-type="date" office:date-value="1915-07-19" calcext:value-type="date">
            <text:p>19 juillet 1915</text:p>
          </table:table-cell>
          <table:table-cell table:style-name="ce17" office:value-type="date" office:date-value="1915-04-20" calcext:value-type="date">
            <text:p>20 avril 1915</text:p>
          </table:table-cell>
          <table:table-cell table:style-name="ce20" office:value-type="string" calcext:value-type="string">
            <text:p>Château de Kérano</text:p>
          </table:table-cell>
          <table:table-cell table:style-name="ce23" table:formula="of:=CONCATENATE([tst_numerisation_juillet_2017.M34];[tst_numerisation_juillet_2017.K34];[tst_numerisation_juillet_2017.L34])" office:value-type="string" office:string-value="Paul Coulaugras" calcext:value-type="string">
            <text:p>Paul Coulaugras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Coulaugras</text:p>
          </table:table-cell>
          <table:table-cell table:style-name="ce27" office:value-type="string" calcext:value-type="string">
            <text:p>Paul</text:p>
          </table:table-cell>
          <table:table-cell table:style-name="ce27" office:value-type="string" calcext:value-type="string">
            <text:p>militaire ?</text:p>
          </table:table-cell>
          <table:table-cell table:style-name="ce31" office:value-type="string" calcext:value-type="string">
            <text:p><text:span text:style-name="T3">Paris (13</text:span><text:span text:style-name="T4">e</text:span><text:span text:style-name="T3">), 8 rue Cantagrel</text:span></text:p>
          </table:table-cell>
          <table:table-cell table:style-name="ce23" office:value-type="date" office:date-value="1915-06-10" calcext:value-type="date">
            <text:p>10 juin 1915</text:p>
          </table:table-cell>
          <table:table-cell table:style-name="ce27" office:value-type="string" calcext:value-type="string">
            <text:p>La Harazée (Vienne-le-Château, Marne)</text:p>
          </table:table-cell>
          <table:table-cell table:style-name="ce23" office:value-type="string" calcext:value-type="string">
            <text:p>mort au champ d’honneur, tué à l’ennemi</text:p>
          </table:table-cell>
          <table:table-cell office:value-type="string" calcext:value-type="string">
            <text:p><text:a xlink:href="http://www.memoiredeshommes.sga.defense.gouv.fr/fr/ark:/40699/m00523a04c01dd3f" xlink:type="simple">http://www.memoiredeshommes.sga.defense.gouv.fr/fr/ark:/40699/m00523a04c01dd3f</text:a> </text:p>
            <text:p><text:a xlink:href="http://www.memoiredeshommes.sga.defense.gouv.fr/fr/ark:/40699/m005239e0f0110f2" xlink:type="simple">http://www.memoiredeshommes.sga.defense.gouv.fr/fr/ark:/40699/m005239e0f0110f2</text:a> </text:p>
          </table:table-cell>
          <table:table-cell table:style-name="ce27" office:value-type="string" calcext:value-type="string">
            <text:p>161<text:span text:style-name="T1">e</text:span> régiment d’infanterie, bataillon divisionnaire, 36<text:span text:style-name="T1">e</text:span> compagnie, (42<text:span text:style-name="T1">e </text:span>?) division, secteur 35</text:p>
          </table:table-cell>
          <table:table-cell table:style-name="ce27" office:value-type="string" calcext:value-type="string">
            <text:p>lieutenant</text:p>
          </table:table-cell>
          <table:table-cell table:style-name="ce23" office:value-type="date" office:date-value="1887-01-07" calcext:value-type="date">
            <text:p>7 janvier 1887</text:p>
          </table:table-cell>
          <table:table-cell table:style-name="ce27" office:value-type="string" calcext:value-type="string">
            <text:p>Coudes (Puy-de-Dôme)</text:p>
          </table:table-cell>
          <table:table-cell table:style-name="ce27"/>
          <table:table-cell office:value-type="string" calcext:value-type="string">
            <text:p>* trouvé dans le portefeuille lors de l’inventaire de ses bagages par le capitaine commandant le 9<text:span text:style-name="T1">e</text:span> bataillon du 94<text:span text:style-name="T1">e</text:span> régiment d’infanterie</text:p>
            <text:p>* testament suivie d’une copie</text:p>
          </table:table-cell>
          <table:table-cell office:value-type="string" calcext:value-type="string">
            <text:p>* papier à lettre quadrillé, encre, 30,5 x 19,5 cm</text:p>
            <text:p/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_Poilus_t-0008_04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9" calcext:value-type="float">
            <text:p>0009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35])" office:value-type="string" office:string-value="CXX" calcext:value-type="string">
            <text:p>CXX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MC/ET/CXX/1551</text:p>
          </table:table-cell>
          <table:table-cell table:style-name="ce17" office:value-type="date" office:date-value="1916-02-01" calcext:value-type="date">
            <text:p>1 février 1916</text:p>
          </table:table-cell>
          <table:table-cell table:style-name="ce17" office:value-type="date" office:date-value="1914-08-02" calcext:value-type="date">
            <text:p>2 août 1914</text:p>
          </table:table-cell>
          <table:table-cell table:style-name="ce20" office:value-type="string" calcext:value-type="string">
            <text:p>Paris</text:p>
          </table:table-cell>
          <table:table-cell table:style-name="ce23" table:formula="of:=CONCATENATE([tst_numerisation_juillet_2017.M35];[tst_numerisation_juillet_2017.K35];[tst_numerisation_juillet_2017.L35])" office:value-type="string" office:string-value="Paul Louis Champs" calcext:value-type="string">
            <text:p>Paul Louis Champs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Champs</text:p>
          </table:table-cell>
          <table:table-cell table:style-name="ce27" office:value-type="string" calcext:value-type="string">
            <text:p>Paul Louis</text:p>
          </table:table-cell>
          <table:table-cell table:style-name="ce27" office:value-type="string" calcext:value-type="string">
            <text:p>menuisier</text:p>
          </table:table-cell>
          <table:table-cell table:style-name="ce31" office:value-type="string" calcext:value-type="string">
            <text:p><text:span text:style-name="T3">Paris (19</text:span><text:span text:style-name="T4">e</text:span><text:span text:style-name="T3">), 136 rue de Crimée</text:span></text:p>
          </table:table-cell>
          <table:table-cell table:style-name="ce23" office:value-type="date" office:date-value="1915-11-25" calcext:value-type="date">
            <text:p>25 novembre 1915</text:p>
          </table:table-cell>
          <table:table-cell table:style-name="ce27" office:value-type="string" calcext:value-type="string">
            <text:p>Souchez (Pas-de-Calais)</text:p>
          </table:table-cell>
          <table:table-cell table:style-name="ce23" office:value-type="string" calcext:value-type="string">
            <text:p>mort au champ d’honneur</text:p>
          </table:table-cell>
          <table:table-cell office:value-type="string" calcext:value-type="string">
            <text:p><text:a xlink:href="http://www.memoiredeshommes.sga.defense.gouv.fr/fr/ark:/40699/m005239de2243164" xlink:type="simple">http://www.memoiredeshommes.sga.defense.gouv.fr/fr/ark:/40699/m005239de2243164</text:a></text:p>
          </table:table-cell>
          <table:table-cell table:style-name="ce27" office:value-type="string" calcext:value-type="string">
            <text:p>41<text:span text:style-name="T1">e</text:span> régiment d’infanterie coloniale</text:p>
          </table:table-cell>
          <table:table-cell table:style-name="ce27" office:value-type="string" calcext:value-type="string">
            <text:p>soldat de 2<text:span text:style-name="T1">e</text:span> classe</text:p>
          </table:table-cell>
          <table:table-cell table:style-name="ce23" office:value-type="date" office:date-value="1885-01-29" calcext:value-type="date">
            <text:p>29 janvier 1885</text:p>
          </table:table-cell>
          <table:table-cell table:style-name="ce30" office:value-type="string" calcext:value-type="string">
            <text:p>Paris (13<text:span text:style-name="T1">e</text:span>)</text:p>
          </table:table-cell>
          <table:table-cell table:style-name="ce27"/>
          <table:table-cell/>
          <table:table-cell office:value-type="string" calcext:value-type="string">
            <text:p>* papier timbré, encre, 24,9 x 17,8 cm</text:p>
            <text:p>* enveloppe, encre, 11,5 x 14,7 c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_Poilus_t-0009_01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3">
          <table:table-cell office:value-type="float" office:value="9" calcext:value-type="float">
            <text:p>0009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36])" office:value-type="string" office:string-value="CXX" calcext:value-type="string">
            <text:p>CXX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MC/ET/CXX/1551</text:p>
          </table:table-cell>
          <table:table-cell table:style-name="ce17" office:value-type="date" office:date-value="1916-02-01" calcext:value-type="date">
            <text:p>1 février 1916</text:p>
          </table:table-cell>
          <table:table-cell table:style-name="ce17" office:value-type="date" office:date-value="1914-08-02" calcext:value-type="date">
            <text:p>2 août 1914</text:p>
          </table:table-cell>
          <table:table-cell table:style-name="ce20" office:value-type="string" calcext:value-type="string">
            <text:p>Paris</text:p>
          </table:table-cell>
          <table:table-cell table:style-name="ce23" table:formula="of:=CONCATENATE([tst_numerisation_juillet_2017.M36];[tst_numerisation_juillet_2017.K36];[tst_numerisation_juillet_2017.L36])" office:value-type="string" office:string-value="Paul Louis Champs" calcext:value-type="string">
            <text:p>Paul Louis Champs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Champs</text:p>
          </table:table-cell>
          <table:table-cell table:style-name="ce27" office:value-type="string" calcext:value-type="string">
            <text:p>Paul Louis</text:p>
          </table:table-cell>
          <table:table-cell table:style-name="ce27" office:value-type="string" calcext:value-type="string">
            <text:p>menuisier</text:p>
          </table:table-cell>
          <table:table-cell table:style-name="ce31" office:value-type="string" calcext:value-type="string">
            <text:p><text:span text:style-name="T3">Paris (19</text:span><text:span text:style-name="T4">e</text:span><text:span text:style-name="T3">), 136 rue de Crimée</text:span></text:p>
          </table:table-cell>
          <table:table-cell table:style-name="ce23" office:value-type="date" office:date-value="1915-11-25" calcext:value-type="date">
            <text:p>25 novembre 1915</text:p>
          </table:table-cell>
          <table:table-cell table:style-name="ce27" office:value-type="string" calcext:value-type="string">
            <text:p>Souchez (Pas-de-Calais)</text:p>
          </table:table-cell>
          <table:table-cell table:style-name="ce23" office:value-type="string" calcext:value-type="string">
            <text:p>mort au champ d’honneur</text:p>
          </table:table-cell>
          <table:table-cell office:value-type="string" calcext:value-type="string">
            <text:p><text:a xlink:href="http://www.memoiredeshommes.sga.defense.gouv.fr/fr/ark:/40699/m005239de2243164" xlink:type="simple">http://www.memoiredeshommes.sga.defense.gouv.fr/fr/ark:/40699/m005239de2243164</text:a></text:p>
          </table:table-cell>
          <table:table-cell table:style-name="ce27" office:value-type="string" calcext:value-type="string">
            <text:p>41<text:span text:style-name="T1">e</text:span> régiment d’infanterie coloniale</text:p>
          </table:table-cell>
          <table:table-cell table:style-name="ce27" office:value-type="string" calcext:value-type="string">
            <text:p>soldat de 2<text:span text:style-name="T1">e</text:span> classe</text:p>
          </table:table-cell>
          <table:table-cell table:style-name="ce23" office:value-type="date" office:date-value="1885-01-29" calcext:value-type="date">
            <text:p>29 janvier 1885</text:p>
          </table:table-cell>
          <table:table-cell table:style-name="ce30" office:value-type="string" calcext:value-type="string">
            <text:p>Paris (13<text:span text:style-name="T1">e</text:span>)</text:p>
          </table:table-cell>
          <table:table-cell table:style-name="ce27"/>
          <table:table-cell/>
          <table:table-cell office:value-type="string" calcext:value-type="string">
            <text:p>* papier timbré, encre, 24,9 x 17,8 cm</text:p>
            <text:p>* enveloppe, encre, 11,5 x 14,7 c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_Poilus_t-0009_02</text:p>
          </table:table-cell>
          <table:table-cell office:value-type="string" calcext:value-type="string">
            <text:p>N</text:p>
          </table:table-cell>
          <table:table-cell table:style-name="ce38" office:value-type="string" calcext:value-type="string">
            <text:p>inutile de numériser la partie située à droite de la ficelle cachée par le revers l’enveloppe</text:p>
          </table:table-cell>
          <table:table-cell table:number-columns-repeated="991"/>
        </table:table-row>
        <table:table-row table:style-name="ro3">
          <table:table-cell office:value-type="float" office:value="9" calcext:value-type="float">
            <text:p>0009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37])" office:value-type="string" office:string-value="CXX" calcext:value-type="string">
            <text:p>CXX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MC/ET/CXX/1551</text:p>
          </table:table-cell>
          <table:table-cell table:style-name="ce17" office:value-type="date" office:date-value="1916-02-01" calcext:value-type="date">
            <text:p>1 février 1916</text:p>
          </table:table-cell>
          <table:table-cell table:style-name="ce17" office:value-type="date" office:date-value="1914-08-02" calcext:value-type="date">
            <text:p>2 août 1914</text:p>
          </table:table-cell>
          <table:table-cell table:style-name="ce20" office:value-type="string" calcext:value-type="string">
            <text:p>Paris</text:p>
          </table:table-cell>
          <table:table-cell table:style-name="ce23" table:formula="of:=CONCATENATE([tst_numerisation_juillet_2017.M37];[tst_numerisation_juillet_2017.K37];[tst_numerisation_juillet_2017.L37])" office:value-type="string" office:string-value="Paul Louis Champs" calcext:value-type="string">
            <text:p>Paul Louis Champs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Champs</text:p>
          </table:table-cell>
          <table:table-cell table:style-name="ce27" office:value-type="string" calcext:value-type="string">
            <text:p>Paul Louis</text:p>
          </table:table-cell>
          <table:table-cell table:style-name="ce27" office:value-type="string" calcext:value-type="string">
            <text:p>menuisier</text:p>
          </table:table-cell>
          <table:table-cell table:style-name="ce31" office:value-type="string" calcext:value-type="string">
            <text:p><text:span text:style-name="T3">Paris (19</text:span><text:span text:style-name="T4">e</text:span><text:span text:style-name="T3">), 136 rue de Crimée</text:span></text:p>
          </table:table-cell>
          <table:table-cell table:style-name="ce23" office:value-type="date" office:date-value="1915-11-25" calcext:value-type="date">
            <text:p>25 novembre 1915</text:p>
          </table:table-cell>
          <table:table-cell table:style-name="ce27" office:value-type="string" calcext:value-type="string">
            <text:p>Souchez (Pas-de-Calais)</text:p>
          </table:table-cell>
          <table:table-cell table:style-name="ce23" office:value-type="string" calcext:value-type="string">
            <text:p>mort au champ d’honneur</text:p>
          </table:table-cell>
          <table:table-cell office:value-type="string" calcext:value-type="string">
            <text:p><text:a xlink:href="http://www.memoiredeshommes.sga.defense.gouv.fr/fr/ark:/40699/m005239de2243164" xlink:type="simple">http://www.memoiredeshommes.sga.defense.gouv.fr/fr/ark:/40699/m005239de2243164</text:a></text:p>
          </table:table-cell>
          <table:table-cell table:style-name="ce27" office:value-type="string" calcext:value-type="string">
            <text:p>41<text:span text:style-name="T1">e</text:span> régiment d’infanterie coloniale</text:p>
          </table:table-cell>
          <table:table-cell table:style-name="ce27" office:value-type="string" calcext:value-type="string">
            <text:p>soldat de 2<text:span text:style-name="T1">e</text:span> classe</text:p>
          </table:table-cell>
          <table:table-cell table:style-name="ce23" office:value-type="date" office:date-value="1885-01-29" calcext:value-type="date">
            <text:p>29 janvier 1885</text:p>
          </table:table-cell>
          <table:table-cell table:style-name="ce30" office:value-type="string" calcext:value-type="string">
            <text:p>Paris (13<text:span text:style-name="T1">e</text:span>)</text:p>
          </table:table-cell>
          <table:table-cell table:style-name="ce27"/>
          <table:table-cell/>
          <table:table-cell office:value-type="string" calcext:value-type="string">
            <text:p>* papier timbré, encre, 24,9 x 17,8 cm</text:p>
            <text:p>* enveloppe, encre, 11,5 x 14,7 c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_Poilus_t-0009_03</text:p>
          </table:table-cell>
          <table:table-cell office:value-type="string" calcext:value-type="string">
            <text:p>O</text:p>
          </table:table-cell>
          <table:table-cell table:style-name="ce38" office:value-type="string" calcext:value-type="string">
            <text:p>ouvrir la pliure de l’enveloppe (où les ficelles sont nouées)</text:p>
          </table:table-cell>
          <table:table-cell table:number-columns-repeated="991"/>
        </table:table-row>
        <table:table-row table:style-name="ro3">
          <table:table-cell office:value-type="float" office:value="10" calcext:value-type="float">
            <text:p>0010</text:p>
          </table:table-cell>
          <table:table-cell table:number-columns-repeated="2" office:value-type="string" calcext:value-type="string">
            <text:p>ML</text:p>
          </table:table-cell>
          <table:table-cell table:formula="of:=ROMAN([tst_numerisation_juillet_2017.E38])" office:value-type="string" office:string-value="CXX" calcext:value-type="string">
            <text:p>CXX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MC/ET/CXX/1551</text:p>
          </table:table-cell>
          <table:table-cell table:style-name="ce17" office:value-type="date" office:date-value="1916-02-02" calcext:value-type="date">
            <text:p>2 février 1916</text:p>
          </table:table-cell>
          <table:table-cell table:style-name="ce17" office:value-type="date" office:date-value="1915-01-25" calcext:value-type="date">
            <text:p>25 janvier 1915</text:p>
          </table:table-cell>
          <table:table-cell table:style-name="ce20" office:value-type="string" calcext:value-type="string">
            <text:p>Paris</text:p>
          </table:table-cell>
          <table:table-cell table:style-name="ce23" table:formula="of:=CONCATENATE([tst_numerisation_juillet_2017.M38];[tst_numerisation_juillet_2017.K38];[tst_numerisation_juillet_2017.L38])" office:value-type="string" office:string-value="Charles Chevalier" calcext:value-type="string">
            <text:p>Charles Chevalier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Chevalier</text:p>
          </table:table-cell>
          <table:table-cell table:style-name="ce27" office:value-type="string" calcext:value-type="string">
            <text:p>Charles</text:p>
          </table:table-cell>
          <table:table-cell table:style-name="ce27" office:value-type="string" calcext:value-type="string">
            <text:p>garçon de café</text:p>
          </table:table-cell>
          <table:table-cell table:style-name="ce31" office:value-type="string" calcext:value-type="string">
            <text:p><text:span text:style-name="T3">Paris (13</text:span><text:span text:style-name="T4">e</text:span><text:span text:style-name="T3">), 6 rue Coypel</text:span></text:p>
          </table:table-cell>
          <table:table-cell table:style-name="ce23" office:value-type="date" office:date-value="1915-09-29" calcext:value-type="date">
            <text:p>29 septembre 1915</text:p>
          </table:table-cell>
          <table:table-cell table:style-name="ce27" office:value-type="string" calcext:value-type="string">
            <text:p>Beauséjour (Marne)</text:p>
          </table:table-cell>
          <table:table-cell table:style-name="ce23" office:value-type="string" calcext:value-type="string">
            <text:p>mort au champ d’honneur</text:p>
          </table:table-cell>
          <table:table-cell office:value-type="string" calcext:value-type="string">
            <text:p><text:a xlink:href="http://www.memoiredeshommes.sga.defense.gouv.fr/fr/ark:/40699/m005239df191d236" xlink:type="simple">http://www.memoiredeshommes.sga.defense.gouv.fr/fr/ark:/40699/m005239df191d236</text:a></text:p>
          </table:table-cell>
          <table:table-cell table:style-name="ce27" office:value-type="string" calcext:value-type="string">
            <text:p>26é régiment d’infanterie</text:p>
          </table:table-cell>
          <table:table-cell table:style-name="ce27" office:value-type="string" calcext:value-type="string">
            <text:p>soldat de 2<text:span text:style-name="T1">e</text:span> classe</text:p>
          </table:table-cell>
          <table:table-cell table:style-name="ce23" office:value-type="date" office:date-value="1893-09-01" calcext:value-type="date">
            <text:p>1 septembre 1893</text:p>
          </table:table-cell>
          <table:table-cell table:style-name="ce30" office:value-type="string" calcext:value-type="string">
            <text:p>Paris (11<text:span text:style-name="T1">e</text:span>)</text:p>
          </table:table-cell>
          <table:table-cell table:style-name="ce27"/>
          <table:table-cell/>
          <table:table-cell office:value-type="string" calcext:value-type="string">
            <text:p>* papier timbré, encre, 24,9 x 17,8 cm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_Poilus_t-0010_01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9];[tst_numerisation_juillet_2017.K39];[tst_numerisation_juillet_2017.L3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0];[tst_numerisation_juillet_2017.K40];[tst_numerisation_juillet_2017.L4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1];[tst_numerisation_juillet_2017.K41];[tst_numerisation_juillet_2017.L4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2];[tst_numerisation_juillet_2017.K42];[tst_numerisation_juillet_2017.L4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3];[tst_numerisation_juillet_2017.K43];[tst_numerisation_juillet_2017.L4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4];[tst_numerisation_juillet_2017.K44];[tst_numerisation_juillet_2017.L4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5];[tst_numerisation_juillet_2017.K45];[tst_numerisation_juillet_2017.L4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6];[tst_numerisation_juillet_2017.K46];[tst_numerisation_juillet_2017.L4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7];[tst_numerisation_juillet_2017.K47];[tst_numerisation_juillet_2017.L4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8];[tst_numerisation_juillet_2017.K48];[tst_numerisation_juillet_2017.L4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9];[tst_numerisation_juillet_2017.K49];[tst_numerisation_juillet_2017.L4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0];[tst_numerisation_juillet_2017.K50];[tst_numerisation_juillet_2017.L5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1];[tst_numerisation_juillet_2017.K51];[tst_numerisation_juillet_2017.L5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2];[tst_numerisation_juillet_2017.K52];[tst_numerisation_juillet_2017.L5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3];[tst_numerisation_juillet_2017.K53];[tst_numerisation_juillet_2017.L5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4];[tst_numerisation_juillet_2017.K54];[tst_numerisation_juillet_2017.L5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5];[tst_numerisation_juillet_2017.K55];[tst_numerisation_juillet_2017.L5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6];[tst_numerisation_juillet_2017.K56];[tst_numerisation_juillet_2017.L5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7];[tst_numerisation_juillet_2017.K57];[tst_numerisation_juillet_2017.L5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8];[tst_numerisation_juillet_2017.K58];[tst_numerisation_juillet_2017.L5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9];[tst_numerisation_juillet_2017.K59];[tst_numerisation_juillet_2017.L5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60];[tst_numerisation_juillet_2017.K60];[tst_numerisation_juillet_2017.L6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61];[tst_numerisation_juillet_2017.K61];[tst_numerisation_juillet_2017.L6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62];[tst_numerisation_juillet_2017.K62];[tst_numerisation_juillet_2017.L6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63];[tst_numerisation_juillet_2017.K63];[tst_numerisation_juillet_2017.L6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64];[tst_numerisation_juillet_2017.K64];[tst_numerisation_juillet_2017.L6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65];[tst_numerisation_juillet_2017.K65];[tst_numerisation_juillet_2017.L6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66];[tst_numerisation_juillet_2017.K66];[tst_numerisation_juillet_2017.L6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67];[tst_numerisation_juillet_2017.K67];[tst_numerisation_juillet_2017.L6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68];[tst_numerisation_juillet_2017.K68];[tst_numerisation_juillet_2017.L6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69];[tst_numerisation_juillet_2017.K69];[tst_numerisation_juillet_2017.L6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70];[tst_numerisation_juillet_2017.K70];[tst_numerisation_juillet_2017.L7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71];[tst_numerisation_juillet_2017.K71];[tst_numerisation_juillet_2017.L7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72];[tst_numerisation_juillet_2017.K72];[tst_numerisation_juillet_2017.L7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73];[tst_numerisation_juillet_2017.K73];[tst_numerisation_juillet_2017.L7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74];[tst_numerisation_juillet_2017.K74];[tst_numerisation_juillet_2017.L7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75];[tst_numerisation_juillet_2017.K75];[tst_numerisation_juillet_2017.L7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76];[tst_numerisation_juillet_2017.K76];[tst_numerisation_juillet_2017.L7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77];[tst_numerisation_juillet_2017.K77];[tst_numerisation_juillet_2017.L7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78];[tst_numerisation_juillet_2017.K78];[tst_numerisation_juillet_2017.L7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79];[tst_numerisation_juillet_2017.K79];[tst_numerisation_juillet_2017.L7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80];[tst_numerisation_juillet_2017.K80];[tst_numerisation_juillet_2017.L8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81];[tst_numerisation_juillet_2017.K81];[tst_numerisation_juillet_2017.L8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82];[tst_numerisation_juillet_2017.K82];[tst_numerisation_juillet_2017.L8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83];[tst_numerisation_juillet_2017.K83];[tst_numerisation_juillet_2017.L8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84];[tst_numerisation_juillet_2017.K84];[tst_numerisation_juillet_2017.L8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85];[tst_numerisation_juillet_2017.K85];[tst_numerisation_juillet_2017.L8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86];[tst_numerisation_juillet_2017.K86];[tst_numerisation_juillet_2017.L8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87];[tst_numerisation_juillet_2017.K87];[tst_numerisation_juillet_2017.L8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88];[tst_numerisation_juillet_2017.K88];[tst_numerisation_juillet_2017.L8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89];[tst_numerisation_juillet_2017.K89];[tst_numerisation_juillet_2017.L8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90];[tst_numerisation_juillet_2017.K90];[tst_numerisation_juillet_2017.L9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91];[tst_numerisation_juillet_2017.K91];[tst_numerisation_juillet_2017.L9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92];[tst_numerisation_juillet_2017.K92];[tst_numerisation_juillet_2017.L9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93];[tst_numerisation_juillet_2017.K93];[tst_numerisation_juillet_2017.L9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94];[tst_numerisation_juillet_2017.K94];[tst_numerisation_juillet_2017.L9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95];[tst_numerisation_juillet_2017.K95];[tst_numerisation_juillet_2017.L9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96];[tst_numerisation_juillet_2017.K96];[tst_numerisation_juillet_2017.L9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97];[tst_numerisation_juillet_2017.K97];[tst_numerisation_juillet_2017.L9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98];[tst_numerisation_juillet_2017.K98];[tst_numerisation_juillet_2017.L9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99];[tst_numerisation_juillet_2017.K99];[tst_numerisation_juillet_2017.L9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00];[tst_numerisation_juillet_2017.K100];[tst_numerisation_juillet_2017.L10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01];[tst_numerisation_juillet_2017.K101];[tst_numerisation_juillet_2017.L10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02];[tst_numerisation_juillet_2017.K102];[tst_numerisation_juillet_2017.L10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03];[tst_numerisation_juillet_2017.K103];[tst_numerisation_juillet_2017.L10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04];[tst_numerisation_juillet_2017.K104];[tst_numerisation_juillet_2017.L10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05];[tst_numerisation_juillet_2017.K105];[tst_numerisation_juillet_2017.L10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06];[tst_numerisation_juillet_2017.K106];[tst_numerisation_juillet_2017.L10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07];[tst_numerisation_juillet_2017.K107];[tst_numerisation_juillet_2017.L10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08];[tst_numerisation_juillet_2017.K108];[tst_numerisation_juillet_2017.L10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09];[tst_numerisation_juillet_2017.K109];[tst_numerisation_juillet_2017.L10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10];[tst_numerisation_juillet_2017.K110];[tst_numerisation_juillet_2017.L11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11];[tst_numerisation_juillet_2017.K111];[tst_numerisation_juillet_2017.L11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12];[tst_numerisation_juillet_2017.K112];[tst_numerisation_juillet_2017.L11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13];[tst_numerisation_juillet_2017.K113];[tst_numerisation_juillet_2017.L11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14];[tst_numerisation_juillet_2017.K114];[tst_numerisation_juillet_2017.L11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15];[tst_numerisation_juillet_2017.K115];[tst_numerisation_juillet_2017.L11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16];[tst_numerisation_juillet_2017.K116];[tst_numerisation_juillet_2017.L11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17];[tst_numerisation_juillet_2017.K117];[tst_numerisation_juillet_2017.L11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18];[tst_numerisation_juillet_2017.K118];[tst_numerisation_juillet_2017.L11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19];[tst_numerisation_juillet_2017.K119];[tst_numerisation_juillet_2017.L11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20];[tst_numerisation_juillet_2017.K120];[tst_numerisation_juillet_2017.L12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21];[tst_numerisation_juillet_2017.K121];[tst_numerisation_juillet_2017.L12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22];[tst_numerisation_juillet_2017.K122];[tst_numerisation_juillet_2017.L12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23];[tst_numerisation_juillet_2017.K123];[tst_numerisation_juillet_2017.L12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24];[tst_numerisation_juillet_2017.K124];[tst_numerisation_juillet_2017.L12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25];[tst_numerisation_juillet_2017.K125];[tst_numerisation_juillet_2017.L12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26];[tst_numerisation_juillet_2017.K126];[tst_numerisation_juillet_2017.L12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27];[tst_numerisation_juillet_2017.K127];[tst_numerisation_juillet_2017.L12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28];[tst_numerisation_juillet_2017.K128];[tst_numerisation_juillet_2017.L12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29];[tst_numerisation_juillet_2017.K129];[tst_numerisation_juillet_2017.L12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30];[tst_numerisation_juillet_2017.K130];[tst_numerisation_juillet_2017.L13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31];[tst_numerisation_juillet_2017.K131];[tst_numerisation_juillet_2017.L13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32];[tst_numerisation_juillet_2017.K132];[tst_numerisation_juillet_2017.L13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33];[tst_numerisation_juillet_2017.K133];[tst_numerisation_juillet_2017.L13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34];[tst_numerisation_juillet_2017.K134];[tst_numerisation_juillet_2017.L13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35];[tst_numerisation_juillet_2017.K135];[tst_numerisation_juillet_2017.L13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36];[tst_numerisation_juillet_2017.K136];[tst_numerisation_juillet_2017.L13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37];[tst_numerisation_juillet_2017.K137];[tst_numerisation_juillet_2017.L13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38];[tst_numerisation_juillet_2017.K138];[tst_numerisation_juillet_2017.L13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39];[tst_numerisation_juillet_2017.K139];[tst_numerisation_juillet_2017.L13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40];[tst_numerisation_juillet_2017.K140];[tst_numerisation_juillet_2017.L14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41];[tst_numerisation_juillet_2017.K141];[tst_numerisation_juillet_2017.L14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42];[tst_numerisation_juillet_2017.K142];[tst_numerisation_juillet_2017.L14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43];[tst_numerisation_juillet_2017.K143];[tst_numerisation_juillet_2017.L14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44];[tst_numerisation_juillet_2017.K144];[tst_numerisation_juillet_2017.L14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45];[tst_numerisation_juillet_2017.K145];[tst_numerisation_juillet_2017.L14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46];[tst_numerisation_juillet_2017.K146];[tst_numerisation_juillet_2017.L14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47];[tst_numerisation_juillet_2017.K147];[tst_numerisation_juillet_2017.L14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48];[tst_numerisation_juillet_2017.K148];[tst_numerisation_juillet_2017.L14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49];[tst_numerisation_juillet_2017.K149];[tst_numerisation_juillet_2017.L14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50];[tst_numerisation_juillet_2017.K150];[tst_numerisation_juillet_2017.L15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51];[tst_numerisation_juillet_2017.K151];[tst_numerisation_juillet_2017.L15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52];[tst_numerisation_juillet_2017.K152];[tst_numerisation_juillet_2017.L15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53];[tst_numerisation_juillet_2017.K153];[tst_numerisation_juillet_2017.L15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54];[tst_numerisation_juillet_2017.K154];[tst_numerisation_juillet_2017.L15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55];[tst_numerisation_juillet_2017.K155];[tst_numerisation_juillet_2017.L15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56];[tst_numerisation_juillet_2017.K156];[tst_numerisation_juillet_2017.L15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57];[tst_numerisation_juillet_2017.K157];[tst_numerisation_juillet_2017.L15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58];[tst_numerisation_juillet_2017.K158];[tst_numerisation_juillet_2017.L15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59];[tst_numerisation_juillet_2017.K159];[tst_numerisation_juillet_2017.L15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60];[tst_numerisation_juillet_2017.K160];[tst_numerisation_juillet_2017.L16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61];[tst_numerisation_juillet_2017.K161];[tst_numerisation_juillet_2017.L16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62];[tst_numerisation_juillet_2017.K162];[tst_numerisation_juillet_2017.L16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63];[tst_numerisation_juillet_2017.K163];[tst_numerisation_juillet_2017.L16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64];[tst_numerisation_juillet_2017.K164];[tst_numerisation_juillet_2017.L16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65];[tst_numerisation_juillet_2017.K165];[tst_numerisation_juillet_2017.L16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66];[tst_numerisation_juillet_2017.K166];[tst_numerisation_juillet_2017.L16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67];[tst_numerisation_juillet_2017.K167];[tst_numerisation_juillet_2017.L16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68];[tst_numerisation_juillet_2017.K168];[tst_numerisation_juillet_2017.L16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69];[tst_numerisation_juillet_2017.K169];[tst_numerisation_juillet_2017.L16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70];[tst_numerisation_juillet_2017.K170];[tst_numerisation_juillet_2017.L17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71];[tst_numerisation_juillet_2017.K171];[tst_numerisation_juillet_2017.L17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72];[tst_numerisation_juillet_2017.K172];[tst_numerisation_juillet_2017.L17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73];[tst_numerisation_juillet_2017.K173];[tst_numerisation_juillet_2017.L17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74];[tst_numerisation_juillet_2017.K174];[tst_numerisation_juillet_2017.L17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75];[tst_numerisation_juillet_2017.K175];[tst_numerisation_juillet_2017.L17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76];[tst_numerisation_juillet_2017.K176];[tst_numerisation_juillet_2017.L17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77];[tst_numerisation_juillet_2017.K177];[tst_numerisation_juillet_2017.L17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78];[tst_numerisation_juillet_2017.K178];[tst_numerisation_juillet_2017.L17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79];[tst_numerisation_juillet_2017.K179];[tst_numerisation_juillet_2017.L17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80];[tst_numerisation_juillet_2017.K180];[tst_numerisation_juillet_2017.L18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81];[tst_numerisation_juillet_2017.K181];[tst_numerisation_juillet_2017.L18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82];[tst_numerisation_juillet_2017.K182];[tst_numerisation_juillet_2017.L18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83];[tst_numerisation_juillet_2017.K183];[tst_numerisation_juillet_2017.L18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84];[tst_numerisation_juillet_2017.K184];[tst_numerisation_juillet_2017.L18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85];[tst_numerisation_juillet_2017.K185];[tst_numerisation_juillet_2017.L18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86];[tst_numerisation_juillet_2017.K186];[tst_numerisation_juillet_2017.L18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87];[tst_numerisation_juillet_2017.K187];[tst_numerisation_juillet_2017.L18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88];[tst_numerisation_juillet_2017.K188];[tst_numerisation_juillet_2017.L18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89];[tst_numerisation_juillet_2017.K189];[tst_numerisation_juillet_2017.L18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90];[tst_numerisation_juillet_2017.K190];[tst_numerisation_juillet_2017.L19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91];[tst_numerisation_juillet_2017.K191];[tst_numerisation_juillet_2017.L19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92];[tst_numerisation_juillet_2017.K192];[tst_numerisation_juillet_2017.L19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93];[tst_numerisation_juillet_2017.K193];[tst_numerisation_juillet_2017.L19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94];[tst_numerisation_juillet_2017.K194];[tst_numerisation_juillet_2017.L19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95];[tst_numerisation_juillet_2017.K195];[tst_numerisation_juillet_2017.L19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96];[tst_numerisation_juillet_2017.K196];[tst_numerisation_juillet_2017.L19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97];[tst_numerisation_juillet_2017.K197];[tst_numerisation_juillet_2017.L19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98];[tst_numerisation_juillet_2017.K198];[tst_numerisation_juillet_2017.L19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199];[tst_numerisation_juillet_2017.K199];[tst_numerisation_juillet_2017.L19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00];[tst_numerisation_juillet_2017.K200];[tst_numerisation_juillet_2017.L20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01];[tst_numerisation_juillet_2017.K201];[tst_numerisation_juillet_2017.L20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02];[tst_numerisation_juillet_2017.K202];[tst_numerisation_juillet_2017.L20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03];[tst_numerisation_juillet_2017.K203];[tst_numerisation_juillet_2017.L20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04];[tst_numerisation_juillet_2017.K204];[tst_numerisation_juillet_2017.L20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05];[tst_numerisation_juillet_2017.K205];[tst_numerisation_juillet_2017.L20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06];[tst_numerisation_juillet_2017.K206];[tst_numerisation_juillet_2017.L20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07];[tst_numerisation_juillet_2017.K207];[tst_numerisation_juillet_2017.L20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08];[tst_numerisation_juillet_2017.K208];[tst_numerisation_juillet_2017.L20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09];[tst_numerisation_juillet_2017.K209];[tst_numerisation_juillet_2017.L20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10];[tst_numerisation_juillet_2017.K210];[tst_numerisation_juillet_2017.L21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11];[tst_numerisation_juillet_2017.K211];[tst_numerisation_juillet_2017.L21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12];[tst_numerisation_juillet_2017.K212];[tst_numerisation_juillet_2017.L21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13];[tst_numerisation_juillet_2017.K213];[tst_numerisation_juillet_2017.L21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14];[tst_numerisation_juillet_2017.K214];[tst_numerisation_juillet_2017.L21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15];[tst_numerisation_juillet_2017.K215];[tst_numerisation_juillet_2017.L21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16];[tst_numerisation_juillet_2017.K216];[tst_numerisation_juillet_2017.L21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17];[tst_numerisation_juillet_2017.K217];[tst_numerisation_juillet_2017.L21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18];[tst_numerisation_juillet_2017.K218];[tst_numerisation_juillet_2017.L21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19];[tst_numerisation_juillet_2017.K219];[tst_numerisation_juillet_2017.L21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20];[tst_numerisation_juillet_2017.K220];[tst_numerisation_juillet_2017.L22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21];[tst_numerisation_juillet_2017.K221];[tst_numerisation_juillet_2017.L22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22];[tst_numerisation_juillet_2017.K222];[tst_numerisation_juillet_2017.L22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23];[tst_numerisation_juillet_2017.K223];[tst_numerisation_juillet_2017.L22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24];[tst_numerisation_juillet_2017.K224];[tst_numerisation_juillet_2017.L22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25];[tst_numerisation_juillet_2017.K225];[tst_numerisation_juillet_2017.L22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26];[tst_numerisation_juillet_2017.K226];[tst_numerisation_juillet_2017.L22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27];[tst_numerisation_juillet_2017.K227];[tst_numerisation_juillet_2017.L22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28];[tst_numerisation_juillet_2017.K228];[tst_numerisation_juillet_2017.L22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29];[tst_numerisation_juillet_2017.K229];[tst_numerisation_juillet_2017.L22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30];[tst_numerisation_juillet_2017.K230];[tst_numerisation_juillet_2017.L23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31];[tst_numerisation_juillet_2017.K231];[tst_numerisation_juillet_2017.L23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32];[tst_numerisation_juillet_2017.K232];[tst_numerisation_juillet_2017.L23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33];[tst_numerisation_juillet_2017.K233];[tst_numerisation_juillet_2017.L23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34];[tst_numerisation_juillet_2017.K234];[tst_numerisation_juillet_2017.L23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35];[tst_numerisation_juillet_2017.K235];[tst_numerisation_juillet_2017.L23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36];[tst_numerisation_juillet_2017.K236];[tst_numerisation_juillet_2017.L23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37];[tst_numerisation_juillet_2017.K237];[tst_numerisation_juillet_2017.L23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38];[tst_numerisation_juillet_2017.K238];[tst_numerisation_juillet_2017.L23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39];[tst_numerisation_juillet_2017.K239];[tst_numerisation_juillet_2017.L23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40];[tst_numerisation_juillet_2017.K240];[tst_numerisation_juillet_2017.L24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41];[tst_numerisation_juillet_2017.K241];[tst_numerisation_juillet_2017.L24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42];[tst_numerisation_juillet_2017.K242];[tst_numerisation_juillet_2017.L24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43];[tst_numerisation_juillet_2017.K243];[tst_numerisation_juillet_2017.L24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44];[tst_numerisation_juillet_2017.K244];[tst_numerisation_juillet_2017.L24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45];[tst_numerisation_juillet_2017.K245];[tst_numerisation_juillet_2017.L24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46];[tst_numerisation_juillet_2017.K246];[tst_numerisation_juillet_2017.L24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47];[tst_numerisation_juillet_2017.K247];[tst_numerisation_juillet_2017.L24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48];[tst_numerisation_juillet_2017.K248];[tst_numerisation_juillet_2017.L24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49];[tst_numerisation_juillet_2017.K249];[tst_numerisation_juillet_2017.L24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50];[tst_numerisation_juillet_2017.K250];[tst_numerisation_juillet_2017.L25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51];[tst_numerisation_juillet_2017.K251];[tst_numerisation_juillet_2017.L25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52];[tst_numerisation_juillet_2017.K252];[tst_numerisation_juillet_2017.L25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53];[tst_numerisation_juillet_2017.K253];[tst_numerisation_juillet_2017.L25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54];[tst_numerisation_juillet_2017.K254];[tst_numerisation_juillet_2017.L25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55];[tst_numerisation_juillet_2017.K255];[tst_numerisation_juillet_2017.L25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56];[tst_numerisation_juillet_2017.K256];[tst_numerisation_juillet_2017.L25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57];[tst_numerisation_juillet_2017.K257];[tst_numerisation_juillet_2017.L25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58];[tst_numerisation_juillet_2017.K258];[tst_numerisation_juillet_2017.L25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59];[tst_numerisation_juillet_2017.K259];[tst_numerisation_juillet_2017.L25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60];[tst_numerisation_juillet_2017.K260];[tst_numerisation_juillet_2017.L26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61];[tst_numerisation_juillet_2017.K261];[tst_numerisation_juillet_2017.L26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62];[tst_numerisation_juillet_2017.K262];[tst_numerisation_juillet_2017.L26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63];[tst_numerisation_juillet_2017.K263];[tst_numerisation_juillet_2017.L26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64];[tst_numerisation_juillet_2017.K264];[tst_numerisation_juillet_2017.L26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65];[tst_numerisation_juillet_2017.K265];[tst_numerisation_juillet_2017.L26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66];[tst_numerisation_juillet_2017.K266];[tst_numerisation_juillet_2017.L26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67];[tst_numerisation_juillet_2017.K267];[tst_numerisation_juillet_2017.L26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68];[tst_numerisation_juillet_2017.K268];[tst_numerisation_juillet_2017.L26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69];[tst_numerisation_juillet_2017.K269];[tst_numerisation_juillet_2017.L26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70];[tst_numerisation_juillet_2017.K270];[tst_numerisation_juillet_2017.L27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71];[tst_numerisation_juillet_2017.K271];[tst_numerisation_juillet_2017.L27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72];[tst_numerisation_juillet_2017.K272];[tst_numerisation_juillet_2017.L27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73];[tst_numerisation_juillet_2017.K273];[tst_numerisation_juillet_2017.L27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74];[tst_numerisation_juillet_2017.K274];[tst_numerisation_juillet_2017.L27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75];[tst_numerisation_juillet_2017.K275];[tst_numerisation_juillet_2017.L27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76];[tst_numerisation_juillet_2017.K276];[tst_numerisation_juillet_2017.L27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77];[tst_numerisation_juillet_2017.K277];[tst_numerisation_juillet_2017.L27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78];[tst_numerisation_juillet_2017.K278];[tst_numerisation_juillet_2017.L27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79];[tst_numerisation_juillet_2017.K279];[tst_numerisation_juillet_2017.L27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80];[tst_numerisation_juillet_2017.K280];[tst_numerisation_juillet_2017.L28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81];[tst_numerisation_juillet_2017.K281];[tst_numerisation_juillet_2017.L28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82];[tst_numerisation_juillet_2017.K282];[tst_numerisation_juillet_2017.L28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83];[tst_numerisation_juillet_2017.K283];[tst_numerisation_juillet_2017.L28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84];[tst_numerisation_juillet_2017.K284];[tst_numerisation_juillet_2017.L28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85];[tst_numerisation_juillet_2017.K285];[tst_numerisation_juillet_2017.L28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86];[tst_numerisation_juillet_2017.K286];[tst_numerisation_juillet_2017.L28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87];[tst_numerisation_juillet_2017.K287];[tst_numerisation_juillet_2017.L28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88];[tst_numerisation_juillet_2017.K288];[tst_numerisation_juillet_2017.L28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89];[tst_numerisation_juillet_2017.K289];[tst_numerisation_juillet_2017.L28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90];[tst_numerisation_juillet_2017.K290];[tst_numerisation_juillet_2017.L29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91];[tst_numerisation_juillet_2017.K291];[tst_numerisation_juillet_2017.L29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92];[tst_numerisation_juillet_2017.K292];[tst_numerisation_juillet_2017.L29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93];[tst_numerisation_juillet_2017.K293];[tst_numerisation_juillet_2017.L29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94];[tst_numerisation_juillet_2017.K294];[tst_numerisation_juillet_2017.L29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95];[tst_numerisation_juillet_2017.K295];[tst_numerisation_juillet_2017.L29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96];[tst_numerisation_juillet_2017.K296];[tst_numerisation_juillet_2017.L29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97];[tst_numerisation_juillet_2017.K297];[tst_numerisation_juillet_2017.L29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98];[tst_numerisation_juillet_2017.K298];[tst_numerisation_juillet_2017.L29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299];[tst_numerisation_juillet_2017.K299];[tst_numerisation_juillet_2017.L29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00];[tst_numerisation_juillet_2017.K300];[tst_numerisation_juillet_2017.L30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01];[tst_numerisation_juillet_2017.K301];[tst_numerisation_juillet_2017.L30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02];[tst_numerisation_juillet_2017.K302];[tst_numerisation_juillet_2017.L30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03];[tst_numerisation_juillet_2017.K303];[tst_numerisation_juillet_2017.L30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04];[tst_numerisation_juillet_2017.K304];[tst_numerisation_juillet_2017.L30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05];[tst_numerisation_juillet_2017.K305];[tst_numerisation_juillet_2017.L30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06];[tst_numerisation_juillet_2017.K306];[tst_numerisation_juillet_2017.L30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07];[tst_numerisation_juillet_2017.K307];[tst_numerisation_juillet_2017.L30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08];[tst_numerisation_juillet_2017.K308];[tst_numerisation_juillet_2017.L30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09];[tst_numerisation_juillet_2017.K309];[tst_numerisation_juillet_2017.L30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10];[tst_numerisation_juillet_2017.K310];[tst_numerisation_juillet_2017.L31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11];[tst_numerisation_juillet_2017.K311];[tst_numerisation_juillet_2017.L31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12];[tst_numerisation_juillet_2017.K312];[tst_numerisation_juillet_2017.L31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13];[tst_numerisation_juillet_2017.K313];[tst_numerisation_juillet_2017.L31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14];[tst_numerisation_juillet_2017.K314];[tst_numerisation_juillet_2017.L31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15];[tst_numerisation_juillet_2017.K315];[tst_numerisation_juillet_2017.L31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16];[tst_numerisation_juillet_2017.K316];[tst_numerisation_juillet_2017.L31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17];[tst_numerisation_juillet_2017.K317];[tst_numerisation_juillet_2017.L31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18];[tst_numerisation_juillet_2017.K318];[tst_numerisation_juillet_2017.L31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19];[tst_numerisation_juillet_2017.K319];[tst_numerisation_juillet_2017.L31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20];[tst_numerisation_juillet_2017.K320];[tst_numerisation_juillet_2017.L32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21];[tst_numerisation_juillet_2017.K321];[tst_numerisation_juillet_2017.L32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22];[tst_numerisation_juillet_2017.K322];[tst_numerisation_juillet_2017.L32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23];[tst_numerisation_juillet_2017.K323];[tst_numerisation_juillet_2017.L32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24];[tst_numerisation_juillet_2017.K324];[tst_numerisation_juillet_2017.L32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25];[tst_numerisation_juillet_2017.K325];[tst_numerisation_juillet_2017.L32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26];[tst_numerisation_juillet_2017.K326];[tst_numerisation_juillet_2017.L32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27];[tst_numerisation_juillet_2017.K327];[tst_numerisation_juillet_2017.L32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28];[tst_numerisation_juillet_2017.K328];[tst_numerisation_juillet_2017.L32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29];[tst_numerisation_juillet_2017.K329];[tst_numerisation_juillet_2017.L32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30];[tst_numerisation_juillet_2017.K330];[tst_numerisation_juillet_2017.L33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31];[tst_numerisation_juillet_2017.K331];[tst_numerisation_juillet_2017.L33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32];[tst_numerisation_juillet_2017.K332];[tst_numerisation_juillet_2017.L33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33];[tst_numerisation_juillet_2017.K333];[tst_numerisation_juillet_2017.L33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34];[tst_numerisation_juillet_2017.K334];[tst_numerisation_juillet_2017.L33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35];[tst_numerisation_juillet_2017.K335];[tst_numerisation_juillet_2017.L33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36];[tst_numerisation_juillet_2017.K336];[tst_numerisation_juillet_2017.L33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37];[tst_numerisation_juillet_2017.K337];[tst_numerisation_juillet_2017.L33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38];[tst_numerisation_juillet_2017.K338];[tst_numerisation_juillet_2017.L33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39];[tst_numerisation_juillet_2017.K339];[tst_numerisation_juillet_2017.L33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40];[tst_numerisation_juillet_2017.K340];[tst_numerisation_juillet_2017.L34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41];[tst_numerisation_juillet_2017.K341];[tst_numerisation_juillet_2017.L34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42];[tst_numerisation_juillet_2017.K342];[tst_numerisation_juillet_2017.L34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43];[tst_numerisation_juillet_2017.K343];[tst_numerisation_juillet_2017.L34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44];[tst_numerisation_juillet_2017.K344];[tst_numerisation_juillet_2017.L34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45];[tst_numerisation_juillet_2017.K345];[tst_numerisation_juillet_2017.L34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46];[tst_numerisation_juillet_2017.K346];[tst_numerisation_juillet_2017.L34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47];[tst_numerisation_juillet_2017.K347];[tst_numerisation_juillet_2017.L34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48];[tst_numerisation_juillet_2017.K348];[tst_numerisation_juillet_2017.L34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49];[tst_numerisation_juillet_2017.K349];[tst_numerisation_juillet_2017.L34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50];[tst_numerisation_juillet_2017.K350];[tst_numerisation_juillet_2017.L35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51];[tst_numerisation_juillet_2017.K351];[tst_numerisation_juillet_2017.L35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52];[tst_numerisation_juillet_2017.K352];[tst_numerisation_juillet_2017.L35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53];[tst_numerisation_juillet_2017.K353];[tst_numerisation_juillet_2017.L35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54];[tst_numerisation_juillet_2017.K354];[tst_numerisation_juillet_2017.L35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55];[tst_numerisation_juillet_2017.K355];[tst_numerisation_juillet_2017.L35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56];[tst_numerisation_juillet_2017.K356];[tst_numerisation_juillet_2017.L35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57];[tst_numerisation_juillet_2017.K357];[tst_numerisation_juillet_2017.L35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58];[tst_numerisation_juillet_2017.K358];[tst_numerisation_juillet_2017.L35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59];[tst_numerisation_juillet_2017.K359];[tst_numerisation_juillet_2017.L35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60];[tst_numerisation_juillet_2017.K360];[tst_numerisation_juillet_2017.L36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61];[tst_numerisation_juillet_2017.K361];[tst_numerisation_juillet_2017.L36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62];[tst_numerisation_juillet_2017.K362];[tst_numerisation_juillet_2017.L36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63];[tst_numerisation_juillet_2017.K363];[tst_numerisation_juillet_2017.L36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64];[tst_numerisation_juillet_2017.K364];[tst_numerisation_juillet_2017.L36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65];[tst_numerisation_juillet_2017.K365];[tst_numerisation_juillet_2017.L36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66];[tst_numerisation_juillet_2017.K366];[tst_numerisation_juillet_2017.L36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67];[tst_numerisation_juillet_2017.K367];[tst_numerisation_juillet_2017.L36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68];[tst_numerisation_juillet_2017.K368];[tst_numerisation_juillet_2017.L36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69];[tst_numerisation_juillet_2017.K369];[tst_numerisation_juillet_2017.L36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70];[tst_numerisation_juillet_2017.K370];[tst_numerisation_juillet_2017.L37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71];[tst_numerisation_juillet_2017.K371];[tst_numerisation_juillet_2017.L37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72];[tst_numerisation_juillet_2017.K372];[tst_numerisation_juillet_2017.L37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73];[tst_numerisation_juillet_2017.K373];[tst_numerisation_juillet_2017.L37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74];[tst_numerisation_juillet_2017.K374];[tst_numerisation_juillet_2017.L37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75];[tst_numerisation_juillet_2017.K375];[tst_numerisation_juillet_2017.L37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76];[tst_numerisation_juillet_2017.K376];[tst_numerisation_juillet_2017.L37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77];[tst_numerisation_juillet_2017.K377];[tst_numerisation_juillet_2017.L37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78];[tst_numerisation_juillet_2017.K378];[tst_numerisation_juillet_2017.L37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79];[tst_numerisation_juillet_2017.K379];[tst_numerisation_juillet_2017.L37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80];[tst_numerisation_juillet_2017.K380];[tst_numerisation_juillet_2017.L38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81];[tst_numerisation_juillet_2017.K381];[tst_numerisation_juillet_2017.L38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82];[tst_numerisation_juillet_2017.K382];[tst_numerisation_juillet_2017.L38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83];[tst_numerisation_juillet_2017.K383];[tst_numerisation_juillet_2017.L38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84];[tst_numerisation_juillet_2017.K384];[tst_numerisation_juillet_2017.L38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85];[tst_numerisation_juillet_2017.K385];[tst_numerisation_juillet_2017.L38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86];[tst_numerisation_juillet_2017.K386];[tst_numerisation_juillet_2017.L38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87];[tst_numerisation_juillet_2017.K387];[tst_numerisation_juillet_2017.L38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88];[tst_numerisation_juillet_2017.K388];[tst_numerisation_juillet_2017.L38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89];[tst_numerisation_juillet_2017.K389];[tst_numerisation_juillet_2017.L38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90];[tst_numerisation_juillet_2017.K390];[tst_numerisation_juillet_2017.L39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91];[tst_numerisation_juillet_2017.K391];[tst_numerisation_juillet_2017.L39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92];[tst_numerisation_juillet_2017.K392];[tst_numerisation_juillet_2017.L39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93];[tst_numerisation_juillet_2017.K393];[tst_numerisation_juillet_2017.L39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94];[tst_numerisation_juillet_2017.K394];[tst_numerisation_juillet_2017.L39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95];[tst_numerisation_juillet_2017.K395];[tst_numerisation_juillet_2017.L39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96];[tst_numerisation_juillet_2017.K396];[tst_numerisation_juillet_2017.L39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97];[tst_numerisation_juillet_2017.K397];[tst_numerisation_juillet_2017.L39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98];[tst_numerisation_juillet_2017.K398];[tst_numerisation_juillet_2017.L39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399];[tst_numerisation_juillet_2017.K399];[tst_numerisation_juillet_2017.L39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00];[tst_numerisation_juillet_2017.K400];[tst_numerisation_juillet_2017.L40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01];[tst_numerisation_juillet_2017.K401];[tst_numerisation_juillet_2017.L40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02];[tst_numerisation_juillet_2017.K402];[tst_numerisation_juillet_2017.L40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03];[tst_numerisation_juillet_2017.K403];[tst_numerisation_juillet_2017.L40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04];[tst_numerisation_juillet_2017.K404];[tst_numerisation_juillet_2017.L40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05];[tst_numerisation_juillet_2017.K405];[tst_numerisation_juillet_2017.L40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06];[tst_numerisation_juillet_2017.K406];[tst_numerisation_juillet_2017.L40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07];[tst_numerisation_juillet_2017.K407];[tst_numerisation_juillet_2017.L40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08];[tst_numerisation_juillet_2017.K408];[tst_numerisation_juillet_2017.L40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09];[tst_numerisation_juillet_2017.K409];[tst_numerisation_juillet_2017.L40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10];[tst_numerisation_juillet_2017.K410];[tst_numerisation_juillet_2017.L41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11];[tst_numerisation_juillet_2017.K411];[tst_numerisation_juillet_2017.L41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12];[tst_numerisation_juillet_2017.K412];[tst_numerisation_juillet_2017.L41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13];[tst_numerisation_juillet_2017.K413];[tst_numerisation_juillet_2017.L41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14];[tst_numerisation_juillet_2017.K414];[tst_numerisation_juillet_2017.L41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15];[tst_numerisation_juillet_2017.K415];[tst_numerisation_juillet_2017.L41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16];[tst_numerisation_juillet_2017.K416];[tst_numerisation_juillet_2017.L41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17];[tst_numerisation_juillet_2017.K417];[tst_numerisation_juillet_2017.L41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18];[tst_numerisation_juillet_2017.K418];[tst_numerisation_juillet_2017.L41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19];[tst_numerisation_juillet_2017.K419];[tst_numerisation_juillet_2017.L41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20];[tst_numerisation_juillet_2017.K420];[tst_numerisation_juillet_2017.L42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21];[tst_numerisation_juillet_2017.K421];[tst_numerisation_juillet_2017.L42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22];[tst_numerisation_juillet_2017.K422];[tst_numerisation_juillet_2017.L42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23];[tst_numerisation_juillet_2017.K423];[tst_numerisation_juillet_2017.L42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24];[tst_numerisation_juillet_2017.K424];[tst_numerisation_juillet_2017.L42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25];[tst_numerisation_juillet_2017.K425];[tst_numerisation_juillet_2017.L42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26];[tst_numerisation_juillet_2017.K426];[tst_numerisation_juillet_2017.L42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27];[tst_numerisation_juillet_2017.K427];[tst_numerisation_juillet_2017.L42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28];[tst_numerisation_juillet_2017.K428];[tst_numerisation_juillet_2017.L42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29];[tst_numerisation_juillet_2017.K429];[tst_numerisation_juillet_2017.L42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30];[tst_numerisation_juillet_2017.K430];[tst_numerisation_juillet_2017.L43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31];[tst_numerisation_juillet_2017.K431];[tst_numerisation_juillet_2017.L43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32];[tst_numerisation_juillet_2017.K432];[tst_numerisation_juillet_2017.L43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33];[tst_numerisation_juillet_2017.K433];[tst_numerisation_juillet_2017.L43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34];[tst_numerisation_juillet_2017.K434];[tst_numerisation_juillet_2017.L43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35];[tst_numerisation_juillet_2017.K435];[tst_numerisation_juillet_2017.L43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36];[tst_numerisation_juillet_2017.K436];[tst_numerisation_juillet_2017.L43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37];[tst_numerisation_juillet_2017.K437];[tst_numerisation_juillet_2017.L43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38];[tst_numerisation_juillet_2017.K438];[tst_numerisation_juillet_2017.L43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39];[tst_numerisation_juillet_2017.K439];[tst_numerisation_juillet_2017.L43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40];[tst_numerisation_juillet_2017.K440];[tst_numerisation_juillet_2017.L44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41];[tst_numerisation_juillet_2017.K441];[tst_numerisation_juillet_2017.L44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42];[tst_numerisation_juillet_2017.K442];[tst_numerisation_juillet_2017.L44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43];[tst_numerisation_juillet_2017.K443];[tst_numerisation_juillet_2017.L44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44];[tst_numerisation_juillet_2017.K444];[tst_numerisation_juillet_2017.L44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45];[tst_numerisation_juillet_2017.K445];[tst_numerisation_juillet_2017.L44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46];[tst_numerisation_juillet_2017.K446];[tst_numerisation_juillet_2017.L44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47];[tst_numerisation_juillet_2017.K447];[tst_numerisation_juillet_2017.L44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48];[tst_numerisation_juillet_2017.K448];[tst_numerisation_juillet_2017.L44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49];[tst_numerisation_juillet_2017.K449];[tst_numerisation_juillet_2017.L44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50];[tst_numerisation_juillet_2017.K450];[tst_numerisation_juillet_2017.L45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51];[tst_numerisation_juillet_2017.K451];[tst_numerisation_juillet_2017.L45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52];[tst_numerisation_juillet_2017.K452];[tst_numerisation_juillet_2017.L45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53];[tst_numerisation_juillet_2017.K453];[tst_numerisation_juillet_2017.L45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54];[tst_numerisation_juillet_2017.K454];[tst_numerisation_juillet_2017.L45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55];[tst_numerisation_juillet_2017.K455];[tst_numerisation_juillet_2017.L45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56];[tst_numerisation_juillet_2017.K456];[tst_numerisation_juillet_2017.L45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57];[tst_numerisation_juillet_2017.K457];[tst_numerisation_juillet_2017.L45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58];[tst_numerisation_juillet_2017.K458];[tst_numerisation_juillet_2017.L45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59];[tst_numerisation_juillet_2017.K459];[tst_numerisation_juillet_2017.L45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60];[tst_numerisation_juillet_2017.K460];[tst_numerisation_juillet_2017.L46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61];[tst_numerisation_juillet_2017.K461];[tst_numerisation_juillet_2017.L46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62];[tst_numerisation_juillet_2017.K462];[tst_numerisation_juillet_2017.L46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63];[tst_numerisation_juillet_2017.K463];[tst_numerisation_juillet_2017.L46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64];[tst_numerisation_juillet_2017.K464];[tst_numerisation_juillet_2017.L46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65];[tst_numerisation_juillet_2017.K465];[tst_numerisation_juillet_2017.L46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66];[tst_numerisation_juillet_2017.K466];[tst_numerisation_juillet_2017.L46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67];[tst_numerisation_juillet_2017.K467];[tst_numerisation_juillet_2017.L46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68];[tst_numerisation_juillet_2017.K468];[tst_numerisation_juillet_2017.L46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69];[tst_numerisation_juillet_2017.K469];[tst_numerisation_juillet_2017.L46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70];[tst_numerisation_juillet_2017.K470];[tst_numerisation_juillet_2017.L47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71];[tst_numerisation_juillet_2017.K471];[tst_numerisation_juillet_2017.L47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72];[tst_numerisation_juillet_2017.K472];[tst_numerisation_juillet_2017.L47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73];[tst_numerisation_juillet_2017.K473];[tst_numerisation_juillet_2017.L47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74];[tst_numerisation_juillet_2017.K474];[tst_numerisation_juillet_2017.L47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75];[tst_numerisation_juillet_2017.K475];[tst_numerisation_juillet_2017.L47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76];[tst_numerisation_juillet_2017.K476];[tst_numerisation_juillet_2017.L47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77];[tst_numerisation_juillet_2017.K477];[tst_numerisation_juillet_2017.L47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78];[tst_numerisation_juillet_2017.K478];[tst_numerisation_juillet_2017.L47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79];[tst_numerisation_juillet_2017.K479];[tst_numerisation_juillet_2017.L47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80];[tst_numerisation_juillet_2017.K480];[tst_numerisation_juillet_2017.L48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81];[tst_numerisation_juillet_2017.K481];[tst_numerisation_juillet_2017.L48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82];[tst_numerisation_juillet_2017.K482];[tst_numerisation_juillet_2017.L48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83];[tst_numerisation_juillet_2017.K483];[tst_numerisation_juillet_2017.L48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84];[tst_numerisation_juillet_2017.K484];[tst_numerisation_juillet_2017.L48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85];[tst_numerisation_juillet_2017.K485];[tst_numerisation_juillet_2017.L48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86];[tst_numerisation_juillet_2017.K486];[tst_numerisation_juillet_2017.L48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87];[tst_numerisation_juillet_2017.K487];[tst_numerisation_juillet_2017.L48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88];[tst_numerisation_juillet_2017.K488];[tst_numerisation_juillet_2017.L48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89];[tst_numerisation_juillet_2017.K489];[tst_numerisation_juillet_2017.L48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90];[tst_numerisation_juillet_2017.K490];[tst_numerisation_juillet_2017.L49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91];[tst_numerisation_juillet_2017.K491];[tst_numerisation_juillet_2017.L49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92];[tst_numerisation_juillet_2017.K492];[tst_numerisation_juillet_2017.L49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93];[tst_numerisation_juillet_2017.K493];[tst_numerisation_juillet_2017.L49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94];[tst_numerisation_juillet_2017.K494];[tst_numerisation_juillet_2017.L49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95];[tst_numerisation_juillet_2017.K495];[tst_numerisation_juillet_2017.L49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96];[tst_numerisation_juillet_2017.K496];[tst_numerisation_juillet_2017.L49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97];[tst_numerisation_juillet_2017.K497];[tst_numerisation_juillet_2017.L49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98];[tst_numerisation_juillet_2017.K498];[tst_numerisation_juillet_2017.L49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499];[tst_numerisation_juillet_2017.K499];[tst_numerisation_juillet_2017.L49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00];[tst_numerisation_juillet_2017.K500];[tst_numerisation_juillet_2017.L50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01];[tst_numerisation_juillet_2017.K501];[tst_numerisation_juillet_2017.L50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02];[tst_numerisation_juillet_2017.K502];[tst_numerisation_juillet_2017.L50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03];[tst_numerisation_juillet_2017.K503];[tst_numerisation_juillet_2017.L50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04];[tst_numerisation_juillet_2017.K504];[tst_numerisation_juillet_2017.L50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05];[tst_numerisation_juillet_2017.K505];[tst_numerisation_juillet_2017.L50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06];[tst_numerisation_juillet_2017.K506];[tst_numerisation_juillet_2017.L50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07];[tst_numerisation_juillet_2017.K507];[tst_numerisation_juillet_2017.L50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08];[tst_numerisation_juillet_2017.K508];[tst_numerisation_juillet_2017.L50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09];[tst_numerisation_juillet_2017.K509];[tst_numerisation_juillet_2017.L50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10];[tst_numerisation_juillet_2017.K510];[tst_numerisation_juillet_2017.L51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11];[tst_numerisation_juillet_2017.K511];[tst_numerisation_juillet_2017.L51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12];[tst_numerisation_juillet_2017.K512];[tst_numerisation_juillet_2017.L51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13];[tst_numerisation_juillet_2017.K513];[tst_numerisation_juillet_2017.L51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14];[tst_numerisation_juillet_2017.K514];[tst_numerisation_juillet_2017.L51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15];[tst_numerisation_juillet_2017.K515];[tst_numerisation_juillet_2017.L51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16];[tst_numerisation_juillet_2017.K516];[tst_numerisation_juillet_2017.L51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17];[tst_numerisation_juillet_2017.K517];[tst_numerisation_juillet_2017.L51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18];[tst_numerisation_juillet_2017.K518];[tst_numerisation_juillet_2017.L51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19];[tst_numerisation_juillet_2017.K519];[tst_numerisation_juillet_2017.L51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20];[tst_numerisation_juillet_2017.K520];[tst_numerisation_juillet_2017.L52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21];[tst_numerisation_juillet_2017.K521];[tst_numerisation_juillet_2017.L52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22];[tst_numerisation_juillet_2017.K522];[tst_numerisation_juillet_2017.L52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23];[tst_numerisation_juillet_2017.K523];[tst_numerisation_juillet_2017.L52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24];[tst_numerisation_juillet_2017.K524];[tst_numerisation_juillet_2017.L52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25];[tst_numerisation_juillet_2017.K525];[tst_numerisation_juillet_2017.L52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26];[tst_numerisation_juillet_2017.K526];[tst_numerisation_juillet_2017.L52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27];[tst_numerisation_juillet_2017.K527];[tst_numerisation_juillet_2017.L52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28];[tst_numerisation_juillet_2017.K528];[tst_numerisation_juillet_2017.L52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29];[tst_numerisation_juillet_2017.K529];[tst_numerisation_juillet_2017.L52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30];[tst_numerisation_juillet_2017.K530];[tst_numerisation_juillet_2017.L53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31];[tst_numerisation_juillet_2017.K531];[tst_numerisation_juillet_2017.L53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32];[tst_numerisation_juillet_2017.K532];[tst_numerisation_juillet_2017.L53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33];[tst_numerisation_juillet_2017.K533];[tst_numerisation_juillet_2017.L53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34];[tst_numerisation_juillet_2017.K534];[tst_numerisation_juillet_2017.L53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35];[tst_numerisation_juillet_2017.K535];[tst_numerisation_juillet_2017.L53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36];[tst_numerisation_juillet_2017.K536];[tst_numerisation_juillet_2017.L53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37];[tst_numerisation_juillet_2017.K537];[tst_numerisation_juillet_2017.L53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38];[tst_numerisation_juillet_2017.K538];[tst_numerisation_juillet_2017.L53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39];[tst_numerisation_juillet_2017.K539];[tst_numerisation_juillet_2017.L53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40];[tst_numerisation_juillet_2017.K540];[tst_numerisation_juillet_2017.L54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41];[tst_numerisation_juillet_2017.K541];[tst_numerisation_juillet_2017.L54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42];[tst_numerisation_juillet_2017.K542];[tst_numerisation_juillet_2017.L54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43];[tst_numerisation_juillet_2017.K543];[tst_numerisation_juillet_2017.L54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44];[tst_numerisation_juillet_2017.K544];[tst_numerisation_juillet_2017.L54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45];[tst_numerisation_juillet_2017.K545];[tst_numerisation_juillet_2017.L54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46];[tst_numerisation_juillet_2017.K546];[tst_numerisation_juillet_2017.L54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47];[tst_numerisation_juillet_2017.K547];[tst_numerisation_juillet_2017.L54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48];[tst_numerisation_juillet_2017.K548];[tst_numerisation_juillet_2017.L54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49];[tst_numerisation_juillet_2017.K549];[tst_numerisation_juillet_2017.L54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50];[tst_numerisation_juillet_2017.K550];[tst_numerisation_juillet_2017.L55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51];[tst_numerisation_juillet_2017.K551];[tst_numerisation_juillet_2017.L55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52];[tst_numerisation_juillet_2017.K552];[tst_numerisation_juillet_2017.L55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53];[tst_numerisation_juillet_2017.K553];[tst_numerisation_juillet_2017.L55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54];[tst_numerisation_juillet_2017.K554];[tst_numerisation_juillet_2017.L55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55];[tst_numerisation_juillet_2017.K555];[tst_numerisation_juillet_2017.L55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56];[tst_numerisation_juillet_2017.K556];[tst_numerisation_juillet_2017.L55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57];[tst_numerisation_juillet_2017.K557];[tst_numerisation_juillet_2017.L55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58];[tst_numerisation_juillet_2017.K558];[tst_numerisation_juillet_2017.L55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59];[tst_numerisation_juillet_2017.K559];[tst_numerisation_juillet_2017.L55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60];[tst_numerisation_juillet_2017.K560];[tst_numerisation_juillet_2017.L56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61];[tst_numerisation_juillet_2017.K561];[tst_numerisation_juillet_2017.L56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62];[tst_numerisation_juillet_2017.K562];[tst_numerisation_juillet_2017.L56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63];[tst_numerisation_juillet_2017.K563];[tst_numerisation_juillet_2017.L56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64];[tst_numerisation_juillet_2017.K564];[tst_numerisation_juillet_2017.L56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65];[tst_numerisation_juillet_2017.K565];[tst_numerisation_juillet_2017.L56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66];[tst_numerisation_juillet_2017.K566];[tst_numerisation_juillet_2017.L56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67];[tst_numerisation_juillet_2017.K567];[tst_numerisation_juillet_2017.L56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68];[tst_numerisation_juillet_2017.K568];[tst_numerisation_juillet_2017.L56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69];[tst_numerisation_juillet_2017.K569];[tst_numerisation_juillet_2017.L56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70];[tst_numerisation_juillet_2017.K570];[tst_numerisation_juillet_2017.L57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71];[tst_numerisation_juillet_2017.K571];[tst_numerisation_juillet_2017.L57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72];[tst_numerisation_juillet_2017.K572];[tst_numerisation_juillet_2017.L57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73];[tst_numerisation_juillet_2017.K573];[tst_numerisation_juillet_2017.L57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74];[tst_numerisation_juillet_2017.K574];[tst_numerisation_juillet_2017.L57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75];[tst_numerisation_juillet_2017.K575];[tst_numerisation_juillet_2017.L57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76];[tst_numerisation_juillet_2017.K576];[tst_numerisation_juillet_2017.L57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77];[tst_numerisation_juillet_2017.K577];[tst_numerisation_juillet_2017.L57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78];[tst_numerisation_juillet_2017.K578];[tst_numerisation_juillet_2017.L57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79];[tst_numerisation_juillet_2017.K579];[tst_numerisation_juillet_2017.L57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80];[tst_numerisation_juillet_2017.K580];[tst_numerisation_juillet_2017.L58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81];[tst_numerisation_juillet_2017.K581];[tst_numerisation_juillet_2017.L58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82];[tst_numerisation_juillet_2017.K582];[tst_numerisation_juillet_2017.L582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83];[tst_numerisation_juillet_2017.K583];[tst_numerisation_juillet_2017.L583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84];[tst_numerisation_juillet_2017.K584];[tst_numerisation_juillet_2017.L584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85];[tst_numerisation_juillet_2017.K585];[tst_numerisation_juillet_2017.L585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86];[tst_numerisation_juillet_2017.K586];[tst_numerisation_juillet_2017.L586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87];[tst_numerisation_juillet_2017.K587];[tst_numerisation_juillet_2017.L587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88];[tst_numerisation_juillet_2017.K588];[tst_numerisation_juillet_2017.L588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89];[tst_numerisation_juillet_2017.K589];[tst_numerisation_juillet_2017.L589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90];[tst_numerisation_juillet_2017.K590];[tst_numerisation_juillet_2017.L590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 table:formula="of:=CONCATENATE([tst_numerisation_juillet_2017.M591];[tst_numerisation_juillet_2017.K591];[tst_numerisation_juillet_2017.L591])" office:value-type="string" office:string-value=" 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5"/>
          <table:table-cell table:style-name="ce10"/>
          <table:table-cell table:style-name="ce17" table:number-columns-repeated="2"/>
          <table:table-cell table:style-name="ce20"/>
          <table:table-cell table:style-name="ce23"/>
          <table:table-cell table:style-name="ce23" office:value-type="string" calcext:value-type="string">
            <text:p><text:s/></text:p>
          </table:table-cell>
          <table:table-cell table:style-name="ce27" table:number-columns-repeated="3"/>
          <table:table-cell table:style-name="ce31"/>
          <table:table-cell table:style-name="ce23"/>
          <table:table-cell table:style-name="ce27"/>
          <table:table-cell table:style-name="ce23"/>
          <table:table-cell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38" table:number-columns-repeated="2"/>
          <table:table-cell table:number-columns-repeated="998"/>
        </table:table-row>
        <table:table-row table:style-name="ro4">
          <table:table-cell table:number-columns-repeated="10"/>
          <table:table-cell table:style-name="ce23" office:value-type="string" calcext:value-type="string">
            <text:p><text:s/>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23" office:value-type="string" calcext:value-type="string">
            <text:p><text:s/>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23" office:value-type="string" calcext:value-type="string">
            <text:p><text:s/>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23" office:value-type="string" calcext:value-type="string">
            <text:p><text:s/>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23" office:value-type="string" calcext:value-type="string">
            <text:p><text:s/>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23" office:value-type="string" calcext:value-type="string">
            <text:p><text:s/>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23" office:value-type="string" calcext:value-type="string">
            <text:p><text:s/>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23" office:value-type="string" calcext:value-type="string">
            <text:p><text:s/>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23" office:value-type="string" calcext:value-type="string">
            <text:p><text:s/>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23" office:value-type="string" calcext:value-type="string">
            <text:p><text:s/>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23" office:value-type="string" calcext:value-type="string">
            <text:p><text:s/>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23" office:value-type="string" calcext:value-type="string">
            <text:p><text:s/>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23" office:value-type="string" calcext:value-type="string">
            <text:p><text:s/>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23" office:value-type="string" calcext:value-type="string">
            <text:p><text:s/>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23" office:value-type="string" calcext:value-type="string">
            <text:p><text:s/>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23" office:value-type="string" calcext:value-type="string">
            <text:p><text:s/>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23" office:value-type="string" calcext:value-type="string">
            <text:p><text:s/>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23" office:value-type="string" calcext:value-type="string">
            <text:p><text:s/>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23" office:value-type="string" calcext:value-type="string">
            <text:p><text:s/>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23" office:value-type="string" calcext:value-type="string">
            <text:p><text:s/>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23" office:value-type="string" calcext:value-type="string">
            <text:p><text:s/></text:p>
          </table:table-cell>
          <table:table-cell table:number-columns-repeated="1013"/>
        </table:table-row>
        <table:table-row table:style-name="ro4" table:number-rows-repeated="1047855">
          <table:table-cell table:number-columns-repeated="1024"/>
        </table:table-row>
        <table:table-row table:style-name="ro5" table:number-rows-repeated="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tst_numerisation_juillet_2017.A3:tst_numerisation_juillet_2017.AG70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1" svg:font-family="Georgia" style:font-family-generic="roman"/>
    <style:font-face style:name="Arial" svg:font-family="Arial" style:font-family-generic="swiss"/>
    <style:font-face style:name="Mangal" svg:font-family="Mangal" style:font-pitch="variable"/>
    <style:font-face style:name="Georgia" svg:font-family="Georgia" style:font-family-generic="roman" style:font-pitch="variable"/>
    <style:font-face style:name="Georgia2" svg:font-family="Georgia" style:font-adornments="Norm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0" number:min-integer-digits="3"/>
    </number:number-style>
    <number:number-style style:name="N113">
      <number:number number:decimal-places="0" number:min-integer-digits="4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fr" number:country="FR">
      <loext:fill-character> </loext:fill-character>
      <number:text>-   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fr" number:country="FR">
      <loext:fill-character> </loext:fill-character>
      <number:text>- € </number:text>
    </number:number-style>
    <number:text-style style:name="N10129" number:language="fr" number:country="F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fr" number:country="FR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fr" number:country="FR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0.499cm" fo:margin-bottom="0.499cm" fo:margin-left="0.499cm" fo:margin-right="0.499cm" style:print-page-order="ttb" style:first-page-number="1" style:scale-to-pages="2" style:table-centering="horizontal" style:writing-mode="lr-tb" style:print="charts drawings objects zero-values"/>
      <style:header-style>
        <style:header-footer-properties fo:min-height="0.6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font-name="Georgia2" fo:font-size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16:34:28.8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>
        <text:p><text:span text:style-name="MT1"><text:sheet-name>???</text:sheet-name></text:span></text:p>
      </style:header>
      <style:header-left style:display="false"/>
      <style:footer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seignant</meta:initial-creator>
    <dc:creator>melisa locatelli</dc:creator>
    <meta:creation-date>2016-03-11T17:30:14</meta:creation-date>
    <dc:date>2017-07-07T16:35:54.230000000</dc:date>
    <meta:generator>LibreOffice/4.3.7.2.0$Windows_x86 LibreOffice_project/48a90ee55c9f053c937b3e8638cc753652d70536</meta:generator>
    <meta:printed-by>melisa locatelli</meta:printed-by>
    <meta:print-date>2017-07-06T19:07:12.672000000</meta:print-date>
    <meta:editing-duration>PT22H47M20S</meta:editing-duration>
    <meta:editing-cycles>193</meta:editing-cycles>
    <meta:document-statistic meta:table-count="1" meta:cell-count="235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